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ato Light" svg:font-family="'Lato Light'" style:font-pitch="variable"/>
    <style:font-face style:name="Lato Light1" svg:font-family="'Lato Light'"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parent-style-name="standard">
      <style:graphic-properties draw:stroke="none" svg:stroke-color="#b2b2b2" draw:fill="solid" draw:fill-color="#cccccc" draw:opacity="20%" draw:textarea-horizontal-align="justify" draw:textarea-vertical-align="middle" draw:auto-grow-height="false" fo:min-height="2cm" fo:min-width="1.75cm" loext:decorative="false"/>
    </style:style>
    <style:style style:name="gr3" style:family="graphic" style:parent-style-name="standard">
      <style:graphic-properties draw:stroke="none" svg:stroke-width="0cm" svg:stroke-color="#666666" draw:marker-start-width="0.252cm" draw:marker-end="Arrowheads_20_5" draw:marker-end-width="0.2cm" draw:marker-end-center="true" draw:fill="solid" draw:fill-color="#666666" draw:opacity="100%" draw:textarea-horizontal-align="center" draw:textarea-vertical-align="middle" fo:padding-top="0.142cm" fo:padding-bottom="0.142cm" fo:padding-left="0.267cm" fo:padding-right="0.267cm" loext:decorative="false"/>
    </style:style>
    <style:style style:name="gr4" style:family="graphic" style:parent-style-name="standard">
      <style:graphic-properties draw:stroke="none" draw:fill="none" draw:fill-color="#158466" loext:fill-use-slide-background="false" draw:opacity="10%" draw:textarea-horizontal-align="justify" draw:textarea-vertical-align="middle" draw:auto-grow-height="false" fo:min-height="2.709cm" fo:min-width="2.404cm" loext:decorative="false"/>
    </style:style>
    <style:style style:name="gr5" style:family="graphic" style:parent-style-name="objectwithoutfill">
      <style:graphic-properties svg:stroke-width="0.035cm" svg:stroke-color="#666666" draw:marker-start-width="0.252cm" draw:marker-end="" draw:marker-end-width="0.252cm" draw:marker-end-center="true" draw:fill="none" draw:textarea-vertical-align="middle" fo:padding-top="0.142cm" fo:padding-bottom="0.142cm" fo:padding-left="0.267cm" fo:padding-right="0.267cm" loext:decorative="false"/>
    </style:style>
    <style:style style:name="gr6" style:family="graphic" style:parent-style-name="objectwithoutfill">
      <style:graphic-properties draw:stroke="dash" draw:stroke-dash="Long_20_Dash" svg:stroke-width="0.035cm" svg:stroke-color="#666666" draw:marker-start="" draw:marker-start-width="0.252cm" draw:marker-end="Arrowheads_20_2" draw:marker-end-width="0.2cm" draw:marker-end-center="true" svg:stroke-linecap="butt" draw:fill="none" draw:textarea-vertical-align="middle" fo:padding-top="0.142cm" fo:padding-bottom="0.142cm" fo:padding-left="0.267cm" fo:padding-right="0.267cm" loext:decorative="false"/>
    </style:style>
    <style:style style:name="gr7" style:family="graphic" style:parent-style-name="standard">
      <style:graphic-properties draw:stroke="none" svg:stroke-color="#50938a" draw:fill="none" draw:fill-color="#ffffff" draw:textarea-vertical-align="middle" draw:auto-grow-height="true" draw:auto-grow-width="false" fo:min-height="0.991cm" loext:decorative="false"/>
      <style:paragraph-properties style:writing-mode="lr-tb"/>
    </style:style>
    <style:style style:name="gr8" style:family="graphic" style:parent-style-name="standard">
      <style:graphic-properties draw:stroke="none" svg:stroke-color="#666666" draw:fill="none" draw:fill-color="#ffffff" draw:textarea-vertical-align="middle" draw:auto-grow-height="true" draw:auto-grow-width="false" fo:min-height="0.661cm" loext:decorative="false"/>
      <style:paragraph-properties style:writing-mode="lr-tb"/>
    </style:style>
    <style:style style:name="gr9" style:family="graphic" style:parent-style-name="objectwithoutfill">
      <style:graphic-properties svg:stroke-width="0.035cm" svg:stroke-color="#b3cac7" draw:marker-start-width="0.252cm" draw:marker-end="Arrowheads_20_6" draw:marker-end-width="0.252cm" draw:fill="none" draw:textarea-vertical-align="middle" fo:padding-top="0.142cm" fo:padding-bottom="0.142cm" fo:padding-left="0.267cm" fo:padding-right="0.267cm" loext:decorative="false"/>
    </style:style>
    <style:style style:name="gr10" style:family="graphic" style:parent-style-name="standard">
      <style:graphic-properties draw:stroke="none" svg:stroke-color="#666666" draw:fill="none" draw:fill-color="#ffffff" draw:textarea-vertical-align="middle" draw:auto-grow-height="true" draw:auto-grow-width="false" fo:min-height="0.522cm" loext:decorative="false"/>
      <style:paragraph-properties style:writing-mode="lr-tb"/>
    </style:style>
    <style:style style:name="gr11" style:family="graphic" style:parent-style-name="standard">
      <style:graphic-properties draw:stroke="none" svg:stroke-color="#666666" draw:fill="none" draw:fill-color="#ffffff" draw:textarea-vertical-align="middle" draw:auto-grow-height="true" draw:auto-grow-width="false" fo:min-height="0.991cm" loext:decorative="false"/>
      <style:paragraph-properties style:writing-mode="lr-tb"/>
    </style:style>
    <style:style style:name="gr12" style:family="graphic" style:parent-style-name="standard">
      <style:graphic-properties draw:stroke="none" svg:stroke-color="#666666" draw:fill="none" draw:fill-color="#ffffff" draw:textarea-vertical-align="middle" draw:auto-grow-height="true" draw:auto-grow-width="false" fo:min-height="0.523cm" loext:decorative="false"/>
      <style:paragraph-properties style:writing-mode="lr-tb"/>
    </style:style>
    <style:style style:name="gr13" style:family="graphic" style:parent-style-name="objectwithoutfill">
      <style:graphic-properties draw:stroke="dash" draw:stroke-dash="Dash_20__28_Rounded_29_" svg:stroke-width="0.035cm" svg:stroke-color="#b3cac7" draw:marker-start-width="0.252cm" draw:marker-end="Arrowheads_20_6" draw:marker-end-width="0.252cm" svg:stroke-linecap="round" draw:fill="none" draw:textarea-vertical-align="middle" fo:padding-top="0.142cm" fo:padding-bottom="0.142cm" fo:padding-left="0.267cm" fo:padding-right="0.267cm" loext:decorative="false"/>
    </style:style>
    <style:style style:name="gr14" style:family="graphic">
      <style:graphic-properties loext:decorative="false"/>
    </style:style>
    <style:style style:name="gr15" style:family="graphic" style:parent-style-name="standard">
      <style:graphic-properties draw:stroke="none" svg:stroke-color="#666666" draw:fill="none" draw:fill-color="#ffffff" draw:textarea-vertical-align="middle" draw:auto-grow-height="true" draw:auto-grow-width="false" fo:min-height="0.76cm" loext:decorative="false"/>
      <style:paragraph-properties style:writing-mode="lr-tb"/>
    </style:style>
    <style:style style:name="gr16" style:family="graphic" style:parent-style-name="standard">
      <style:graphic-properties draw:stroke="solid" svg:stroke-width="0.018cm" svg:stroke-color="#ffffff" draw:marker-start-width="0.414cm" draw:marker-end-width="0.414cm" draw:fill="solid" draw:fill-color="#b3cac7" loext:fill-use-slide-background="false" draw:opacity="100%" draw:textarea-horizontal-align="justify" draw:textarea-vertical-align="middle" draw:auto-grow-height="false" fo:min-height="1.418cm" fo:min-width="2.91cm" fo:padding-top="0.197cm" fo:padding-bottom="0.197cm" fo:padding-left="0.322cm" fo:padding-right="0.322cm" draw:shadow="hidden" loext:decorative="false"/>
    </style:style>
    <style:style style:name="gr17" style:family="graphic" style:parent-style-name="standard">
      <style:graphic-properties draw:stroke="none" svg:stroke-color="#e16173" draw:fill-color="#8e86ae" draw:opacity="20%" draw:textarea-horizontal-align="justify" draw:textarea-vertical-align="middle" draw:auto-grow-height="false" fo:min-height="3.623cm" fo:min-width="1.435cm" loext:decorative="false"/>
    </style:style>
    <style:style style:name="gr18" style:family="graphic" style:parent-style-name="standard">
      <style:graphic-properties draw:stroke="none" draw:fill="gradient" draw:fill-color="#8e86ae" draw:fill-gradient-name="Gradient_20_12" draw:opacity="100%" draw:opacity-name="Transparency_20_17" draw:textarea-horizontal-align="justify" draw:textarea-vertical-align="middle" draw:auto-grow-height="false" fo:min-height="1.685cm" fo:min-width="2.3cm" loext:decorative="false"/>
    </style:style>
    <style:style style:name="gr19" style:family="graphic" style:parent-style-name="standard">
      <style:graphic-properties draw:stroke="none" svg:stroke-color="#000000" draw:fill="none" draw:fill-color="#ffffff" draw:textarea-vertical-align="middle" draw:auto-grow-height="true" draw:auto-grow-width="false" fo:min-height="0.412cm" loext:decorative="false"/>
      <style:paragraph-properties style:writing-mode="lr-tb"/>
    </style:style>
    <style:style style:name="gr20" style:family="graphic" style:parent-style-name="standard">
      <style:graphic-properties draw:stroke="none" svg:stroke-color="#666666" draw:fill="none" draw:fill-color="#ffffff" draw:textarea-vertical-align="middle" draw:auto-grow-height="true" draw:auto-grow-width="false" fo:min-height="0.412cm" loext:decorative="false"/>
      <style:paragraph-properties style:writing-mode="lr-tb"/>
    </style:style>
    <style:style style:name="gr21" style:family="graphic" style:parent-style-name="standard">
      <style:graphic-properties draw:stroke="none" svg:stroke-color="#666666" draw:fill="none" draw:fill-color="#ffffff" draw:textarea-vertical-align="middle" draw:auto-grow-height="true" draw:auto-grow-width="false" fo:min-height="0.392cm" loext:decorative="false"/>
      <style:paragraph-properties style:writing-mode="lr-tb"/>
    </style:style>
    <style:style style:name="gr22" style:family="graphic" style:parent-style-name="standard">
      <style:graphic-properties draw:stroke="none" svg:stroke-color="#666666" draw:fill="none" draw:fill-color="#ffffff" draw:textarea-vertical-align="middle" draw:auto-grow-height="true" draw:auto-grow-width="false" fo:min-height="0.397cm" loext:decorative="false"/>
      <style:paragraph-properties style:writing-mode="lr-tb"/>
    </style:style>
    <style:style style:name="gr23" style:family="graphic" style:parent-style-name="objectwithoutfill">
      <style:graphic-properties svg:stroke-width="0.035cm" svg:stroke-color="#666666" draw:marker-start-width="0.252cm" draw:marker-end="Arrowheads_20_5" draw:marker-end-width="0.2cm" draw:marker-end-center="true" draw:fill="none" draw:textarea-vertical-align="middle" fo:padding-top="0.142cm" fo:padding-bottom="0.142cm" fo:padding-left="0.267cm" fo:padding-right="0.267cm" loext:decorative="false"/>
    </style:style>
    <style:style style:name="gr24" style:family="graphic" style:parent-style-name="standard">
      <style:graphic-properties svg:stroke-width="0.018cm" svg:stroke-color="#666666" draw:marker-start-width="0.227cm" draw:marker-end-width="0.227cm" draw:fill="none" loext:fill-use-slide-background="false" draw:textarea-horizontal-align="justify" draw:textarea-vertical-align="middle" draw:auto-grow-height="false" fo:min-height="4.664cm" fo:min-width="5.922cm" fo:padding-top="0.134cm" fo:padding-bottom="0.134cm" fo:padding-left="0.259cm" fo:padding-right="0.259cm" loext:decorative="false"/>
    </style:style>
    <style:style style:name="gr25" style:family="graphic" style:parent-style-name="standard">
      <style:graphic-properties draw:stroke="none" svg:stroke-color="#666666" draw:fill="none" draw:fill-color="#ffffff" draw:textarea-vertical-align="middle" draw:auto-grow-height="true" draw:auto-grow-width="false" fo:min-height="0.424cm" loext:decorative="false"/>
      <style:paragraph-properties style:writing-mode="lr-tb"/>
    </style:style>
    <style:style style:name="gr26" style:family="graphic" style:parent-style-name="standard">
      <style:graphic-properties draw:stroke="none" svg:stroke-color="#666666" draw:fill="none" draw:fill-color="#ffffff" draw:textarea-vertical-align="middle" draw:auto-grow-height="true" draw:auto-grow-width="false" fo:min-height="0.525cm" loext:decorative="false"/>
      <style:paragraph-properties style:writing-mode="lr-tb"/>
    </style:style>
    <style:style style:name="gr27" style:family="graphic" style:parent-style-name="standard">
      <style:graphic-properties draw:stroke="solid" svg:stroke-width="0.018cm" svg:stroke-color="#ffffff" draw:marker-start-width="0.428cm" draw:marker-end-width="0.428cm" draw:fill="solid" draw:fill-color="#b4c7dc" loext:fill-use-slide-background="false" draw:opacity="100%" draw:textarea-horizontal-align="center" draw:textarea-vertical-align="middle" fo:padding-top="0.201cm" fo:padding-bottom="0.201cm" fo:padding-left="0.326cm" fo:padding-right="0.326cm" loext:decorative="false"/>
    </style:style>
    <style:style style:name="gr28" style:family="graphic" style:parent-style-name="standard">
      <style:graphic-properties draw:stroke="none" svg:stroke-color="#666666" draw:fill="none" draw:fill-color="#ffffff" draw:textarea-vertical-align="middle" draw:auto-grow-height="true" draw:auto-grow-width="false" fo:min-height="0.847cm" loext:decorative="false"/>
      <style:paragraph-properties style:writing-mode="lr-tb"/>
    </style:style>
    <style:style style:name="gr29" style:family="graphic" style:parent-style-name="standard">
      <style:graphic-properties draw:stroke="none" draw:stroke-dash="Long_20_Dash" svg:stroke-color="#bf0041" svg:stroke-linecap="butt" draw:fill="none" draw:fill-color="#ff8000" loext:fill-use-slide-background="false" draw:opacity="10%" draw:textarea-horizontal-align="justify" draw:textarea-vertical-align="middle" draw:auto-grow-height="false" fo:min-height="1.349cm" fo:min-width="3.418cm" loext:decorative="false"/>
    </style:style>
    <style:style style:name="gr30" style:family="graphic" style:parent-style-name="standard">
      <style:graphic-properties draw:stroke="none" draw:fill-color="#cccccc" draw:opacity="20%" draw:textarea-horizontal-align="justify" draw:textarea-vertical-align="middle" draw:auto-grow-height="false" fo:min-height="2cm" fo:min-width="1.75cm" loext:decorative="false"/>
    </style:style>
    <style:style style:name="gr31" style:family="graphic" style:parent-style-name="objectwithoutfill">
      <style:graphic-properties svg:stroke-width="0.035cm" svg:stroke-color="#ffaa95" draw:marker-start-width="0.252cm" draw:marker-end="Arrowheads_20_6" draw:marker-end-width="0.252cm" draw:fill="none" draw:textarea-vertical-align="middle" fo:padding-top="0.142cm" fo:padding-bottom="0.142cm" fo:padding-left="0.267cm" fo:padding-right="0.267cm" loext:decorative="false"/>
    </style:style>
    <style:style style:name="gr32" style:family="graphic" style:parent-style-name="standard">
      <style:graphic-properties draw:stroke="none" svg:stroke-color="#ffb66c" draw:fill="none" draw:fill-color="#ffffff" draw:textarea-vertical-align="middle" draw:auto-grow-height="true" draw:auto-grow-width="false" fo:min-height="0.525cm" loext:decorative="false"/>
      <style:paragraph-properties style:writing-mode="lr-tb"/>
    </style:style>
    <style:style style:name="gr33" style:family="graphic" style:parent-style-name="standard">
      <style:graphic-properties draw:stroke="none" svg:stroke-color="#666666" draw:fill="none" draw:fill-color="#ffffff" draw:textarea-vertical-align="middle" draw:auto-grow-height="true" draw:auto-grow-width="false" fo:min-height="0.331cm" loext:decorative="false"/>
      <style:paragraph-properties style:writing-mode="lr-tb"/>
    </style:style>
    <style:style style:name="gr34" style:family="graphic" style:parent-style-name="standard">
      <style:graphic-properties draw:stroke="solid" draw:stroke-dash="Dash_20_Dot_20_4" svg:stroke-width="0.018cm" svg:stroke-color="#ffffff" draw:marker-start-width="0.279cm" draw:marker-end-width="0.279cm" draw:stroke-linejoin="none" svg:stroke-linecap="butt" draw:fill="solid" draw:fill-color="#ffaa95" loext:fill-use-slide-background="false" draw:textarea-horizontal-align="center" draw:textarea-vertical-align="middle" fo:padding-top="0.151cm" fo:padding-bottom="0.151cm" fo:padding-left="0.276cm" fo:padding-right="0.276cm" loext:decorative="false"/>
    </style:style>
    <style:style style:name="gr35" style:family="graphic" style:parent-style-name="objectwithoutfill">
      <style:graphic-properties draw:stroke="dash" draw:stroke-dash="Dash_20__28_Rounded_29_" svg:stroke-width="0.035cm" svg:stroke-color="#ffaa95" draw:marker-start-width="0.252cm" draw:marker-end="Arrowheads_20_6" draw:marker-end-width="0.252cm" svg:stroke-linecap="round" draw:fill="none" draw:textarea-vertical-align="middle" fo:padding-top="0.142cm" fo:padding-bottom="0.142cm" fo:padding-left="0.267cm" fo:padding-right="0.267cm" loext:decorative="false"/>
    </style:style>
    <style:style style:name="gr36" style:family="graphic" style:parent-style-name="standard">
      <style:graphic-properties draw:stroke="solid" svg:stroke-width="0cm" svg:stroke-color="#ffffff" draw:marker-start-width="0.387cm" draw:marker-end-width="0.387cm" draw:fill="solid" draw:fill-color="#b3cac7" loext:fill-use-slide-background="false" draw:opacity="100%" draw:textarea-horizontal-align="justify" draw:textarea-vertical-align="middle" draw:auto-grow-height="false" fo:min-height="1.418cm" fo:min-width="1.292cm" fo:padding-top="0.188cm" fo:padding-bottom="0.188cm" fo:padding-left="0.313cm" fo:padding-right="0.313cm" draw:shadow="hidden" loext:decorative="false"/>
    </style:style>
    <style:style style:name="gr37" style:family="graphic" style:parent-style-name="standard">
      <style:graphic-properties draw:stroke="none" svg:stroke-color="#e16173" draw:fill-color="#8e86ae" draw:opacity="20%" draw:textarea-horizontal-align="justify" draw:textarea-vertical-align="middle" draw:auto-grow-height="false" fo:min-height="3.053cm" fo:min-width="1.164cm" loext:decorative="false"/>
    </style:style>
    <style:style style:name="gr38" style:family="graphic" style:parent-style-name="standard">
      <style:graphic-properties draw:stroke="none" draw:fill="gradient" draw:fill-color="#8e86ae" draw:fill-gradient-name="Gradient_20_14" draw:opacity="100%" draw:opacity-name="Transparency_20_123" draw:textarea-horizontal-align="justify" draw:textarea-vertical-align="middle" draw:auto-grow-height="false" fo:min-height="1.401cm" fo:min-width="1.907cm" loext:decorative="false"/>
    </style:style>
    <style:style style:name="gr39" style:family="graphic" style:parent-style-name="standard">
      <style:graphic-properties draw:stroke="none" svg:stroke-color="#000000" draw:fill="none" draw:fill-color="#ffffff" draw:textarea-vertical-align="middle" draw:auto-grow-height="true" draw:auto-grow-width="false" fo:min-height="0.823cm" loext:decorative="false"/>
      <style:paragraph-properties style:writing-mode="lr-tb"/>
    </style:style>
    <style:style style:name="gr40" style:family="graphic" style:parent-style-name="standard">
      <style:graphic-properties draw:stroke="none" svg:stroke-color="#666666" draw:fill="none" draw:fill-color="#ffffff" draw:textarea-vertical-align="middle" draw:auto-grow-height="true" draw:auto-grow-width="false" fo:min-height="0.823cm" loext:decorative="false"/>
      <style:paragraph-properties style:writing-mode="lr-tb"/>
    </style:style>
    <style:style style:name="gr41" style:family="graphic" style:parent-style-name="standard">
      <style:graphic-properties draw:stroke="none" svg:stroke-color="#666666" draw:fill="none" draw:fill-color="#ffffff" draw:textarea-vertical-align="middle" draw:auto-grow-height="true" draw:auto-grow-width="false" fo:min-height="0.374cm" loext:decorative="false"/>
      <style:paragraph-properties style:writing-mode="lr-tb"/>
    </style:style>
    <style:style style:name="gr42" style:family="graphic" style:parent-style-name="standard">
      <style:graphic-properties draw:stroke="none" svg:stroke-color="#666666" draw:fill="none" draw:fill-color="#ffffff" draw:textarea-vertical-align="middle" draw:auto-grow-height="true" draw:auto-grow-width="false" fo:min-height="0.747cm" loext:decorative="false"/>
      <style:paragraph-properties style:writing-mode="lr-tb"/>
    </style:style>
    <style:style style:name="gr43" style:family="graphic" style:parent-style-name="standard">
      <style:graphic-properties svg:stroke-width="0.018cm" svg:stroke-color="#666666" draw:marker-start-width="0.227cm" draw:marker-end-width="0.227cm" draw:fill="none" loext:fill-use-slide-background="false" draw:textarea-horizontal-align="justify" draw:textarea-vertical-align="middle" draw:auto-grow-height="false" fo:min-height="5.009cm" fo:min-width="4.732cm" fo:padding-top="0.134cm" fo:padding-bottom="0.134cm" fo:padding-left="0.259cm" fo:padding-right="0.259cm" loext:decorative="false"/>
    </style:style>
    <style:style style:name="gr44" style:family="graphic" style:parent-style-name="standard">
      <style:graphic-properties draw:stroke="solid" draw:stroke-dash="Dash_20_Dot_20_4" svg:stroke-width="0.028cm" svg:stroke-color="#ffffff" draw:marker-start-width="0.294cm" draw:marker-end-width="0.294cm" draw:stroke-linejoin="none" svg:stroke-linecap="butt" draw:fill="solid" draw:fill-color="#ffaa95" loext:fill-use-slide-background="false" draw:textarea-horizontal-align="center" draw:textarea-vertical-align="middle" fo:padding-top="0.156cm" fo:padding-bottom="0.156cm" fo:padding-left="0.281cm" fo:padding-right="0.281cm" loext:decorative="false"/>
    </style:style>
    <style:style style:name="gr45" style:family="graphic" style:parent-style-name="objectwithoutfill">
      <style:graphic-properties svg:stroke-width="0.028cm" svg:stroke-color="#ffffff" draw:marker-start-width="0.242cm" draw:marker-end-width="0.242cm" draw:fill="none" draw:textarea-vertical-align="middle" fo:padding-top="0.139cm" fo:padding-bottom="0.139cm" fo:padding-left="0.264cm" fo:padding-right="0.264cm" loext:decorative="false"/>
    </style:style>
    <style:style style:name="gr46" style:family="graphic" style:parent-style-name="standard">
      <style:graphic-properties draw:stroke="none" draw:fill-color="#ffffff" draw:textarea-horizontal-align="justify" draw:textarea-vertical-align="middle" draw:auto-grow-height="false" fo:min-height="0cm" fo:min-width="0cm" loext:decorative="false"/>
    </style:style>
    <style:style style:name="gr47" style:family="graphic" style:parent-style-name="standard">
      <style:graphic-properties draw:stroke="none" draw:fill-color="#ffaa95" draw:textarea-horizontal-align="justify" draw:textarea-vertical-align="middle" draw:auto-grow-height="false" fo:min-height="0cm" fo:min-width="0cm" loext:decorative="false"/>
    </style:style>
    <style:style style:name="gr48" style:family="graphic" style:parent-style-name="objectwithoutfill">
      <style:graphic-properties svg:stroke-width="0.159cm" svg:stroke-color="#ffaa95" draw:marker-start-width="0.438cm" draw:marker-end-width="0.438cm" draw:fill="none" draw:textarea-vertical-align="middle" fo:padding-top="0.204cm" fo:padding-bottom="0.204cm" fo:padding-left="0.329cm" fo:padding-right="0.329cm" loext:decorative="false"/>
    </style:style>
    <style:style style:name="gr49" style:family="graphic" style:parent-style-name="standard">
      <style:graphic-properties draw:stroke="none" svg:stroke-color="#b2b2b2" draw:fill="solid" draw:fill-color="#808080" draw:opacity="20%" draw:textarea-horizontal-align="justify" draw:textarea-vertical-align="middle" draw:auto-grow-height="false" fo:min-height="2cm" fo:min-width="1.75cm" loext:decorative="false"/>
    </style:style>
    <style:style style:name="gr50" style:family="graphic" style:parent-style-name="objectwithoutfill">
      <style:graphic-properties draw:stroke="dash" draw:stroke-dash="Dot" svg:stroke-width="0.035cm" svg:stroke-color="#666666" draw:marker-start-width="0.252cm" draw:marker-end="Arrowheads_20_5" draw:marker-end-width="0.2cm" draw:marker-end-center="true" svg:stroke-opacity="80%" svg:stroke-linecap="butt" draw:fill="none" draw:textarea-vertical-align="middle" fo:padding-top="0.142cm" fo:padding-bottom="0.142cm" fo:padding-left="0.267cm" fo:padding-right="0.267cm" loext:decorative="false"/>
    </style:style>
    <style:style style:name="gr51" style:family="graphic" style:parent-style-name="standard">
      <style:graphic-properties draw:stroke="none" svg:stroke-color="#b2b2b2" draw:fill="solid" draw:fill-color="#808080" loext:fill-use-slide-background="false" draw:opacity="20%" draw:textarea-horizontal-align="justify" draw:textarea-vertical-align="middle" draw:auto-grow-height="false" fo:min-height="2cm" fo:min-width="1.75cm" loext:decorative="false"/>
    </style:style>
    <style:style style:name="gr52" style:family="graphic" style:parent-style-name="standard">
      <style:graphic-properties draw:stroke="solid" draw:stroke-dash="Dash_20_Dot_20_4" svg:stroke-width="0.028cm" svg:stroke-color="#ffffff" draw:marker-start-width="0.294cm" draw:marker-end-width="0.294cm" draw:stroke-linejoin="none" svg:stroke-linecap="butt" draw:fill="solid" draw:fill-color="#ffd3c8" loext:fill-use-slide-background="false" draw:textarea-horizontal-align="center" draw:textarea-vertical-align="middle" fo:padding-top="0.156cm" fo:padding-bottom="0.156cm" fo:padding-left="0.281cm" fo:padding-right="0.281cm" loext:decorative="false"/>
    </style:style>
    <style:style style:name="gr53" style:family="graphic" style:parent-style-name="standard">
      <style:graphic-properties draw:stroke="none" draw:fill-color="#ffd3c8" draw:textarea-horizontal-align="justify" draw:textarea-vertical-align="middle" draw:auto-grow-height="false" fo:min-height="0cm" fo:min-width="0cm" loext:decorative="false"/>
    </style:style>
    <style:style style:name="gr54" style:family="graphic" style:parent-style-name="standard">
      <style:graphic-properties draw:stroke="solid" draw:stroke-dash="Dash_20_Dot_20_4" svg:stroke-width="0.028cm" svg:stroke-color="#ffffff" draw:marker-start-width="0.294cm" draw:marker-end-width="0.294cm" draw:stroke-linejoin="none" svg:stroke-linecap="butt" draw:fill="solid" draw:fill-color="#ffbeaf" loext:fill-use-slide-background="false" draw:textarea-horizontal-align="center" draw:textarea-vertical-align="middle" fo:padding-top="0.156cm" fo:padding-bottom="0.156cm" fo:padding-left="0.281cm" fo:padding-right="0.281cm" loext:decorative="false"/>
    </style:style>
    <style:style style:name="gr55" style:family="graphic" style:parent-style-name="standard">
      <style:graphic-properties draw:stroke="none" draw:fill-color="#ffbeaf" draw:textarea-horizontal-align="justify" draw:textarea-vertical-align="middle" draw:auto-grow-height="false" fo:min-height="0cm" fo:min-width="0cm" loext:decorative="false"/>
    </style:style>
    <style:style style:name="gr56" style:family="graphic" style:parent-style-name="objectwithoutfill">
      <style:graphic-properties svg:stroke-width="0.159cm" svg:stroke-color="#ff967c" draw:marker-start-width="0.438cm" draw:marker-end-width="0.438cm" draw:fill="none" draw:textarea-vertical-align="middle" fo:padding-top="0.204cm" fo:padding-bottom="0.204cm" fo:padding-left="0.329cm" fo:padding-right="0.329cm" loext:decorative="false"/>
    </style:style>
    <style:style style:name="gr57" style:family="graphic" style:parent-style-name="objectwithoutfill">
      <style:graphic-properties svg:stroke-width="0.035cm" svg:stroke-color="#ff967c" draw:marker-start-width="0.252cm" draw:marker-end="Arrowheads_20_6" draw:marker-end-width="0.252cm" draw:fill="none" draw:textarea-vertical-align="middle" fo:padding-top="0.142cm" fo:padding-bottom="0.142cm" fo:padding-left="0.267cm" fo:padding-right="0.267cm" loext:decorative="false"/>
    </style:style>
    <style:style style:name="gr58" style:family="graphic" style:parent-style-name="objectwithoutfill">
      <style:graphic-properties draw:stroke="solid" svg:stroke-width="0.035cm" svg:stroke-color="#666666" draw:marker-start-width="0.252cm" draw:marker-end="" draw:marker-end-width="0.2cm" draw:marker-end-center="true" draw:fill="none" draw:textarea-vertical-align="middle" fo:padding-top="0.142cm" fo:padding-bottom="0.142cm" fo:padding-left="0.267cm" fo:padding-right="0.267cm" loext:decorative="false"/>
    </style:style>
    <style:style style:name="gr59" style:family="graphic" style:parent-style-name="standard">
      <style:graphic-properties draw:stroke="none" draw:stroke-dash="Dash_20_Dot_20_4" svg:stroke-width="0.028cm" svg:stroke-color="#ffffff" draw:marker-start-width="0.294cm" draw:marker-end-width="0.294cm" draw:stroke-linejoin="none" svg:stroke-linecap="butt" draw:fill="solid" draw:fill-color="#ffaa95" loext:fill-use-slide-background="false" draw:textarea-horizontal-align="center" draw:textarea-vertical-align="middle" fo:padding-top="0.156cm" fo:padding-bottom="0.156cm" fo:padding-left="0.281cm" fo:padding-right="0.281cm" loext:decorative="false"/>
    </style:style>
    <style:style style:name="gr60" style:family="graphic" style:parent-style-name="standard">
      <style:graphic-properties draw:stroke="none" draw:textarea-horizontal-align="justify" draw:textarea-vertical-align="middle" draw:auto-grow-height="false" fo:min-height="0cm" fo:min-width="0cm" loext:decorative="false"/>
    </style:style>
    <style:style style:name="gr61" style:family="graphic" style:parent-style-name="standard">
      <style:graphic-properties draw:stroke="none" draw:stroke-dash="Dash_20_Dot_20_4" svg:stroke-width="0.018cm" svg:stroke-color="#ffffff" draw:marker-start-width="0.279cm" draw:marker-end-width="0.279cm" draw:stroke-linejoin="none" svg:stroke-linecap="butt" draw:fill="solid" draw:fill-color="#ffaa95" loext:fill-use-slide-background="false" draw:textarea-horizontal-align="center" draw:textarea-vertical-align="middle" fo:padding-top="0.151cm" fo:padding-bottom="0.151cm" fo:padding-left="0.276cm" fo:padding-right="0.276cm" loext:decorative="false"/>
    </style:style>
    <style:style style:name="gr62" style:family="graphic" style:parent-style-name="standard">
      <style:graphic-properties draw:stroke="solid" draw:stroke-dash="Dash_20_Dot_20_4" svg:stroke-width="0.028cm" svg:stroke-color="#ffffff" draw:marker-start-width="0.294cm" draw:marker-end-width="0.294cm" draw:stroke-linejoin="none" svg:stroke-linecap="butt" draw:fill="solid" draw:fill-color="#ffbbaa" loext:fill-use-slide-background="false" draw:textarea-horizontal-align="center" draw:textarea-vertical-align="middle" fo:padding-top="0.156cm" fo:padding-bottom="0.156cm" fo:padding-left="0.281cm" fo:padding-right="0.281cm" loext:decorative="false"/>
    </style:style>
    <style:style style:name="gr63" style:family="graphic" style:parent-style-name="standard">
      <style:graphic-properties draw:stroke="none" draw:fill-color="#ffbbaa" draw:textarea-horizontal-align="justify" draw:textarea-vertical-align="middle" draw:auto-grow-height="false" fo:min-height="0cm" fo:min-width="0cm" loext:decorative="false"/>
    </style:style>
    <style:style style:name="gr64" style:family="graphic" style:parent-style-name="standard">
      <style:graphic-properties draw:stroke="solid" draw:stroke-dash="Dash_20_Dot_20_4" svg:stroke-width="0.028cm" svg:stroke-color="#ffffff" draw:marker-start-width="0.294cm" draw:marker-end-width="0.294cm" draw:stroke-linejoin="none" svg:stroke-linecap="butt" draw:fill="solid" draw:fill-color="#ffc3b4" loext:fill-use-slide-background="false" draw:textarea-horizontal-align="center" draw:textarea-vertical-align="middle" fo:padding-top="0.156cm" fo:padding-bottom="0.156cm" fo:padding-left="0.281cm" fo:padding-right="0.281cm" loext:decorative="false"/>
    </style:style>
    <style:style style:name="gr65" style:family="graphic" style:parent-style-name="standard">
      <style:graphic-properties draw:stroke="none" draw:fill-color="#ffc3b4" draw:textarea-horizontal-align="justify" draw:textarea-vertical-align="middle" draw:auto-grow-height="false" fo:min-height="0cm" fo:min-width="0cm" loext:decorative="false"/>
    </style:style>
    <style:style style:name="gr66" style:family="graphic" style:parent-style-name="standard">
      <style:graphic-properties draw:stroke="solid" draw:stroke-dash="Dash_20_Dot_20_4" svg:stroke-width="0.028cm" svg:stroke-color="#ffffff" draw:marker-start-width="0.294cm" draw:marker-end-width="0.294cm" draw:stroke-linejoin="none" svg:stroke-linecap="butt" draw:fill="solid" draw:fill-color="#ffd4ca" loext:fill-use-slide-background="false" draw:textarea-horizontal-align="center" draw:textarea-vertical-align="middle" fo:padding-top="0.156cm" fo:padding-bottom="0.156cm" fo:padding-left="0.281cm" fo:padding-right="0.281cm" loext:decorative="false"/>
    </style:style>
    <style:style style:name="gr67" style:family="graphic" style:parent-style-name="standard">
      <style:graphic-properties draw:stroke="none" draw:fill-color="#ffd4ca" draw:textarea-horizontal-align="justify" draw:textarea-vertical-align="middle" draw:auto-grow-height="false" fo:min-height="0cm" fo:min-width="0cm" loext:decorative="false"/>
    </style:style>
    <style:style style:name="gr68" style:family="graphic" style:parent-style-name="standard">
      <style:graphic-properties draw:stroke="none" draw:stroke-dash="Dot" svg:stroke-width="0.028cm" svg:stroke-color="#ffffff" draw:marker-start-width="0.294cm" draw:marker-end-width="0.294cm" draw:stroke-linejoin="none" svg:stroke-linecap="butt" draw:fill="solid" draw:fill-color="#ffaa95" loext:fill-use-slide-background="false" draw:textarea-horizontal-align="center" draw:textarea-vertical-align="middle" fo:padding-top="0.156cm" fo:padding-bottom="0.156cm" fo:padding-left="0.281cm" fo:padding-right="0.281cm" loext:decorative="false"/>
    </style:style>
    <style:style style:name="gr69" style:family="graphic" style:parent-style-name="objectwithoutfill">
      <style:graphic-properties svg:stroke-width="0.028cm" svg:stroke-color="#158466" draw:marker-start-width="0.242cm" draw:marker-end-width="0.242cm" draw:fill="none" draw:textarea-vertical-align="middle" fo:padding-top="0.139cm" fo:padding-bottom="0.139cm" fo:padding-left="0.264cm" fo:padding-right="0.264cm" loext:decorative="false"/>
    </style:style>
    <style:style style:name="gr70" style:family="graphic" style:parent-style-name="standard">
      <style:graphic-properties draw:stroke="none" draw:stroke-dash="Dash_20_Dot_20_4" svg:stroke-width="0cm" svg:stroke-color="#ffffff" draw:marker-start-width="0.294cm" draw:marker-end-width="0.294cm" draw:stroke-linejoin="none" svg:stroke-linecap="butt" draw:fill="solid" draw:fill-color="#ffaa95" loext:fill-use-slide-background="false" draw:textarea-horizontal-align="center" draw:textarea-vertical-align="middle" fo:padding-top="0.156cm" fo:padding-bottom="0.156cm" fo:padding-left="0.281cm" fo:padding-right="0.281cm" loext:decorative="false"/>
    </style:style>
    <style:style style:name="P1" style:family="paragraph">
      <loext:graphic-properties draw:fill="solid" draw:fill-color="#cccccc" draw:opacity="20%"/>
      <style:paragraph-properties fo:text-align="center"/>
      <style:text-properties fo:color="#50938a" loext:opacity="100%"/>
    </style:style>
    <style:style style:name="P2" style:family="paragraph">
      <loext:graphic-properties draw:fill="solid" draw:fill-color="#666666" draw:opacity="100%"/>
      <style:paragraph-properties fo:text-align="center"/>
    </style:style>
    <style:style style:name="P3" style:family="paragraph">
      <loext:graphic-properties draw:fill="none" draw:fill-color="#158466" draw:opacity="10%"/>
      <style:paragraph-properties fo:text-align="center"/>
      <style:text-properties fo:color="#50938a" loext:opacity="100%"/>
    </style:style>
    <style:style style:name="P4" style:family="paragraph">
      <loext:graphic-properties draw:fill="none"/>
      <style:paragraph-properties fo:text-align="center"/>
      <style:text-properties fo:color="#50938a" loext:opacity="100%"/>
    </style:style>
    <style:style style:name="P5" style:family="paragraph">
      <style:paragraph-properties fo:text-align="end"/>
    </style:style>
    <style:style style:name="P6" style:family="paragraph">
      <loext:graphic-properties draw:fill="none" draw:fill-color="#ffffff"/>
      <style:paragraph-properties fo:text-align="end"/>
      <style:text-properties fo:color="#719691" loext:opacity="100%" style:font-name="DejaVu Sans Condensed" fo:font-size="8pt" style:font-size-asian="8pt" style:font-size-complex="8pt"/>
    </style:style>
    <style:style style:name="P7" style:family="paragraph">
      <style:paragraph-properties fo:text-align="start"/>
    </style:style>
    <style:style style:name="P8" style:family="paragraph">
      <loext:graphic-properties draw:fill="none" draw:fill-color="#ffffff"/>
      <style:paragraph-properties fo:text-align="start"/>
      <style:text-properties fo:color="#719691" loext:opacity="100%" style:font-name="DejaVu Sans Condensed" fo:font-size="8pt" style:font-size-asian="8pt" style:font-size-complex="8pt"/>
    </style:style>
    <style:style style:name="P9" style:family="paragraph">
      <style:paragraph-properties fo:text-align="center"/>
    </style:style>
    <style:style style:name="P10" style:family="paragraph">
      <loext:graphic-properties draw:fill="none" draw:fill-color="#ffffff"/>
      <style:paragraph-properties fo:text-align="center"/>
      <style:text-properties fo:color="#719691" loext:opacity="100%" style:font-name="DejaVu Sans Condensed" fo:font-size="8pt" style:font-size-asian="8pt" style:font-size-complex="8pt"/>
    </style:style>
    <style:style style:name="P11" style:family="paragraph">
      <loext:graphic-properties draw:fill="none" draw:fill-color="#ffffff"/>
      <style:paragraph-properties fo:text-align="center"/>
      <style:text-properties fo:color="#719691" loext:opacity="100%" style:font-name="Lato Light" fo:font-size="9pt" fo:font-weight="bold" style:font-size-asian="9pt" style:font-weight-asian="bold" style:font-size-complex="9pt" style:font-weight-complex="bold"/>
    </style:style>
    <style:style style:name="P12" style:family="paragraph">
      <loext:graphic-properties draw:fill="solid" draw:fill-color="#b3cac7" draw:opacity="100%"/>
      <style:paragraph-properties fo:text-align="center"/>
      <style:text-properties fo:color="#50938a" loext:opacity="100%"/>
    </style:style>
    <style:style style:name="P13" style:family="paragraph">
      <loext:graphic-properties draw:fill-color="#8e86ae" draw:opacity="20%"/>
      <style:paragraph-properties fo:text-align="center"/>
    </style:style>
    <style:style style:name="P14" style:family="paragraph">
      <loext:graphic-properties draw:fill="gradient" draw:fill-color="#8e86ae" draw:fill-gradient-name="Gradient_20_12" draw:opacity="100%" draw:opacity-name="Transparency_20_17"/>
      <style:paragraph-properties fo:text-align="center"/>
    </style:style>
    <style:style style:name="P15" style:family="paragraph">
      <loext:graphic-properties draw:fill="none" draw:fill-color="#ffffff"/>
      <style:paragraph-properties fo:text-align="center"/>
      <style:text-properties fo:color="#6b5e9b" loext:opacity="100%" style:font-name="DejaVu Sans Condensed" fo:font-size="10pt" style:font-size-asian="10pt" style:font-size-complex="10pt"/>
    </style:style>
    <style:style style:name="P16" style:family="paragraph">
      <loext:graphic-properties draw:fill="none" draw:fill-color="#ffffff"/>
      <style:paragraph-properties fo:text-align="center"/>
      <style:text-properties fo:color="#ff860d" loext:opacity="100%" style:font-name="DejaVu Sans Condensed" fo:font-size="10pt" style:font-size-asian="10pt" style:font-size-complex="10pt"/>
    </style:style>
    <style:style style:name="P17" style:family="paragraph">
      <loext:graphic-properties draw:fill="none" draw:fill-color="#ffffff"/>
      <style:paragraph-properties fo:text-align="center"/>
      <style:text-properties fo:color="#333333" loext:opacity="100%" style:font-name="DejaVu Sans Condensed" fo:font-size="9pt" style:font-size-asian="9pt" style:font-size-complex="9pt"/>
    </style:style>
    <style:style style:name="P18" style:family="paragraph">
      <loext:graphic-properties draw:fill="none" draw:fill-color="#ffffff"/>
      <style:paragraph-properties fo:text-align="center"/>
      <style:text-properties fo:color="#333333" loext:opacity="100%" style:font-name="DejaVu Sans Condensed" fo:font-size="8pt" style:font-size-asian="8pt" style:font-size-complex="8pt"/>
    </style:style>
    <style:style style:name="P19" style:family="paragraph">
      <loext:graphic-properties draw:fill="none" draw:fill-color="#ffffff"/>
      <style:paragraph-properties fo:text-align="center"/>
      <style:text-properties fo:color="#ff860d" loext:opacity="100%" style:font-name="DejaVu Sans Condensed" fo:font-size="8pt" style:font-size-asian="8pt" style:font-size-complex="8pt"/>
    </style:style>
    <style:style style:name="P20" style:family="paragraph">
      <loext:graphic-properties draw:fill="solid" draw:fill-color="#cccccc" draw:opacity="20%"/>
      <style:paragraph-properties fo:text-align="center"/>
    </style:style>
    <style:style style:name="P21" style:family="paragraph">
      <loext:graphic-properties draw:fill="none"/>
      <style:paragraph-properties fo:text-align="center"/>
    </style:style>
    <style:style style:name="P22" style:family="paragraph">
      <loext:graphic-properties draw:fill="none" draw:fill-color="#ffffff"/>
      <style:paragraph-properties fo:text-align="center"/>
      <style:text-properties fo:color="#333333" loext:opacity="100%" style:font-name="Lato Light" fo:font-size="10pt" fo:font-weight="normal" style:font-size-asian="10pt" style:font-weight-asian="normal" style:font-size-complex="10pt" style:font-weight-complex="normal"/>
    </style:style>
    <style:style style:name="P23" style:family="paragraph">
      <loext:graphic-properties draw:fill="solid" draw:fill-color="#cccccc" draw:opacity="20%"/>
      <style:paragraph-properties fo:text-align="center"/>
      <style:text-properties fo:color="#5983b0" loext:opacity="100%"/>
    </style:style>
    <style:style style:name="P24" style:family="paragraph">
      <loext:graphic-properties draw:fill="none"/>
      <style:paragraph-properties fo:text-align="center"/>
      <style:text-properties fo:color="#5983b0" loext:opacity="100%"/>
    </style:style>
    <style:style style:name="P25" style:family="paragraph">
      <loext:graphic-properties draw:fill="none" draw:fill-color="#ffffff"/>
      <style:paragraph-properties fo:text-align="center"/>
      <style:text-properties fo:color="#5983b0" loext:opacity="100%" style:font-name="DejaVu Sans Condensed" fo:font-size="8pt" style:font-size-asian="8pt" style:font-size-complex="8pt"/>
    </style:style>
    <style:style style:name="P26" style:family="paragraph">
      <loext:graphic-properties draw:fill="none" draw:fill-color="#ffffff"/>
      <style:paragraph-properties fo:text-align="start"/>
      <style:text-properties fo:color="#5983b0" loext:opacity="100%" style:font-name="DejaVu Sans Condensed" fo:font-size="8pt" style:font-size-asian="8pt" style:font-size-complex="8pt"/>
    </style:style>
    <style:style style:name="P27" style:family="paragraph">
      <loext:graphic-properties draw:fill="none" draw:fill-color="#ffffff"/>
      <style:paragraph-properties fo:text-align="end"/>
      <style:text-properties fo:color="#5983b0" loext:opacity="100%" style:font-name="DejaVu Sans Condensed" fo:font-size="8pt" fo:background-color="transparent" style:font-size-asian="8pt" style:font-size-complex="8pt"/>
    </style:style>
    <style:style style:name="P28" style:family="paragraph">
      <loext:graphic-properties draw:fill="none" draw:fill-color="#ffffff"/>
      <style:paragraph-properties fo:text-align="end"/>
      <style:text-properties fo:color="#5983b0" loext:opacity="100%" style:font-name="DejaVu Sans Condensed" fo:font-size="8pt" style:font-size-asian="8pt" style:font-size-complex="8pt"/>
    </style:style>
    <style:style style:name="P29" style:family="paragraph">
      <loext:graphic-properties draw:fill="solid" draw:fill-color="#b4c7dc" draw:opacity="100%"/>
      <style:paragraph-properties fo:text-align="center"/>
      <style:text-properties fo:color="#5983b0" loext:opacity="100%"/>
    </style:style>
    <style:style style:name="P30" style:family="paragraph">
      <loext:graphic-properties draw:fill="none" draw:fill-color="#ffffff"/>
      <style:paragraph-properties fo:text-align="center"/>
      <style:text-properties fo:color="#5983b0" loext:opacity="100%" style:font-name="Lato Light" fo:font-size="9pt" fo:font-weight="bold" style:font-size-asian="9pt" style:font-weight-asian="bold" style:font-size-complex="9pt" style:font-weight-complex="bold"/>
    </style:style>
    <style:style style:name="P31" style:family="paragraph">
      <loext:graphic-properties draw:fill="none" draw:fill-color="#ff8000" draw:opacity="10%"/>
      <style:paragraph-properties fo:text-align="center"/>
    </style:style>
    <style:style style:name="P32" style:family="paragraph">
      <loext:graphic-properties draw:fill-color="#cccccc" draw:opacity="20%"/>
      <style:paragraph-properties fo:text-align="center"/>
    </style:style>
    <style:style style:name="P33" style:family="paragraph">
      <loext:graphic-properties draw:fill="none" draw:fill-color="#ffffff"/>
      <style:paragraph-properties fo:text-align="center"/>
      <style:text-properties fo:color="#ff7b59" loext:opacity="100%" style:font-name="DejaVu Sans Condensed" fo:font-size="8pt" style:font-size-asian="8pt" style:font-size-complex="8pt"/>
    </style:style>
    <style:style style:name="P34" style:family="paragraph">
      <loext:graphic-properties draw:fill="none" draw:fill-color="#ffffff"/>
      <style:paragraph-properties fo:text-align="start"/>
      <style:text-properties fo:color="#ff7b59" loext:opacity="100%" style:font-name="DejaVu Sans Condensed" fo:font-size="8pt" style:font-size-asian="8pt" style:font-size-complex="8pt"/>
    </style:style>
    <style:style style:name="P35" style:family="paragraph">
      <loext:graphic-properties draw:fill="solid" draw:fill-color="#ffaa95"/>
      <style:paragraph-properties fo:text-align="center"/>
    </style:style>
    <style:style style:name="P36" style:family="paragraph">
      <loext:graphic-properties draw:fill="none" draw:fill-color="#ffffff"/>
      <style:paragraph-properties fo:text-align="end"/>
      <style:text-properties fo:color="#ff7b59" loext:opacity="100%" style:font-name="DejaVu Sans Condensed" fo:font-size="8pt" style:font-size-asian="8pt" style:font-size-complex="8pt"/>
    </style:style>
    <style:style style:name="P37" style:family="paragraph">
      <loext:graphic-properties draw:fill="none" draw:fill-color="#ffffff"/>
      <style:paragraph-properties fo:text-align="center"/>
      <style:text-properties fo:color="#ff7b59" loext:opacity="100%" style:font-name="Lato Light" fo:font-size="10pt" fo:font-weight="bold" style:font-size-asian="10pt" style:font-weight-asian="bold" style:font-size-complex="10pt" style:font-weight-complex="bold"/>
    </style:style>
    <style:style style:name="P38" style:family="paragraph">
      <loext:graphic-properties draw:fill="none" draw:fill-color="#ffffff"/>
      <style:paragraph-properties fo:text-align="center"/>
      <style:text-properties fo:color="#333333" loext:opacity="100%" style:font-name="DejaVu Sans Condensed" fo:font-size="10pt" fo:font-weight="bold" style:font-size-asian="10pt" style:font-weight-asian="bold" style:font-size-complex="10pt" style:font-weight-complex="bold"/>
    </style:style>
    <style:style style:name="P39" style:family="paragraph">
      <loext:graphic-properties draw:fill="solid" draw:fill-color="#b3cac7" draw:opacity="100%"/>
      <style:paragraph-properties fo:text-align="center"/>
    </style:style>
    <style:style style:name="P40" style:family="paragraph">
      <loext:graphic-properties draw:fill="gradient" draw:fill-color="#8e86ae" draw:fill-gradient-name="Gradient_20_14" draw:opacity="100%" draw:opacity-name="Transparency_20_123"/>
      <style:paragraph-properties fo:text-align="center"/>
    </style:style>
    <style:style style:name="P41" style:family="paragraph">
      <loext:graphic-properties draw:fill="none" draw:fill-color="#ffffff"/>
      <style:paragraph-properties fo:text-align="center"/>
      <style:text-properties fo:color="#333333" loext:opacity="100%" style:font-name="DejaVu Sans Condensed" fo:font-size="10pt" fo:font-weight="normal" style:font-size-asian="10pt" style:font-weight-asian="normal" style:font-size-complex="10pt" style:font-weight-complex="normal"/>
    </style:style>
    <style:style style:name="P42" style:family="paragraph">
      <loext:graphic-properties draw:fill="none" draw:fill-color="#ffffff"/>
      <style:paragraph-properties fo:text-align="start"/>
      <style:text-properties fo:color="#5983b0" loext:opacity="100%" style:font-name="DejaVu Sans Condensed" fo:font-size="8pt" fo:background-color="transparent" style:font-size-asian="8pt" style:font-size-complex="8pt"/>
    </style:style>
    <style:style style:name="P43" style:family="paragraph">
      <loext:graphic-properties draw:fill-color="#ffffff"/>
      <style:paragraph-properties fo:text-align="center"/>
    </style:style>
    <style:style style:name="P44" style:family="paragraph">
      <loext:graphic-properties draw:fill-color="#ffaa95"/>
      <style:paragraph-properties fo:text-align="center"/>
    </style:style>
    <style:style style:name="P45" style:family="paragraph">
      <loext:graphic-properties draw:fill="solid" draw:fill-color="#808080" draw:opacity="20%"/>
      <style:paragraph-properties fo:text-align="center"/>
      <style:text-properties fo:color="#50938a" loext:opacity="100%"/>
    </style:style>
    <style:style style:name="P46" style:family="paragraph">
      <loext:graphic-properties draw:fill="solid" draw:fill-color="#808080" draw:opacity="20%"/>
      <style:paragraph-properties fo:text-align="center"/>
    </style:style>
    <style:style style:name="P47" style:family="paragraph">
      <loext:graphic-properties draw:fill="solid" draw:fill-color="#808080" draw:opacity="20%"/>
      <style:paragraph-properties fo:text-align="center"/>
      <style:text-properties fo:color="#5983b0" loext:opacity="100%"/>
    </style:style>
    <style:style style:name="P48" style:family="paragraph">
      <loext:graphic-properties draw:fill="solid" draw:fill-color="#ffd3c8"/>
      <style:paragraph-properties fo:text-align="center"/>
    </style:style>
    <style:style style:name="P49" style:family="paragraph">
      <loext:graphic-properties draw:fill-color="#ffd3c8"/>
      <style:paragraph-properties fo:text-align="center"/>
    </style:style>
    <style:style style:name="P50" style:family="paragraph">
      <loext:graphic-properties draw:fill="solid" draw:fill-color="#ffbeaf"/>
      <style:paragraph-properties fo:text-align="center"/>
    </style:style>
    <style:style style:name="P51" style:family="paragraph">
      <loext:graphic-properties draw:fill-color="#ffbeaf"/>
      <style:paragraph-properties fo:text-align="center"/>
    </style:style>
    <style:style style:name="P52" style:family="paragraph">
      <loext:graphic-properties draw:fill="solid" draw:fill-color="#ffbbaa"/>
      <style:paragraph-properties fo:text-align="center"/>
    </style:style>
    <style:style style:name="P53" style:family="paragraph">
      <loext:graphic-properties draw:fill-color="#ffbbaa"/>
      <style:paragraph-properties fo:text-align="center"/>
    </style:style>
    <style:style style:name="P54" style:family="paragraph">
      <loext:graphic-properties draw:fill="solid" draw:fill-color="#ffc3b4"/>
      <style:paragraph-properties fo:text-align="center"/>
    </style:style>
    <style:style style:name="P55" style:family="paragraph">
      <loext:graphic-properties draw:fill-color="#ffc3b4"/>
      <style:paragraph-properties fo:text-align="center"/>
    </style:style>
    <style:style style:name="P56" style:family="paragraph">
      <loext:graphic-properties draw:fill="solid" draw:fill-color="#ffd4ca"/>
      <style:paragraph-properties fo:text-align="center"/>
    </style:style>
    <style:style style:name="P57" style:family="paragraph">
      <loext:graphic-properties draw:fill-color="#ffd4ca"/>
      <style:paragraph-properties fo:text-align="center"/>
    </style:style>
    <style:style style:name="T1" style:family="text">
      <style:text-properties fo:color="#719691" loext:opacity="100%" style:font-name="DejaVu Sans Condensed" fo:font-size="8pt" style:font-size-asian="8pt" style:font-size-complex="8pt"/>
    </style:style>
    <style:style style:name="T2" style:family="text">
      <style:text-properties fo:color="#719691" loext:opacity="100%" style:font-name="Lato Light" fo:font-size="9pt" fo:font-weight="bold" style:font-size-asian="9pt" style:font-weight-asian="bold" style:font-size-complex="9pt" style:font-weight-complex="bold"/>
    </style:style>
    <style:style style:name="T3" style:family="text">
      <style:text-properties fo:color="#6b5e9b" loext:opacity="100%" style:font-name="DejaVu Sans Condensed" fo:font-size="10pt" style:font-size-asian="10pt" style:font-size-complex="10pt"/>
    </style:style>
    <style:style style:name="T4" style:family="text">
      <style:text-properties fo:color="#ff860d" loext:opacity="100%" style:font-name="DejaVu Sans Condensed" fo:font-size="10pt" style:font-size-asian="10pt" style:font-size-complex="10pt"/>
    </style:style>
    <style:style style:name="T5" style:family="text">
      <style:text-properties fo:color="#333333" loext:opacity="100%" style:font-name="DejaVu Sans Condensed" fo:font-size="9pt" style:font-size-asian="9pt" style:font-size-complex="9pt"/>
    </style:style>
    <style:style style:name="T6" style:family="text">
      <style:text-properties fo:color="#333333" loext:opacity="100%" style:font-name="DejaVu Sans Condensed" fo:font-size="8pt" style:font-size-asian="8pt" style:font-size-complex="8pt"/>
    </style:style>
    <style:style style:name="T7" style:family="text">
      <style:text-properties fo:color="#ff860d" loext:opacity="100%" style:font-name="DejaVu Sans Condensed" fo:font-size="8pt" style:font-size-asian="8pt" style:font-size-complex="8pt"/>
    </style:style>
    <style:style style:name="T8" style:family="text">
      <style:text-properties fo:color="#333333" loext:opacity="100%" style:font-name="Lato Light" fo:font-size="10pt" fo:font-weight="normal" style:font-size-asian="10pt" style:font-weight-asian="normal" style:font-size-complex="10pt" style:font-weight-complex="normal"/>
    </style:style>
    <style:style style:name="T9" style:family="text">
      <style:text-properties fo:color="#5983b0" loext:opacity="100%" style:font-name="DejaVu Sans Condensed" fo:font-size="8pt" style:font-size-asian="8pt" style:font-size-complex="8pt"/>
    </style:style>
    <style:style style:name="T10" style:family="text">
      <style:text-properties fo:color="#5983b0" loext:opacity="100%" style:font-name="DejaVu Sans Condensed" fo:font-size="8pt" fo:background-color="transparent" style:font-size-asian="8pt" style:font-size-complex="8pt"/>
    </style:style>
    <style:style style:name="T11" style:family="text">
      <style:text-properties fo:color="#5983b0" loext:opacity="100%" style:font-name="Lato Light" fo:font-size="9pt" fo:font-weight="bold" style:font-size-asian="9pt" style:font-weight-asian="bold" style:font-size-complex="9pt" style:font-weight-complex="bold"/>
    </style:style>
    <style:style style:name="T12" style:family="text">
      <style:text-properties fo:color="#ff7b59" loext:opacity="100%" style:font-name="DejaVu Sans Condensed" fo:font-size="8pt" style:font-size-asian="8pt" style:font-size-complex="8pt"/>
    </style:style>
    <style:style style:name="T13" style:family="text">
      <style:text-properties fo:color="#ff7b59" loext:opacity="100%" style:font-name="Lato Light1" fo:font-size="9pt" fo:font-weight="bold" style:font-size-asian="9pt" style:font-weight-asian="bold" style:font-size-complex="9pt" style:font-weight-complex="bold"/>
    </style:style>
    <style:style style:name="T14" style:family="text">
      <style:text-properties fo:color="#ff7b59" loext:opacity="100%" style:font-name="Lato Light" fo:font-size="9pt" fo:font-weight="normal" style:font-size-asian="9pt" style:font-weight-asian="normal" style:font-size-complex="9pt" style:font-weight-complex="normal"/>
    </style:style>
    <style:style style:name="T15" style:family="text">
      <style:text-properties fo:color="#333333" loext:opacity="100%" style:font-name="DejaVu Sans Condensed"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g draw:style-name="gr1">
          <draw:path draw:style-name="gr2" draw:text-style-name="P1" draw:layer="layout" svg:width="2.334cm" svg:height="2.266cm" svg:x="10.483cm" svg:y="9.672cm" svg:viewBox="0 0 2335 2267" svg:d="M0 1779l1859-1779h313l-2172 2080zM0 1084l1133-1084h313l-1446 1384zM0 379l396-379h313l-709 679zM2335 545l-1798 1722h-314l2112-2021zM2335 1241l-1072 1026h-314l1386-1326zM2335 1946l-335 321h-314l649-621z">
            <text:p/>
          </draw:path>
          <draw:path draw:style-name="gr3" draw:text-style-name="P2" draw:layer="layout" svg:width="0.199cm" svg:height="5.039cm" svg:x="10.392cm" svg:y="6.96cm" svg:viewBox="0 0 200 5040" svg:d="M83 1599v-337c11 2 23 4 35 5v314c-12 6-24 12-35 18zM118 1700v3340h-18-17v-3324c11-5 23-10 35-16zM83 1155v-955h-83l100-200 100 200h-82v960c-12-1-24-3-35-5z">
            <text:p/>
          </draw:path>
          <draw:path draw:style-name="gr4" draw:text-style-name="P3" draw:layer="layout" svg:width="2.185cm" svg:height="2.217cm" svg:x="8.301cm" svg:y="7.47cm" svg:viewBox="0 0 2186 2218" svg:d="M56 2001c41-128 100-260 174-395 113-207 259-413 429-607l76 75c0 1 1 2 3 3 1 0 4 1 6 1s6-1 7-1c3-2 4-4 6-6 0-1 1-2 1-2l87-266c239-236 504-436 771-582 135-74 268-132 395-174 60-19 118-35 175-47v1994c-1-1-2-2-2-3-3 0-5-1-8-1-2 0-4 1-7 1-2 2-4 4-5 6 0 0 0 1 0 2l-86 219h-2078c13-70 31-143 56-217z">
            <text:p/>
          </draw:path>
          <draw:line draw:style-name="gr5" draw:text-style-name="P4" draw:layer="layout" svg:x1="8.107cm" svg:y1="9.689cm" svg:x2="12.608cm" svg:y2="9.689cm">
            <text:p/>
          </draw:line>
          <draw:line draw:style-name="gr6" draw:text-style-name="P4" draw:layer="layout" svg:x1="12.609cm" svg:y1="9.689cm" svg:x2="13.85cm" svg:y2="9.689cm">
            <text:p/>
          </draw:line>
          <draw:frame draw:style-name="gr7" draw:text-style-name="P6" draw:layer="layout" svg:width="1.716cm" svg:height="1.241cm" svg:x="6.87cm" svg:y="8.265cm">
            <draw:text-box>
              <text:p text:style-name="P5"><text:span text:style-name="T1"><text:s text:c="7"/></text:span><text:span text:style-name="T1">Model building <text:s/></text:span></text:p>
            </draw:text-box>
          </draw:frame>
          <draw:frame draw:style-name="gr8" draw:text-style-name="P8" draw:layer="layout" svg:width="1.796cm" svg:height="0.911cm" svg:x="7.987cm" svg:y="10.522cm">
            <draw:text-box>
              <text:p text:style-name="P7"><text:span text:style-name="T1">Research</text:span></text:p>
              <text:p text:style-name="P7"><text:span text:style-name="T1"><text:s text:c="2"/></text:span><text:span text:style-name="T1">question</text:span></text:p>
            </draw:text-box>
          </draw:frame>
          <draw:frame draw:style-name="gr8" draw:text-style-name="P6" draw:layer="layout" svg:width="2.076cm" svg:height="0.911cm" svg:x="7.867cm" svg:y="7.014cm">
            <draw:text-box>
              <text:p text:style-name="P5"><text:span text:style-name="T1">Model</text:span></text:p>
              <text:p text:style-name="P5"><text:span text:style-name="T1">evaluation <text:s text:c="2"/></text:span></text:p>
            </draw:text-box>
          </draw:frame>
          <draw:path draw:style-name="gr9" draw:text-style-name="P4" draw:layer="layout" svg:width="0.57cm" svg:height="0.389cm" draw:transform="skewX (0.534419816960664) rotate (0.810181838775768) translate (7.66447016174707cm 8.16371886789531cm)" svg:viewBox="0 0 571 390" svg:d="M571 0c-371 0-571 390-571 390">
            <text:p/>
          </draw:path>
          <draw:frame draw:style-name="gr10" draw:text-style-name="P8" draw:layer="layout" svg:width="2.076cm" svg:height="0.772cm" svg:x="10.941cm" svg:y="6.888cm">
            <draw:text-box>
              <text:p text:style-name="P7"><text:span text:style-name="T1">Fit data</text:span></text:p>
            </draw:text-box>
          </draw:frame>
          <draw:frame draw:style-name="gr11" draw:text-style-name="P8" draw:layer="layout" svg:width="2.169cm" svg:height="1.241cm" svg:x="11.181cm" svg:y="7.567cm">
            <draw:text-box>
              <text:p text:style-name="P7"><text:span text:style-name="T1"><text:s/></text:span><text:span text:style-name="T1">Retrodictive <text:s/>check</text:span></text:p>
            </draw:text-box>
          </draw:frame>
          <draw:frame draw:style-name="gr12" draw:text-style-name="P10" draw:layer="layout" svg:width="1.797cm" svg:height="0.773cm" svg:x="12.079cm" svg:y="8.683cm">
            <draw:text-box>
              <text:p text:style-name="P9"><text:span text:style-name="T1">Forecast</text:span></text:p>
            </draw:text-box>
          </draw:frame>
          <draw:path draw:style-name="gr13" draw:text-style-name="P4" draw:layer="layout" svg:width="0.746cm" svg:height="0.818cm" draw:transform="skewX (0.0766199541625511) rotate (1.76313161036467) translate (11.5235849866945cm 9.15185907785001cm)" svg:viewBox="0 0 747 819" svg:d="M747 0c-487 0-747 819-747 819">
            <text:p/>
          </draw:path>
          <draw:g draw:style-name="gr14">
            <draw:path draw:style-name="gr9" draw:text-style-name="P4" draw:layer="layout" svg:width="1.321cm" svg:height="0.603cm" draw:transform="skewX (-0.260228591472355) rotate (-2.81661234686845) translate (11.2610827039849cm 8.05212075642239cm)" svg:viewBox="0 0 1322 604" svg:d="M0 0c858 0 1322 604 1322 604">
              <text:p/>
            </draw:path>
            <draw:path draw:style-name="gr9" draw:text-style-name="P4" draw:layer="layout" svg:width="2.067cm" svg:height="0.947cm" draw:transform="skewX (-0.422718744833027) rotate (-2.39563893128742) translate (11.2609386831973cm 8.04880553369982cm)" svg:viewBox="0 0 2068 948" svg:d="M0 0c1343 1 2068 948 2068 948">
              <text:p/>
            </draw:path>
          </draw:g>
          <draw:frame draw:style-name="gr15" draw:text-style-name="P11" draw:layer="layout" svg:width="4.191cm" svg:height="1.01cm" svg:x="8.307cm" svg:y="5.92cm">
            <draw:text-box>
              <text:p text:style-name="P9"><text:span text:style-name="T2">THE WORFLOW</text:span></text:p>
            </draw:text-box>
          </draw:frame>
          <draw:path draw:style-name="gr16" draw:text-style-name="P12" draw:layer="layout" svg:width="3.264cm" svg:height="3.26cm" svg:x="8.169cm" svg:y="7.329cm" svg:viewBox="0 0 3265 3261" svg:d="M3160 288c23 37 43 78 58 121 31 85 47 181 47 288 0 24-1 48-3 73-8 120-34 250-78 385-44 133-105 273-182 414-139 253-327 507-546 738l69 77-212 66c-233 221-487 409-743 549-141 77-281 138-414 181-135 44-265 71-385 79-25 1-49 2-73 2-107 0-204-15-288-46-44-15-84-35-122-58-37-24-72-51-102-81-31-31-58-65-81-103-24-37-44-77-59-121-30-85-46-181-46-287 0-24 1-49 2-74 8-120 35-249 79-385 44-133 104-273 182-414 120-219 276-438 459-642l-73-73 216-80c5-5 11-11 16-17 252-251 532-464 813-618 141-77 281-138 415-181 135-44 265-71 384-79 26-1 51-2 75-2 106 0 202 16 287 46 44 15 84 35 121 58 38 24 72 51 103 82 31 30 58 64 81 102zM255 3006c26 25 55 48 86 67 31 20 65 36 102 49 75 27 161 40 255 40 21 0 44-1 67-2 112-7 234-32 360-74 128-41 262-100 398-174 233-128 465-297 680-495l106-272 80 88c211-223 392-467 526-711 74-137 133-270 175-398 41-126 66-248 73-360 2-23 3-45 3-67 0-94-14-179-40-254-14-37-30-71-50-102-19-32-41-60-67-86-25-25-54-48-85-67s-66-36-102-48c-76-28-161-41-254-41-23 0-45 1-68 2-113 7-233 32-360 74-129 42-262 100-398 174-269 147-536 350-777 587l-88 269-86-85c-175 197-326 408-441 620-75 136-133 269-175 397-42 127-66 248-74 360-1 23-2 45-2 68 0 93 14 178 41 253 12 37 29 71 48 102 20 32 42 60 67 86z">
            <text:p/>
          </draw:path>
        </draw:g>
        <draw:g draw:style-name="gr1">
          <draw:g draw:style-name="gr1">
            <draw:custom-shape draw:style-name="gr17" draw:text-style-name="P13" draw:layer="layout" svg:width="1.935cm" svg:height="3.873cm" svg:x="7.824cm" svg:y="1.404cm">
              <text:p/>
              <draw:enhanced-geometry svg:viewBox="0 0 21600 21600" draw:type="rectangle" draw:enhanced-path="M 0 0 L 21600 0 21600 21600 0 21600 0 0 Z N"/>
            </draw:custom-shape>
            <draw:custom-shape draw:style-name="gr18" draw:text-style-name="P14" draw:layer="layout" svg:width="2.8cm" svg:height="1.935cm" svg:x="9.759cm" svg:y="1.404cm">
              <text:p/>
              <draw:enhanced-geometry svg:viewBox="0 0 21600 21600" draw:type="rectangle" draw:enhanced-path="M 0 0 L 21600 0 21600 21600 0 21600 0 0 Z N"/>
            </draw:custom-shape>
            <draw:frame draw:style-name="gr19" draw:text-style-name="P15" draw:layer="layout" svg:width="4.301cm" svg:height="0.662cm" draw:transform="rotate (1.5707963267949) translate (7.172cm 5.491cm)">
              <draw:text-box>
                <text:p text:style-name="P9"><text:span text:style-name="T3">Theories &amp; hypotheses</text:span></text:p>
              </draw:text-box>
            </draw:frame>
            <draw:frame draw:style-name="gr20" draw:text-style-name="P16" draw:layer="layout" svg:width="2.155cm" svg:height="0.662cm" svg:x="10.19cm" svg:y="0.839cm">
              <draw:text-box>
                <text:p text:style-name="P9"><text:span text:style-name="T4">Inference</text:span></text:p>
              </draw:text-box>
            </draw:frame>
            <draw:frame draw:style-name="gr21" draw:text-style-name="P17" draw:layer="layout" svg:width="1.375cm" svg:height="0.642cm" svg:x="12.345cm" svg:y="2.999cm">
              <draw:text-box>
                <text:p text:style-name="P9"><text:span text:style-name="T5">Data</text:span></text:p>
              </draw:text-box>
            </draw:frame>
            <draw:frame draw:style-name="gr22" draw:text-style-name="P17" draw:layer="layout" svg:width="1.375cm" svg:height="0.647cm" svg:x="9.056cm" svg:y="0.543cm">
              <draw:text-box>
                <text:p text:style-name="P9"><text:span text:style-name="T5">Model</text:span></text:p>
              </draw:text-box>
            </draw:frame>
            <draw:frame draw:style-name="gr21" draw:text-style-name="P18" draw:layer="layout" svg:width="1.375cm" svg:height="0.642cm" svg:x="10.105cm" svg:y="2.826cm">
              <draw:text-box>
                <text:p text:style-name="P9"><text:span text:style-name="T6">Post-</text:span></text:p>
              </draw:text-box>
            </draw:frame>
            <draw:frame draw:style-name="gr21" draw:text-style-name="P18" draw:layer="layout" svg:width="1.375cm" svg:height="0.642cm" svg:x="8.038cm" svg:y="2.826cm">
              <draw:text-box>
                <text:p text:style-name="P9"><text:span text:style-name="T6">Pre-</text:span></text:p>
              </draw:text-box>
            </draw:frame>
            <draw:frame draw:style-name="gr21" draw:text-style-name="P18" draw:layer="layout" svg:width="1.381cm" svg:height="0.642cm" draw:transform="rotate (1.5707963267949) translate (9.229cm 5.063cm)">
              <draw:text-box>
                <text:p text:style-name="P9"><text:span text:style-name="T6">Pre-</text:span></text:p>
              </draw:text-box>
            </draw:frame>
            <draw:frame draw:style-name="gr21" draw:text-style-name="P18" draw:layer="layout" svg:width="1.381cm" svg:height="0.642cm" draw:transform="rotate (1.5707963267949) translate (9.229cm 2.999cm)">
              <draw:text-box>
                <text:p text:style-name="P9"><text:span text:style-name="T6">Post-</text:span></text:p>
              </draw:text-box>
            </draw:frame>
            <draw:frame draw:style-name="gr8" draw:text-style-name="P19" draw:layer="layout" svg:width="2.041cm" svg:height="0.911cm" svg:x="9.659cm" svg:y="1.661cm">
              <draw:text-box>
                <text:p text:style-name="P9"><text:span text:style-name="T7">Estimation</text:span></text:p>
              </draw:text-box>
            </draw:frame>
            <draw:frame draw:style-name="gr8" draw:text-style-name="P19" draw:layer="layout" svg:width="1.993cm" svg:height="0.911cm" svg:x="11.407cm" svg:y="1.66cm">
              <draw:text-box>
                <text:p text:style-name="P9"><text:span text:style-name="T7">Prediction</text:span></text:p>
              </draw:text-box>
            </draw:frame>
            <draw:path draw:style-name="gr2" draw:text-style-name="P20" draw:layer="layout" svg:width="1.935cm" svg:height="1.934cm" svg:x="9.761cm" svg:y="3.341cm" svg:viewBox="0 0 1936 1935" svg:d="M0 1519l1541-1519h260l-1801 1775zM0 926l939-926h260l-1199 1182zM0 323l328-323h260l-588 580zM1936 465l-1491 1470h-260l1751-1726zM1936 1059l-889 876h-260l1149-1132zM1936 1661l-278 274h-259l537-529z">
              <text:p/>
            </draw:path>
            <draw:line draw:style-name="gr5" draw:text-style-name="P21" draw:layer="layout" svg:x1="7.782cm" svg:y1="3.341cm" svg:x2="11.526cm" svg:y2="3.341cm">
              <text:p/>
            </draw:line>
            <draw:line draw:style-name="gr23" draw:text-style-name="P21" draw:layer="layout" svg:x1="9.761cm" svg:y1="5.319cm" svg:x2="9.761cm" svg:y2="1.19cm">
              <text:p/>
            </draw:line>
            <draw:line draw:style-name="gr6" draw:text-style-name="P21" draw:layer="layout" svg:x1="11.482cm" svg:y1="3.341cm" svg:x2="12.558cm" svg:y2="3.341cm">
              <text:p/>
            </draw:line>
          </draw:g>
          <draw:custom-shape draw:style-name="gr24" draw:text-style-name="P21" draw:layer="layout" svg:width="6.456cm" svg:height="4.948cm" svg:x="7.05cm" svg:y="0.543cm">
            <text:p/>
            <draw:enhanced-geometry svg:viewBox="0 0 21600 21600" draw:type="rectangle" draw:enhanced-path="M 0 0 L 21600 0 21600 21600 0 21600 0 0 Z N"/>
          </draw:custom-shape>
          <draw:frame draw:style-name="gr25" draw:text-style-name="P22" draw:layer="layout" svg:width="4.052cm" svg:height="0.674cm" svg:x="8.079cm" svg:y="-0.115cm">
            <draw:text-box>
              <text:p text:style-name="P9"><text:span text:style-name="T8">Model-data space</text:span></text:p>
            </draw:text-box>
          </draw:frame>
        </draw:g>
        <draw:g draw:style-name="gr14">
          <draw:path draw:style-name="gr2" draw:text-style-name="P23" draw:layer="layout" svg:width="2.337cm" svg:height="2.272cm" svg:x="2.874cm" svg:y="3.323cm" svg:viewBox="0 0 2338 2273" svg:d="M0 1784l1862-1784h313l-2175 2085zM0 1086l1134-1086h314l-1448 1387zM0 380l396-380h314l-710 680zM2338 547l-1801 1726h-314l2115-2027zM2338 1244l-1073 1029h-315l1388-1330zM2338 1951l-336 322h-314l650-623z">
            <text:p/>
          </draw:path>
          <draw:path draw:style-name="gr2" draw:text-style-name="P23" draw:layer="layout" svg:width="2.337cm" svg:height="2.272cm" svg:x="0.558cm" svg:y="1.006cm" svg:viewBox="0 0 2338 2273" svg:d="M0 1784l1862-1784h313l-2175 2085zM0 1086l1134-1086h314l-1448 1387zM0 380l396-380h314l-710 680zM2338 547l-1801 1726h-314l2115-2027zM2338 1244l-1073 1029h-315l1388-1330zM2338 1951l-336 322h-314l650-623z">
            <text:p/>
          </draw:path>
          <draw:path draw:style-name="gr3" draw:text-style-name="P2" draw:layer="layout" svg:width="0.199cm" svg:height="5.039cm" svg:x="2.792cm" svg:y="0.579cm" svg:viewBox="0 0 200 5040" svg:d="M118 1851v3189h-18-17v-3189zM83 1151v-951h-83l100-200 100 200h-82v951z">
            <text:p/>
          </draw:path>
          <draw:line draw:style-name="gr5" draw:text-style-name="P24" draw:layer="layout" svg:x1="0.5cm" svg:y1="3.317cm" svg:x2="5.007cm" svg:y2="3.317cm">
            <text:p/>
          </draw:line>
          <draw:line draw:style-name="gr6" draw:text-style-name="P24" draw:layer="layout" svg:x1="5.007cm" svg:y1="3.317cm" svg:x2="6.25cm" svg:y2="3.317cm">
            <text:p/>
          </draw:line>
          <draw:frame draw:style-name="gr26" draw:text-style-name="P25" draw:layer="layout" svg:width="2.085cm" svg:height="0.775cm" svg:x="0.796cm" svg:y="4.346cm">
            <draw:text-box>
              <text:p text:style-name="P9"><text:span text:style-name="T9">+</text:span></text:p>
            </draw:text-box>
          </draw:frame>
          <draw:frame draw:style-name="gr26" draw:text-style-name="P26" draw:layer="layout" svg:width="2.078cm" svg:height="0.775cm" svg:x="3.941cm" svg:y="1.014cm">
            <draw:text-box>
              <text:p text:style-name="P7"><text:span text:style-name="T9">Fit data</text:span></text:p>
            </draw:text-box>
          </draw:frame>
          <draw:frame draw:style-name="gr11" draw:text-style-name="P27" draw:layer="layout" svg:width="2.048cm" svg:height="1.241cm" svg:x="1.85cm" svg:y="1.464cm">
            <draw:text-box>
              <text:p text:style-name="P5"><text:span text:style-name="T10">Model</text:span></text:p>
              <text:p text:style-name="P5"><text:span text:style-name="T10"><text:s text:c="2"/></text:span><text:span text:style-name="T10">building <text:s text:c="3"/></text:span></text:p>
            </draw:text-box>
          </draw:frame>
          <draw:frame draw:style-name="gr8" draw:text-style-name="P28" draw:layer="layout" svg:width="1.799cm" svg:height="0.911cm" svg:x="0.574cm" svg:y="4.149cm">
            <draw:text-box>
              <text:p text:style-name="P5"><text:span text:style-name="T9">Research question</text:span></text:p>
            </draw:text-box>
          </draw:frame>
          <draw:path draw:style-name="gr27" draw:text-style-name="P29" draw:layer="layout" svg:width="2.573cm" svg:height="2.708cm" svg:x="2.16cm" svg:y="1.637cm" svg:viewBox="0 0 2574 2709" svg:d="M2101 271c-114 45-231 108-346 191-116 82-232 183-343 301-150 158-289 342-410 542-1 2-3 3-4 4-1 0-1 0-2 1l-901 1394c-1 1-2 2-4 3s-4 2-5 2c-2 0-4-1-6-2l-38-23-37-22c-1-1-3-3-4-4 0-2-1-4-1-6s1-4 1-6c1 0 1 0 1 0l915-1415c1-2 2-3 4-4 0 0 1 0 1-1 122-198 260-378 409-536 116-123 237-229 359-315 123-88 248-156 371-203 77-30 153-50 226-63l-19-109 306 119-250 199-18-103c-67 11-135 30-205 56z">
            <text:p/>
          </draw:path>
          <draw:frame draw:style-name="gr28" draw:text-style-name="P30" draw:layer="layout" svg:width="4.25cm" svg:height="1.097cm" svg:x="0.75cm" svg:y="-0.314cm">
            <draw:text-box>
              <text:p text:style-name="P9"><text:span text:style-name="T11">TREND ESTIMATION</text:span></text:p>
            </draw:text-box>
          </draw:frame>
        </draw:g>
        <draw:g draw:style-name="gr1">
          <draw:custom-shape draw:style-name="gr29" draw:text-style-name="P31" draw:layer="layout" svg:width="3.918cm" svg:height="1.599cm" svg:x="0.945cm" svg:y="7.744cm">
            <text:p/>
            <draw:enhanced-geometry svg:viewBox="0 0 21600 21600" draw:type="rectangle" draw:enhanced-path="M 0 0 L 21600 0 21600 21600 0 21600 0 0 Z N"/>
          </draw:custom-shape>
          <draw:path draw:style-name="gr2" draw:text-style-name="P20" draw:layer="layout" svg:width="2.334cm" svg:height="2.272cm" draw:transform="rotate (-3.14159265358979) translate (5.239300560871cm 11.9664605923289cm)" svg:viewBox="0 0 2335 2273" svg:d="M0 1784l1860-1784h312l-2172 2085zM0 1086l1133-1086h313l-1446 1387zM0 380l396-380h313l-709 680zM2335 547l-1798 1726h-314l2112-2027zM2335 1244l-1072 1029h-314l1386-1330zM2335 1951l-335 322h-314l649-623z">
            <text:p/>
          </draw:path>
          <draw:path draw:style-name="gr30" draw:text-style-name="P32" draw:layer="layout" svg:width="2.338cm" svg:height="2.27cm" svg:x="0.536cm" svg:y="9.686cm" svg:viewBox="0 0 2339 2271" svg:d="M0 1928l1986-1928h312l-2298 2230zM0 1221l1258-1221h312l-1570 1524zM0 515l530-515h312l-842 817zM0 0h114l-114 111zM2339 666l-1653 1605h-312l1965-1907zM2339 1373l-925 898h-312l1237-1201zM2339 2079l-198 192h-311l509-495z">
            <text:p/>
          </draw:path>
          <draw:line draw:style-name="gr5" draw:text-style-name="P21" draw:layer="layout" svg:x1="0.512cm" svg:y1="9.694cm" svg:x2="5.013cm" svg:y2="9.694cm">
            <text:p/>
          </draw:line>
          <draw:line draw:style-name="gr23" draw:text-style-name="P21" draw:layer="layout" svg:x1="2.892cm" svg:y1="12.02cm" svg:x2="2.892cm" svg:y2="7.08cm">
            <text:p/>
          </draw:line>
          <draw:line draw:style-name="gr6" draw:text-style-name="P21" draw:layer="layout" svg:x1="5.013cm" svg:y1="9.694cm" svg:x2="6.255cm" svg:y2="9.694cm">
            <text:p/>
          </draw:line>
          <draw:path draw:style-name="gr31" draw:text-style-name="P21" draw:layer="layout" svg:width="0.985cm" svg:height="0.544cm" draw:transform="skewX (0.401600260883895) rotate (0.139102741383948) translate (4.4720162886094cm 8.32452065606721cm)" svg:viewBox="0 0 986 545" svg:d="M0 0c640 0 986 545 986 545">
            <text:p/>
          </draw:path>
          <draw:frame draw:style-name="gr32" draw:text-style-name="P33" draw:layer="layout" svg:width="1.796cm" svg:height="0.775cm" svg:x="4.804cm" svg:y="8.638cm">
            <draw:text-box>
              <text:p text:style-name="P9"><text:span text:style-name="T12">Forecast</text:span></text:p>
            </draw:text-box>
          </draw:frame>
          <draw:frame draw:style-name="gr33" draw:text-style-name="P34" draw:layer="layout" svg:width="2.072cm" svg:height="0.581cm" svg:x="3.068cm" svg:y="9.092cm">
            <draw:text-box>
              <text:p text:style-name="P7"><text:span text:style-name="T12">Calibration</text:span></text:p>
            </draw:text-box>
          </draw:frame>
          <draw:path draw:style-name="gr34" draw:text-style-name="P35" draw:layer="layout" svg:width="3.42cm" svg:height="1.209cm" svg:x="1.175cm" svg:y="7.943cm" svg:viewBox="0 0 3421 1210" svg:d="M498 1167c-96-28-184-69-258-118-36-25-70-53-99-82-30-30-56-61-76-95-21-33-37-69-48-105s-17-75-17-113c0-39 6-77 17-114 11-36 27-72 48-104 20-34 46-66 76-95 29-30 63-57 99-83 74-49 162-90 258-118 40-11 82-21 125-28l-1-112 182 97c3 0 6 0 9 0 93 0 188 23 282 59 91 35 181 84 263 137s156 109 217 161c31 26 59 50 83 72 20 18 38 34 52 47 15-13 31-29 51-47 24-22 52-46 83-72 62-51 136-108 218-161 83-53 172-103 265-138 92-37 188-59 281-59 112 0 218 15 315 43s184 69 258 118c37 25 70 53 100 83 29 29 55 61 76 94 20 34 36 69 47 106 12 36 17 74 17 112 0 40-5 77-17 114-11 37-27 72-47 105-21 33-47 65-76 95-30 29-63 57-100 82-74 50-161 90-258 118s-203 44-315 44c-93 0-188-23-281-60-92-35-182-83-264-137-81-53-156-109-217-161-31-25-59-49-83-72-20-17-38-33-52-47-14 14-31 30-51 47-24 22-52 47-83 72-62 51-136 108-218 162-82 53-172 102-264 137-93 37-189 59-282 59-112 0-218-15-315-43zM141 745c9 30 23 58 39 86 18 28 39 54 64 78 23 25 51 48 83 69 62 42 135 77 218 100 82 24 173 36 268 36 41 0 83-5 126-16 43-10 86-25 129-43 87-38 172-88 249-142s146-110 203-157c28-25 52-48 73-66 10-10 19-18 27-26 4-4 7-7 10-10-3-3-6-6-10-10-8-8-17-16-27-26-21-19-45-42-73-66-57-48-126-104-203-158-77-53-162-104-249-141-43-18-86-33-129-44-34-8-69-14-102-16l-212 127-1-110c-27 6-54 12-79 19-83 24-156 59-218 100-32 22-60 44-83 69-25 25-46 51-64 78-16 28-30 56-39 86-8 30-13 61-13 92s5 62 13 91zM3280 744c9-29 13-60 13-92 0-31-4-61-13-91-9-29-22-58-39-85-18-28-39-55-63-79s-52-48-83-68c-63-43-136-77-218-100-83-24-174-37-269-37-40 0-83 5-126 16-43 10-86 25-129 44-86 37-172 88-248 141-78 54-147 110-204 159-28 24-52 46-73 64-10 10-19 19-27 27-4 3-7 6-10 9 3 4 6 7 10 11 8 8 17 16 27 25 21 20 45 42 73 66 57 49 126 105 204 158 76 54 162 104 248 141 43 18 86 33 129 45 43 10 86 16 126 16 95 0 186-13 269-37 82-24 155-58 218-100 31-22 59-44 83-69s45-51 63-78c17-27 30-56 39-86z">
            <text:p/>
          </draw:path>
          <draw:frame draw:style-name="gr8" draw:text-style-name="P36" draw:layer="layout" svg:width="2.076cm" svg:height="0.911cm" svg:x="-0.56cm" svg:y="7.835cm">
            <draw:text-box>
              <text:p text:style-name="P5"><text:span text:style-name="T12"><text:s/></text:span><text:span text:style-name="T12">Model</text:span></text:p>
              <text:p text:style-name="P5"><text:span text:style-name="T12">building <text:s/></text:span></text:p>
            </draw:text-box>
          </draw:frame>
          <draw:path draw:style-name="gr35" draw:text-style-name="P21" draw:layer="layout" svg:width="1.221cm" svg:height="0.571cm" draw:transform="skewX (0.273493093787511) rotate (2.32076430637686) translate (1.7191111181438cm 10.1869202909539cm)" svg:viewBox="0 0 1222 572" svg:d="M0 0c794 0 1222 572 1222 572">
            <text:p/>
          </draw:path>
          <draw:frame draw:style-name="gr8" draw:text-style-name="P34" draw:layer="layout" svg:width="1.796cm" svg:height="0.911cm" svg:x="1.265cm" svg:y="10.138cm">
            <draw:text-box>
              <text:p text:style-name="P7"><text:span text:style-name="T12">Research</text:span></text:p>
              <text:p text:style-name="P7"><text:span text:style-name="T12"><text:s text:c="2"/></text:span><text:span text:style-name="T12">question</text:span></text:p>
            </draw:text-box>
          </draw:frame>
          <draw:frame draw:style-name="gr28" draw:text-style-name="P37" draw:layer="layout" svg:width="4.5cm" svg:height="1.097cm" svg:x="0.65cm" svg:y="5.978cm">
            <draw:text-box>
              <text:p text:style-name="P9"><text:span text:style-name="T13">FORECASTING</text:span></text:p>
              <text:p text:style-name="P9"><text:span text:style-name="T14">(process-based model)</text:span></text:p>
            </draw:text-box>
          </draw:frame>
        </draw:g>
        <draw:frame draw:style-name="gr26" draw:text-style-name="P38" draw:layer="layout" svg:width="1cm" svg:height="0.775cm" svg:x="0cm" svg:y="0.008cm">
          <draw:text-box>
            <text:p text:style-name="P9"><text:span text:style-name="T15">A</text:span></text:p>
          </draw:text-box>
        </draw:frame>
        <draw:frame draw:style-name="gr26" draw:text-style-name="P38" draw:layer="layout" svg:width="1cm" svg:height="0.775cm" svg:x="0cm" svg:y="6.225cm">
          <draw:text-box>
            <text:p text:style-name="P9"><text:span text:style-name="T15">B</text:span></text:p>
          </draw:text-box>
        </draw:frame>
        <draw:frame draw:style-name="gr26" draw:text-style-name="P38" draw:layer="layout" svg:width="1cm" svg:height="0.775cm" svg:x="7.6cm" svg:y="6.226cm">
          <draw:text-box>
            <text:p text:style-name="P9"><text:span text:style-name="T15">C</text:span></text:p>
          </draw:text-box>
        </draw:frame>
      </draw:page>
      <draw:page draw:name="page2" draw:style-name="dp1" draw:master-page-name="Default">
        <draw:g draw:style-name="gr1">
          <draw:frame draw:style-name="gr15" draw:text-style-name="P11" draw:layer="layout" svg:width="4.191cm" svg:height="1.01cm" svg:x="8.207cm" svg:y="5.92cm">
            <draw:text-box>
              <text:p text:style-name="P9"><text:span text:style-name="T2">THE WORFLOW</text:span></text:p>
            </draw:text-box>
          </draw:frame>
          <draw:g draw:style-name="gr1">
            <draw:path draw:style-name="gr2" draw:text-style-name="P1" draw:layer="layout" svg:width="2.334cm" svg:height="2.266cm" draw:transform="rotate (-1.5707963267949) translate (10.045cm 9.554cm)" svg:viewBox="0 0 2335 2267" svg:d="M0 1779l1859-1779h313l-2172 2080zM0 1084l1133-1084h313l-1446 1384zM0 379l396-379h313l-709 679zM2335 545l-1798 1722h-314l2112-2021zM2335 1241l-1072 1026h-314l1386-1326zM2335 1946l-335 321h-314l649-621z">
              <text:p/>
            </draw:path>
            <draw:line draw:style-name="gr23" draw:text-style-name="P21" draw:layer="layout" svg:x1="7.71cm" svg:y1="9.55cm" svg:x2="12.65cm" svg:y2="9.55cm">
              <text:p/>
            </draw:line>
            <draw:line draw:style-name="gr5" draw:text-style-name="P4" draw:layer="layout" svg:x1="10.028cm" svg:y1="7.178cm" svg:x2="10.028cm" svg:y2="11.679cm">
              <text:p/>
            </draw:line>
            <draw:line draw:style-name="gr6" draw:text-style-name="P4" draw:layer="layout" svg:x1="10.028cm" svg:y1="11.68cm" svg:x2="10.028cm" svg:y2="12.32cm">
              <text:p/>
            </draw:line>
            <draw:frame draw:style-name="gr7" draw:text-style-name="P6" draw:layer="layout" svg:width="1.716cm" svg:height="1.241cm" svg:x="9.9cm" svg:y="6.359cm">
              <draw:text-box>
                <text:p text:style-name="P5"><text:span text:style-name="T1"><text:s text:c="7"/></text:span><text:span text:style-name="T1">Model building <text:s/></text:span></text:p>
              </draw:text-box>
            </draw:frame>
            <draw:frame draw:style-name="gr8" draw:text-style-name="P6" draw:layer="layout" svg:width="1.796cm" svg:height="0.911cm" svg:x="7.9cm" svg:y="7.75cm">
              <draw:text-box>
                <text:p text:style-name="P5"><text:span text:style-name="T1">Research</text:span></text:p>
                <text:p text:style-name="P5"><text:span text:style-name="T1"><text:s text:c="2"/></text:span><text:span text:style-name="T1">question</text:span></text:p>
              </draw:text-box>
            </draw:frame>
            <draw:frame draw:style-name="gr11" draw:text-style-name="P8" draw:layer="layout" svg:width="2.076cm" svg:height="1.241cm" svg:x="11.609cm" svg:y="7.855cm">
              <draw:text-box>
                <text:p text:style-name="P7"><text:span text:style-name="T1">Model</text:span></text:p>
                <text:p text:style-name="P7"><text:span text:style-name="T1"><text:s text:c="2"/></text:span><text:span text:style-name="T1">evaluation <text:s text:c="2"/></text:span></text:p>
              </draw:text-box>
            </draw:frame>
            <draw:path draw:style-name="gr9" draw:text-style-name="P4" draw:layer="layout" svg:width="0.57cm" svg:height="0.389cm" draw:transform="skewX (0.534419816960664) rotate (-1.15191730631626) translate (11.9340299161375cm 7.12931421305136cm)" svg:viewBox="0 0 571 390" svg:d="M571 0c-371 0-571 390-571 390">
              <text:p/>
            </draw:path>
            <draw:frame draw:style-name="gr10" draw:text-style-name="P8" draw:layer="layout" svg:width="2.076cm" svg:height="0.772cm" svg:x="11.324cm" svg:y="9.463cm">
              <draw:text-box>
                <text:p text:style-name="P7"><text:span text:style-name="T1">Fit data</text:span></text:p>
              </draw:text-box>
            </draw:frame>
            <draw:frame draw:style-name="gr11" draw:text-style-name="P8" draw:layer="layout" svg:width="2.169cm" svg:height="1.241cm" svg:x="10.331cm" svg:y="9.663cm">
              <draw:text-box>
                <text:p text:style-name="P7"><text:span text:style-name="T1"><text:s/></text:span><text:span text:style-name="T1">Retrod. <text:s/>check</text:span></text:p>
              </draw:text-box>
            </draw:frame>
            <draw:frame draw:style-name="gr12" draw:text-style-name="P10" draw:layer="layout" svg:width="1.797cm" svg:height="0.773cm" svg:x="9.799cm" svg:y="11.116cm">
              <draw:text-box>
                <text:p text:style-name="P9"><text:span text:style-name="T1">Forecast</text:span></text:p>
              </draw:text-box>
            </draw:frame>
            <draw:path draw:style-name="gr13" draw:text-style-name="P4" draw:layer="layout" svg:width="0.523cm" svg:height="1.105cm" draw:transform="skewX (0.349938515024863) rotate (0.40317105721069) translate (10.168324102676cm 10.0732590485383cm)" svg:viewBox="0 0 524 1106" svg:d="M524 0c-341 0-524 1106-524 1106">
              <text:p/>
            </draw:path>
            <draw:g draw:style-name="gr14">
              <draw:path draw:style-name="gr9" draw:text-style-name="P4" draw:layer="layout" svg:width="1.651cm" svg:height="0.735cm" draw:transform="skewX (0.165806278939461) rotate (1.43029732200935) translate (10.6658951067001cm 9.66051403470447cm)" svg:viewBox="0 0 1652 736" svg:d="M0 0c1076-1 1652 736 1652 736">
                <text:p/>
              </draw:path>
              <draw:path draw:style-name="gr9" draw:text-style-name="P4" draw:layer="layout" svg:width="1.751cm" svg:height="0.78cm" draw:transform="skewX (-0.00733038285837616) rotate (1.88739905310667) translate (10.6687448054162cm 9.66281759778451cm)" svg:viewBox="0 0 1752 781" svg:d="M0 0c1137 1 1752 781 1752 781">
                <text:p/>
              </draw:path>
            </draw:g>
            <draw:path draw:style-name="gr36" draw:text-style-name="P39" draw:layer="layout" svg:width="2.349cm" svg:height="2.399cm" svg:x="9.55cm" svg:y="7.5cm" svg:viewBox="0 0 2350 2400" svg:d="M2211 568c48 89 85 185 108 286 20 88 31 178 31 269 0 118-17 236-51 352-30 102-73 201-127 292-37 64-79 124-126 180l73 83-225 71c-52 44-107 83-164 118-90 55-186 99-286 130-113 34-229 51-344 51-89 0-178-10-264-31-99-24-193-61-280-110-87-50-167-111-238-183-71-73-131-155-179-244-49-89-85-185-108-286-21-88-31-178-31-269 0-118 17-236 51-352 30-102 72-200 126-292 9-16 19-31 29-47l-91-93 231-88c8-9 17-17 25-26 75-76 159-143 249-198 89-55 186-99 286-129 113-35 229-52 344-52 89 0 177 10 263 31 99 24 194 61 281 111 87 49 167 111 238 183 70 72 131 154 179 243zM134 1521c21 92 54 179 97 259 44 80 98 154 162 219s136 121 214 165c79 45 164 78 253 100 79 19 159 28 240 28 104 0 210-16 313-47 92-28 180-68 263-118 34-22 68-45 100-69l112-290 86 98c40-49 76-100 108-154 49-84 88-174 115-268 31-105 47-213 47-321 0-82-10-164-28-244-21-91-54-178-98-259-43-80-98-154-161-219-64-65-136-120-215-165-78-44-163-78-253-99-78-19-158-29-239-29-105 0-211 16-314 48-92 28-180 67-262 118-80 49-154 107-221 174l-94 294-76-77c-5 7-10 15-15 24-49 84-88 174-116 267-31 106-46 214-46 321 0 83 9 164 28 244z">
              <text:p/>
            </draw:path>
          </draw:g>
        </draw:g>
        <draw:g draw:style-name="gr1">
          <draw:g draw:style-name="gr1">
            <draw:custom-shape draw:style-name="gr37" draw:text-style-name="P13" draw:layer="layout" svg:width="1.664cm" svg:height="3.303cm" draw:transform="rotate (-1.5707963267949) translate (11.367cm 1.086cm)">
              <text:p/>
              <draw:enhanced-geometry svg:viewBox="0 0 21600 21600" draw:type="rectangle" draw:enhanced-path="M 0 0 L 21600 0 21600 21600 0 21600 0 0 Z N"/>
            </draw:custom-shape>
            <draw:custom-shape draw:style-name="gr38" draw:text-style-name="P40" draw:layer="layout" svg:width="2.407cm" svg:height="1.651cm" draw:transform="rotate (-1.5707963267949) translate (11.368cm 2.75cm)">
              <text:p/>
              <draw:enhanced-geometry svg:viewBox="0 0 21600 21600" draw:type="rectangle" draw:enhanced-path="M 0 0 L 21600 0 21600 21600 0 21600 0 0 Z N"/>
            </draw:custom-shape>
            <draw:frame draw:style-name="gr39" draw:text-style-name="P15" draw:layer="layout" svg:width="5cm" svg:height="1.073cm" svg:x="7.25cm" svg:y="0.276cm">
              <draw:text-box>
                <text:p text:style-name="P9"><text:span text:style-name="T3">Theories &amp; hypotheses</text:span></text:p>
              </draw:text-box>
            </draw:frame>
            <draw:frame draw:style-name="gr40" draw:text-style-name="P16" draw:layer="layout" svg:width="2.362cm" svg:height="1.073cm" draw:transform="rotate (-1.5707963267949) translate (12.255cm 2.865cm)">
              <draw:text-box>
                <text:p text:style-name="P9"><text:span text:style-name="T4">Inference</text:span></text:p>
              </draw:text-box>
            </draw:frame>
            <draw:frame draw:style-name="gr41" draw:text-style-name="P17" draw:layer="layout" svg:width="1.183cm" svg:height="0.624cm" svg:x="9.14cm" svg:y="5.151cm">
              <draw:text-box>
                <text:p text:style-name="P9"><text:span text:style-name="T5">Data</text:span></text:p>
              </draw:text-box>
            </draw:frame>
            <draw:frame draw:style-name="gr42" draw:text-style-name="P17" draw:layer="layout" svg:width="1.77cm" svg:height="0.997cm" svg:x="11.33cm" svg:y="2.239cm">
              <draw:text-box>
                <text:p text:style-name="P9"><text:span text:style-name="T5">Model</text:span></text:p>
              </draw:text-box>
            </draw:frame>
            <draw:frame draw:style-name="gr33" draw:text-style-name="P18" draw:layer="layout" svg:width="1.183cm" svg:height="0.581cm" draw:transform="rotate (1.5707963267949) translate (9.189cm 4.229cm)">
              <draw:text-box>
                <text:p text:style-name="P9"><text:span text:style-name="T6">Post-</text:span></text:p>
              </draw:text-box>
            </draw:frame>
            <draw:frame draw:style-name="gr33" draw:text-style-name="P18" draw:layer="layout" svg:width="1.184cm" svg:height="0.581cm" draw:transform="rotate (1.5707963267949) translate (9.189cm 2.454cm)">
              <draw:text-box>
                <text:p text:style-name="P9"><text:span text:style-name="T6">Pre-</text:span></text:p>
              </draw:text-box>
            </draw:frame>
            <draw:frame draw:style-name="gr33" draw:text-style-name="P18" draw:layer="layout" svg:width="1.177cm" svg:height="0.581cm" svg:x="8.247cm" svg:y="2.282cm">
              <draw:text-box>
                <text:p text:style-name="P9"><text:span text:style-name="T6">Pre-</text:span></text:p>
              </draw:text-box>
            </draw:frame>
            <draw:frame draw:style-name="gr33" draw:text-style-name="P18" draw:layer="layout" svg:width="1.177cm" svg:height="0.581cm" svg:x="10.008cm" svg:y="2.282cm">
              <draw:text-box>
                <text:p text:style-name="P9"><text:span text:style-name="T6">Post-</text:span></text:p>
              </draw:text-box>
            </draw:frame>
            <draw:frame draw:style-name="gr8" draw:text-style-name="P19" draw:layer="layout" svg:width="1.871cm" svg:height="0.911cm" svg:x="9.579cm" svg:y="2.885cm">
              <draw:text-box>
                <text:p text:style-name="P9"><text:span text:style-name="T7">Estimation</text:span></text:p>
              </draw:text-box>
            </draw:frame>
            <draw:frame draw:style-name="gr8" draw:text-style-name="P19" draw:layer="layout" svg:width="2.099cm" svg:height="0.911cm" svg:x="9.501cm" svg:y="4.269cm">
              <draw:text-box>
                <text:p text:style-name="P9"><text:span text:style-name="T7">Prediction</text:span></text:p>
              </draw:text-box>
            </draw:frame>
            <draw:path draw:style-name="gr2" draw:text-style-name="P20" draw:layer="layout" svg:width="1.663cm" svg:height="1.648cm" draw:transform="rotate (-1.5707963267949) translate (9.71455693894679cm 2.75205639179848cm)" svg:viewBox="0 0 1664 1649" svg:d="M0 1295l1325-1295h223l-1548 1513zM0 789l807-789h224l-1031 1008zM0 275l282-275h223l-505 494zM1664 396l-1281 1253h-224l1505-1471zM1664 903l-764 746h-223l987-964zM1664 1416l-239 233h-222l461-450z">
              <text:p/>
            </draw:path>
            <draw:line draw:style-name="gr5" draw:text-style-name="P21" draw:layer="layout" svg:x1="9.715cm" svg:y1="1.051cm" svg:x2="9.715cm" svg:y2="4.27cm">
              <text:p/>
            </draw:line>
            <draw:line draw:style-name="gr23" draw:text-style-name="P21" draw:layer="layout" svg:x1="8.028cm" svg:y1="2.752cm" svg:x2="11.548cm" svg:y2="2.752cm">
              <text:p/>
            </draw:line>
            <draw:line draw:style-name="gr6" draw:text-style-name="P21" draw:layer="layout" svg:x1="9.715cm" svg:y1="4.232cm" svg:x2="9.715cm" svg:y2="5.157cm">
              <text:p/>
            </draw:line>
          </draw:g>
          <draw:custom-shape draw:style-name="gr43" draw:text-style-name="P21" draw:layer="layout" svg:width="5.25cm" svg:height="5.277cm" svg:x="7.5cm" svg:y="0.543cm">
            <text:p/>
            <draw:enhanced-geometry svg:viewBox="0 0 21600 21600" draw:type="rectangle" draw:enhanced-path="M 0 0 L 21600 0 21600 21600 0 21600 0 0 Z N"/>
          </draw:custom-shape>
          <draw:frame draw:style-name="gr25" draw:text-style-name="P22" draw:layer="layout" svg:width="4.052cm" svg:height="0.674cm" svg:x="8.079cm" svg:y="-0.115cm">
            <draw:text-box>
              <text:p text:style-name="P9"><text:span text:style-name="T8">Model-data space</text:span></text:p>
            </draw:text-box>
          </draw:frame>
        </draw:g>
        <draw:g draw:style-name="gr1">
          <draw:g draw:style-name="gr14">
            <draw:path draw:style-name="gr2" draw:text-style-name="P23" draw:layer="layout" svg:width="2.337cm" svg:height="2.272cm" draw:transform="rotate (-1.5707963267949) translate (2.85592945811639cm 2.89490315297865cm)" svg:viewBox="0 0 2338 2273" svg:d="M0 1784l1862-1784h313l-2175 2085zM0 1086l1134-1086h314l-1448 1387zM0 380l396-380h314l-710 680zM2338 547l-1801 1726h-314l2115-2027zM2338 1244l-1073 1029h-315l1388-1330zM2338 1951l-336 322h-314l650-623z">
              <text:p/>
            </draw:path>
            <draw:path draw:style-name="gr2" draw:text-style-name="P23" draw:layer="layout" svg:width="2.337cm" svg:height="2.272cm" draw:transform="rotate (-1.5707963267949) translate (5.17292945811639cm 0.578903152978649cm)" svg:viewBox="0 0 2338 2273" svg:d="M0 1784l1862-1784h313l-2175 2085zM0 1086l1134-1086h314l-1448 1387zM0 380l396-380h314l-710 680zM2338 547l-1801 1726h-314l2115-2027zM2338 1244l-1073 1029h-315l1388-1330zM2338 1951l-336 322h-314l650-623z">
              <text:p/>
            </draw:path>
            <draw:line draw:style-name="gr23" draw:text-style-name="P21" draw:layer="layout" svg:x1="0.55cm" svg:y1="2.922cm" svg:x2="5.49cm" svg:y2="2.922cm">
              <text:p/>
            </draw:line>
            <draw:line draw:style-name="gr5" draw:text-style-name="P24" draw:layer="layout" svg:x1="2.862cm" svg:y1="0.521cm" svg:x2="2.862cm" svg:y2="5.028cm">
              <text:p/>
            </draw:line>
            <draw:line draw:style-name="gr6" draw:text-style-name="P24" draw:layer="layout" svg:x1="2.862cm" svg:y1="5.028cm" svg:x2="2.862cm" svg:y2="5.668cm">
              <text:p/>
            </draw:line>
            <draw:frame draw:style-name="gr26" draw:text-style-name="P26" draw:layer="layout" svg:width="2.078cm" svg:height="0.775cm" svg:x="3.738cm" svg:y="4.613cm">
              <draw:text-box>
                <text:p text:style-name="P7"><text:span text:style-name="T9">Fit data</text:span></text:p>
              </draw:text-box>
            </draw:frame>
            <draw:frame draw:style-name="gr11" draw:text-style-name="P27" draw:layer="layout" svg:width="2.048cm" svg:height="1.241cm" svg:x="3.602cm" svg:y="2.85cm">
              <draw:text-box>
                <text:p text:style-name="P7"><text:span text:style-name="T10">Model</text:span></text:p>
                <text:p text:style-name="P5"><text:span text:style-name="T10"><text:s text:c="3"/></text:span><text:span text:style-name="T10">building <text:s text:c="3"/></text:span></text:p>
              </draw:text-box>
            </draw:frame>
            <draw:frame draw:style-name="gr8" draw:text-style-name="P28" draw:layer="layout" svg:width="1.799cm" svg:height="0.911cm" svg:x="0.575cm" svg:y="1.338cm">
              <draw:text-box>
                <text:p text:style-name="P5"><text:span text:style-name="T9">Research question</text:span></text:p>
              </draw:text-box>
            </draw:frame>
            <draw:path draw:style-name="gr27" draw:text-style-name="P29" draw:layer="layout" svg:width="2.573cm" svg:height="2.708cm" draw:transform="rotate (-1.5707963267949) translate (4.54192945811639cm 2.18090315297865cm)" svg:viewBox="0 0 2574 2709" svg:d="M2101 271c-114 45-231 108-346 191-116 82-232 183-343 301-150 158-289 342-410 542-1 2-3 3-4 4-1 0-1 0-2 1l-901 1394c-1 1-2 2-4 3s-4 2-5 2c-2 0-4-1-6-2l-38-23-37-22c-1-1-3-3-4-4 0-2-1-4-1-6s1-4 1-6c1 0 1 0 1 0l915-1415c1-2 2-3 4-4 0 0 1 0 1-1 122-198 260-378 409-536 116-123 237-229 359-315 123-88 248-156 371-203 77-30 153-50 226-63l-19-109 306 119-250 199-18-103c-67 11-135 30-205 56z">
              <text:p/>
            </draw:path>
          </draw:g>
          <draw:frame draw:style-name="gr28" draw:text-style-name="P30" draw:layer="layout" svg:width="4.25cm" svg:height="1.097cm" svg:x="0.75cm" svg:y="-0.314cm">
            <draw:text-box>
              <text:p text:style-name="P9"><text:span text:style-name="T11">TREND ESTIMATION</text:span></text:p>
            </draw:text-box>
          </draw:frame>
        </draw:g>
        <draw:g draw:style-name="gr1">
          <draw:g draw:style-name="gr1">
            <draw:custom-shape draw:style-name="gr29" draw:text-style-name="P31" draw:layer="layout" svg:width="3.918cm" svg:height="1.599cm" draw:transform="rotate (-1.5707963267949) translate (4.826cm 7.575cm)">
              <text:p/>
              <draw:enhanced-geometry svg:viewBox="0 0 21600 21600" draw:type="rectangle" draw:enhanced-path="M 0 0 L 21600 0 21600 21600 0 21600 0 0 Z N"/>
            </draw:custom-shape>
            <draw:path draw:style-name="gr2" draw:text-style-name="P20" draw:layer="layout" svg:width="2.334cm" svg:height="2.272cm" draw:transform="rotate (1.5707963267949) translate (0.6035394076711cm 11.869300560871cm)" svg:viewBox="0 0 2335 2273" svg:d="M0 1784l1860-1784h312l-2172 2085zM0 1086l1133-1086h313l-1446 1387zM0 380l396-380h313l-709 680zM2335 547l-1798 1726h-314l2112-2027zM2335 1244l-1072 1029h-314l1386-1330zM2335 1951l-335 322h-314l649-623z">
              <text:p/>
            </draw:path>
            <draw:path draw:style-name="gr30" draw:text-style-name="P32" draw:layer="layout" svg:width="2.338cm" svg:height="2.27cm" draw:transform="rotate (-1.5707963267949) translate (2.884cm 7.166cm)" svg:viewBox="0 0 2339 2271" svg:d="M0 1928l1986-1928h312l-2298 2230zM0 1221l1258-1221h312l-1570 1524zM0 515l530-515h312l-842 817zM0 0h114l-114 111zM2339 666l-1653 1605h-312l1965-1907zM2339 1373l-925 898h-312l1237-1201zM2339 2079l-198 192h-311l509-495z">
              <text:p/>
            </draw:path>
            <draw:line draw:style-name="gr5" draw:text-style-name="P21" draw:layer="layout" svg:x1="2.876cm" svg:y1="7.142cm" svg:x2="2.876cm" svg:y2="11.643cm">
              <text:p/>
            </draw:line>
            <draw:line draw:style-name="gr23" draw:text-style-name="P21" draw:layer="layout" svg:x1="0.55cm" svg:y1="9.522cm" svg:x2="5.49cm" svg:y2="9.522cm">
              <text:p/>
            </draw:line>
            <draw:line draw:style-name="gr6" draw:text-style-name="P21" draw:layer="layout" svg:x1="2.876cm" svg:y1="11.643cm" svg:x2="2.876cm" svg:y2="12.283cm">
              <text:p/>
            </draw:line>
            <draw:path draw:style-name="gr31" draw:text-style-name="P21" draw:layer="layout" svg:width="0.986cm" svg:height="0.544cm" draw:transform="skewX (-0.40317105721069) rotate (1.43151905248575) translate (3.42750184909192cm 11.8274312251706cm)" svg:viewBox="0 0 987 545" svg:d="M987 0c-640 0-987 545-987 545">
              <text:p/>
            </draw:path>
            <draw:frame draw:style-name="gr32" draw:text-style-name="P33" draw:layer="layout" svg:width="1.796cm" svg:height="0.775cm" svg:x="3.75cm" svg:y="11.35cm">
              <draw:text-box>
                <text:p text:style-name="P9"><text:span text:style-name="T12">Forecast</text:span></text:p>
              </draw:text-box>
            </draw:frame>
            <draw:frame draw:style-name="gr33" draw:text-style-name="P34" draw:layer="layout" svg:width="2.072cm" svg:height="0.581cm" svg:x="4.37cm" svg:y="10.158cm">
              <draw:text-box>
                <text:p text:style-name="P7"><text:span text:style-name="T12">Calibration</text:span></text:p>
              </draw:text-box>
            </draw:frame>
            <draw:path draw:style-name="gr34" draw:text-style-name="P35" draw:layer="layout" svg:width="3.42cm" svg:height="1.209cm" draw:transform="rotate (1.5707963267949) translate (3.317cm 11.226cm)" svg:viewBox="0 0 3421 1210" svg:d="M2923 1167c96-28 184-69 258-118 36-25 70-53 99-82 30-30 56-61 76-95 21-33 37-69 48-105s17-75 17-113c0-39-6-77-17-114-11-36-27-72-48-104-20-34-46-66-76-95-29-30-63-57-99-83-74-49-162-90-258-118-40-11-82-21-125-28l1-112-182 97c-3 0-6 0-9 0-93 0-188 23-282 59-91 35-181 84-263 137s-156 109-217 161c-31 26-59 50-83 72-20 18-38 34-52 47-15-13-31-29-51-47-24-22-52-46-83-72-62-51-136-108-218-161-83-53-172-103-265-138-92-37-188-59-281-59-112 0-218 15-315 43s-184 69-258 118c-37 25-70 53-100 83-29 29-55 61-76 94-20 34-36 69-47 106-12 36-17 74-17 112 0 40 5 77 17 114 11 37 27 72 47 105 21 33 47 65 76 95 30 29 63 57 100 82 74 50 161 90 258 118s203 44 315 44c93 0 188-23 281-60 92-35 182-83 264-137 81-53 156-109 217-161 31-25 59-49 83-72 20-17 38-33 52-47 14 14 31 30 51 47 24 22 52 47 83 72 62 51 136 108 218 162 82 53 172 102 264 137 93 37 189 59 282 59 112 0 218-15 315-43zM3280 745c-9 30-23 58-39 86-18 28-39 54-64 78-23 25-51 48-83 69-62 42-135 77-218 100-82 24-173 36-268 36-41 0-83-5-126-16-43-10-86-25-129-43-87-38-172-88-249-142s-146-110-203-157c-28-25-52-48-73-66-10-10-19-18-27-26-4-4-7-7-10-10 3-3 6-6 10-10 8-8 17-16 27-26 21-19 45-42 73-66 57-48 126-104 203-158 77-53 162-104 249-141 43-18 86-33 129-44 34-8 69-14 102-16l212 127 1-110c27 6 54 12 79 19 83 24 156 59 218 100 32 22 60 44 83 69 25 25 46 51 64 78 16 28 30 56 39 86 8 30 13 61 13 92s-5 62-13 91zM141 744c-9-29-13-60-13-92 0-31 4-61 13-91 9-29 22-58 39-85 18-28 39-55 63-79s52-48 83-68c63-43 136-77 218-100 83-24 174-37 269-37 40 0 83 5 126 16 43 10 86 25 129 44 86 37 172 88 248 141 78 54 147 110 204 159 28 24 52 46 73 64 10 10 19 19 27 27 4 3 7 6 10 9-3 4-6 7-10 11-8 8-17 16-27 25-21 20-45 42-73 66-57 49-126 105-204 158-76 54-162 104-248 141-43 18-86 33-129 45-43 10-86 16-126 16-95 0-186-13-269-37-82-24-155-58-218-100-31-22-59-44-83-69s-45-51-63-78c-17-27-30-56-39-86z">
              <text:p/>
            </draw:path>
            <draw:frame draw:style-name="gr8" draw:text-style-name="P34" draw:layer="layout" svg:width="2.076cm" svg:height="0.911cm" svg:x="3.674cm" svg:y="7.221cm">
              <draw:text-box>
                <text:p text:style-name="P7"><text:span text:style-name="T12"><text:s/></text:span><text:span text:style-name="T12">Model</text:span></text:p>
                <text:p text:style-name="P7"><text:span text:style-name="T12"><text:s text:c="5"/></text:span><text:span text:style-name="T12">building <text:s/></text:span></text:p>
              </draw:text-box>
            </draw:frame>
            <draw:path draw:style-name="gr35" draw:text-style-name="P21" draw:layer="layout" svg:width="1.221cm" svg:height="0.571cm" draw:transform="skewX (0.273493093787511) rotate (0.749967979581963) translate (2.3830797090461cm 8.3491111181438cm)" svg:viewBox="0 0 1222 572" svg:d="M0 0c794 0 1222 572 1222 572">
              <text:p/>
            </draw:path>
            <draw:frame draw:style-name="gr8" draw:text-style-name="P34" draw:layer="layout" svg:width="1.796cm" svg:height="0.911cm" svg:x="0.978cm" svg:y="8.237cm">
              <draw:text-box>
                <text:p text:style-name="P7"><text:span text:style-name="T12">Research</text:span></text:p>
                <text:p text:style-name="P7"><text:span text:style-name="T12"><text:s text:c="2"/></text:span><text:span text:style-name="T12">question</text:span></text:p>
              </draw:text-box>
            </draw:frame>
          </draw:g>
          <draw:frame draw:style-name="gr28" draw:text-style-name="P37" draw:layer="layout" svg:width="4.5cm" svg:height="1.097cm" svg:x="0.65cm" svg:y="6.078cm">
            <draw:text-box>
              <text:p text:style-name="P9"><text:span text:style-name="T13">FORECASTING</text:span></text:p>
              <text:p text:style-name="P9"><text:span text:style-name="T14">(process-based model)</text:span></text:p>
            </draw:text-box>
          </draw:frame>
        </draw:g>
        <draw:frame draw:style-name="gr26" draw:text-style-name="P38" draw:layer="layout" svg:width="1cm" svg:height="0.775cm" svg:x="0cm" svg:y="0.008cm">
          <draw:text-box>
            <text:p text:style-name="P9"><text:span text:style-name="T15">A</text:span></text:p>
          </draw:text-box>
        </draw:frame>
        <draw:frame draw:style-name="gr26" draw:text-style-name="P38" draw:layer="layout" svg:width="1cm" svg:height="0.775cm" svg:x="0cm" svg:y="6.325cm">
          <draw:text-box>
            <text:p text:style-name="P9"><text:span text:style-name="T15">B</text:span></text:p>
          </draw:text-box>
        </draw:frame>
        <draw:frame draw:style-name="gr26" draw:text-style-name="P38" draw:layer="layout" svg:width="1cm" svg:height="0.775cm" svg:x="7.5cm" svg:y="6.226cm">
          <draw:text-box>
            <text:p text:style-name="P9"><text:span text:style-name="T15">C</text:span></text:p>
          </draw:text-box>
        </draw:frame>
      </draw:page>
      <draw:page draw:name="page3" draw:style-name="dp1" draw:master-page-name="Default">
        <draw:g draw:style-name="gr1">
          <draw:frame draw:style-name="gr15" draw:text-style-name="P11" draw:layer="layout" svg:width="4.191cm" svg:height="1.01cm" svg:x="8.207cm" svg:y="5.92cm">
            <draw:text-box>
              <text:p text:style-name="P9"><text:span text:style-name="T2">THE WORFLOW</text:span></text:p>
            </draw:text-box>
          </draw:frame>
          <draw:g draw:style-name="gr1">
            <draw:path draw:style-name="gr2" draw:text-style-name="P1" draw:layer="layout" svg:width="2.334cm" svg:height="2.266cm" draw:transform="rotate (-1.5707963267949) translate (10.045cm 9.554cm)" svg:viewBox="0 0 2335 2267" svg:d="M0 1779l1859-1779h313l-2172 2080zM0 1084l1133-1084h313l-1446 1384zM0 379l396-379h313l-709 679zM2335 545l-1798 1722h-314l2112-2021zM2335 1241l-1072 1026h-314l1386-1326zM2335 1946l-335 321h-314l649-621z">
              <text:p/>
            </draw:path>
            <draw:line draw:style-name="gr23" draw:text-style-name="P21" draw:layer="layout" svg:x1="7.71cm" svg:y1="9.55cm" svg:x2="12.65cm" svg:y2="9.55cm">
              <text:p/>
            </draw:line>
            <draw:line draw:style-name="gr5" draw:text-style-name="P4" draw:layer="layout" svg:x1="10.028cm" svg:y1="7.178cm" svg:x2="10.028cm" svg:y2="11.679cm">
              <text:p/>
            </draw:line>
            <draw:line draw:style-name="gr6" draw:text-style-name="P4" draw:layer="layout" svg:x1="10.028cm" svg:y1="11.68cm" svg:x2="10.028cm" svg:y2="12.32cm">
              <text:p/>
            </draw:line>
            <draw:frame draw:style-name="gr7" draw:text-style-name="P6" draw:layer="layout" svg:width="1.716cm" svg:height="1.241cm" svg:x="9.9cm" svg:y="6.359cm">
              <draw:text-box>
                <text:p text:style-name="P5"><text:span text:style-name="T1"><text:s text:c="7"/></text:span><text:span text:style-name="T1">Model building <text:s/></text:span></text:p>
              </draw:text-box>
            </draw:frame>
            <draw:frame draw:style-name="gr8" draw:text-style-name="P6" draw:layer="layout" svg:width="1.796cm" svg:height="0.911cm" svg:x="7.9cm" svg:y="7.75cm">
              <draw:text-box>
                <text:p text:style-name="P5"><text:span text:style-name="T1">Research</text:span></text:p>
                <text:p text:style-name="P5"><text:span text:style-name="T1"><text:s text:c="2"/></text:span><text:span text:style-name="T1">question</text:span></text:p>
              </draw:text-box>
            </draw:frame>
            <draw:frame draw:style-name="gr11" draw:text-style-name="P8" draw:layer="layout" svg:width="2.076cm" svg:height="1.241cm" svg:x="11.609cm" svg:y="7.855cm">
              <draw:text-box>
                <text:p text:style-name="P7"><text:span text:style-name="T1">Model</text:span></text:p>
                <text:p text:style-name="P7"><text:span text:style-name="T1"><text:s text:c="2"/></text:span><text:span text:style-name="T1">evaluation <text:s text:c="2"/></text:span></text:p>
              </draw:text-box>
            </draw:frame>
            <draw:path draw:style-name="gr9" draw:text-style-name="P4" draw:layer="layout" svg:width="0.57cm" svg:height="0.389cm" draw:transform="skewX (0.534419816960664) rotate (-1.15191730631626) translate (11.9340299161375cm 7.12931421305136cm)" svg:viewBox="0 0 571 390" svg:d="M571 0c-371 0-571 390-571 390">
              <text:p/>
            </draw:path>
            <draw:frame draw:style-name="gr10" draw:text-style-name="P8" draw:layer="layout" svg:width="2.076cm" svg:height="0.772cm" svg:x="11.324cm" svg:y="9.463cm">
              <draw:text-box>
                <text:p text:style-name="P7"><text:span text:style-name="T1">Fit data</text:span></text:p>
              </draw:text-box>
            </draw:frame>
            <draw:frame draw:style-name="gr11" draw:text-style-name="P8" draw:layer="layout" svg:width="2.169cm" svg:height="1.241cm" svg:x="10.331cm" svg:y="9.663cm">
              <draw:text-box>
                <text:p text:style-name="P7"><text:span text:style-name="T1"><text:s/></text:span><text:span text:style-name="T1">Retrod. <text:s/>check</text:span></text:p>
              </draw:text-box>
            </draw:frame>
            <draw:frame draw:style-name="gr12" draw:text-style-name="P10" draw:layer="layout" svg:width="1.797cm" svg:height="0.773cm" svg:x="9.799cm" svg:y="11.116cm">
              <draw:text-box>
                <text:p text:style-name="P9"><text:span text:style-name="T1">Forecast</text:span></text:p>
              </draw:text-box>
            </draw:frame>
            <draw:path draw:style-name="gr13" draw:text-style-name="P4" draw:layer="layout" svg:width="0.523cm" svg:height="1.105cm" draw:transform="skewX (0.349938515024863) rotate (0.40317105721069) translate (10.168324102676cm 10.0732590485383cm)" svg:viewBox="0 0 524 1106" svg:d="M524 0c-341 0-524 1106-524 1106">
              <text:p/>
            </draw:path>
            <draw:g draw:style-name="gr14">
              <draw:path draw:style-name="gr9" draw:text-style-name="P4" draw:layer="layout" svg:width="1.651cm" svg:height="0.735cm" draw:transform="skewX (0.165806278939461) rotate (1.43029732200935) translate (10.6658951067001cm 9.66051403470447cm)" svg:viewBox="0 0 1652 736" svg:d="M0 0c1076-1 1652 736 1652 736">
                <text:p/>
              </draw:path>
              <draw:path draw:style-name="gr9" draw:text-style-name="P4" draw:layer="layout" svg:width="1.751cm" svg:height="0.78cm" draw:transform="skewX (-0.00733038285837616) rotate (1.88739905310667) translate (10.6687448054162cm 9.66281759778451cm)" svg:viewBox="0 0 1752 781" svg:d="M0 0c1137 1 1752 781 1752 781">
                <text:p/>
              </draw:path>
            </draw:g>
            <draw:path draw:style-name="gr36" draw:text-style-name="P39" draw:layer="layout" svg:width="2.349cm" svg:height="2.399cm" svg:x="9.55cm" svg:y="7.5cm" svg:viewBox="0 0 2350 2400" svg:d="M2211 568c48 89 85 185 108 286 20 88 31 178 31 269 0 118-17 236-51 352-30 102-73 201-127 292-37 64-79 124-126 180l73 83-225 71c-52 44-107 83-164 118-90 55-186 99-286 130-113 34-229 51-344 51-89 0-178-10-264-31-99-24-193-61-280-110-87-50-167-111-238-183-71-73-131-155-179-244-49-89-85-185-108-286-21-88-31-178-31-269 0-118 17-236 51-352 30-102 72-200 126-292 9-16 19-31 29-47l-91-93 231-88c8-9 17-17 25-26 75-76 159-143 249-198 89-55 186-99 286-129 113-35 229-52 344-52 89 0 177 10 263 31 99 24 194 61 281 111 87 49 167 111 238 183 70 72 131 154 179 243zM134 1521c21 92 54 179 97 259 44 80 98 154 162 219s136 121 214 165c79 45 164 78 253 100 79 19 159 28 240 28 104 0 210-16 313-47 92-28 180-68 263-118 34-22 68-45 100-69l112-290 86 98c40-49 76-100 108-154 49-84 88-174 115-268 31-105 47-213 47-321 0-82-10-164-28-244-21-91-54-178-98-259-43-80-98-154-161-219-64-65-136-120-215-165-78-44-163-78-253-99-78-19-158-29-239-29-105 0-211 16-314 48-92 28-180 67-262 118-80 49-154 107-221 174l-94 294-76-77c-5 7-10 15-15 24-49 84-88 174-116 267-31 106-46 214-46 321 0 83 9 164 28 244z">
              <text:p/>
            </draw:path>
          </draw:g>
        </draw:g>
        <draw:g draw:style-name="gr1">
          <draw:g draw:style-name="gr1">
            <draw:custom-shape draw:style-name="gr37" draw:text-style-name="P13" draw:layer="layout" svg:width="1.664cm" svg:height="3.303cm" draw:transform="rotate (-1.5707963267949) translate (4.767cm 1.086cm)">
              <text:p/>
              <draw:enhanced-geometry svg:viewBox="0 0 21600 21600" draw:type="rectangle" draw:enhanced-path="M 0 0 L 21600 0 21600 21600 0 21600 0 0 Z N"/>
            </draw:custom-shape>
            <draw:custom-shape draw:style-name="gr38" draw:text-style-name="P40" draw:layer="layout" svg:width="2.407cm" svg:height="1.651cm" draw:transform="rotate (-1.5707963267949) translate (4.768cm 2.75cm)">
              <text:p/>
              <draw:enhanced-geometry svg:viewBox="0 0 21600 21600" draw:type="rectangle" draw:enhanced-path="M 0 0 L 21600 0 21600 21600 0 21600 0 0 Z N"/>
            </draw:custom-shape>
            <draw:frame draw:style-name="gr39" draw:text-style-name="P15" draw:layer="layout" svg:width="5cm" svg:height="1.073cm" svg:x="0.65cm" svg:y="0.276cm">
              <draw:text-box>
                <text:p text:style-name="P9"><text:span text:style-name="T3">Theories &amp; hypotheses</text:span></text:p>
              </draw:text-box>
            </draw:frame>
            <draw:frame draw:style-name="gr40" draw:text-style-name="P16" draw:layer="layout" svg:width="2.362cm" svg:height="1.073cm" draw:transform="rotate (-1.5707963267949) translate (5.655cm 2.865cm)">
              <draw:text-box>
                <text:p text:style-name="P9"><text:span text:style-name="T4">Inference</text:span></text:p>
              </draw:text-box>
            </draw:frame>
            <draw:frame draw:style-name="gr41" draw:text-style-name="P17" draw:layer="layout" svg:width="1.183cm" svg:height="0.624cm" svg:x="2.54cm" svg:y="5.151cm">
              <draw:text-box>
                <text:p text:style-name="P9"><text:span text:style-name="T5">Data</text:span></text:p>
              </draw:text-box>
            </draw:frame>
            <draw:frame draw:style-name="gr42" draw:text-style-name="P17" draw:layer="layout" svg:width="1.77cm" svg:height="0.997cm" svg:x="4.73cm" svg:y="2.239cm">
              <draw:text-box>
                <text:p text:style-name="P9"><text:span text:style-name="T5">Model</text:span></text:p>
              </draw:text-box>
            </draw:frame>
            <draw:frame draw:style-name="gr33" draw:text-style-name="P18" draw:layer="layout" svg:width="1.183cm" svg:height="0.581cm" draw:transform="rotate (1.5707963267949) translate (2.589cm 4.229cm)">
              <draw:text-box>
                <text:p text:style-name="P9"><text:span text:style-name="T6">Post-</text:span></text:p>
              </draw:text-box>
            </draw:frame>
            <draw:frame draw:style-name="gr33" draw:text-style-name="P18" draw:layer="layout" svg:width="1.184cm" svg:height="0.581cm" draw:transform="rotate (1.5707963267949) translate (2.589cm 2.454cm)">
              <draw:text-box>
                <text:p text:style-name="P9"><text:span text:style-name="T6">Pre-</text:span></text:p>
              </draw:text-box>
            </draw:frame>
            <draw:frame draw:style-name="gr33" draw:text-style-name="P18" draw:layer="layout" svg:width="1.177cm" svg:height="0.581cm" svg:x="1.647cm" svg:y="2.282cm">
              <draw:text-box>
                <text:p text:style-name="P9"><text:span text:style-name="T6">Pre-</text:span></text:p>
              </draw:text-box>
            </draw:frame>
            <draw:frame draw:style-name="gr33" draw:text-style-name="P18" draw:layer="layout" svg:width="1.177cm" svg:height="0.581cm" svg:x="3.408cm" svg:y="2.282cm">
              <draw:text-box>
                <text:p text:style-name="P9"><text:span text:style-name="T6">Post-</text:span></text:p>
              </draw:text-box>
            </draw:frame>
            <draw:frame draw:style-name="gr8" draw:text-style-name="P19" draw:layer="layout" svg:width="1.871cm" svg:height="0.911cm" svg:x="2.979cm" svg:y="2.885cm">
              <draw:text-box>
                <text:p text:style-name="P9"><text:span text:style-name="T7">Estimation</text:span></text:p>
              </draw:text-box>
            </draw:frame>
            <draw:frame draw:style-name="gr8" draw:text-style-name="P19" draw:layer="layout" svg:width="2.099cm" svg:height="0.911cm" svg:x="2.901cm" svg:y="4.269cm">
              <draw:text-box>
                <text:p text:style-name="P9"><text:span text:style-name="T7">Prediction</text:span></text:p>
              </draw:text-box>
            </draw:frame>
            <draw:path draw:style-name="gr2" draw:text-style-name="P20" draw:layer="layout" svg:width="1.663cm" svg:height="1.648cm" draw:transform="rotate (-1.5707963267949) translate (3.11455693894679cm 2.75205639179848cm)" svg:viewBox="0 0 1664 1649" svg:d="M0 1295l1325-1295h223l-1548 1513zM0 789l807-789h224l-1031 1008zM0 275l282-275h223l-505 494zM1664 396l-1281 1253h-224l1505-1471zM1664 903l-764 746h-223l987-964zM1664 1416l-239 233h-222l461-450z">
              <text:p/>
            </draw:path>
            <draw:line draw:style-name="gr5" draw:text-style-name="P21" draw:layer="layout" svg:x1="3.115cm" svg:y1="1.051cm" svg:x2="3.115cm" svg:y2="4.27cm">
              <text:p/>
            </draw:line>
            <draw:line draw:style-name="gr23" draw:text-style-name="P21" draw:layer="layout" svg:x1="1.428cm" svg:y1="2.752cm" svg:x2="4.948cm" svg:y2="2.752cm">
              <text:p/>
            </draw:line>
            <draw:line draw:style-name="gr6" draw:text-style-name="P21" draw:layer="layout" svg:x1="3.115cm" svg:y1="4.232cm" svg:x2="3.115cm" svg:y2="5.157cm">
              <text:p/>
            </draw:line>
          </draw:g>
          <draw:custom-shape draw:style-name="gr43" draw:text-style-name="P21" draw:layer="layout" svg:width="5.25cm" svg:height="5.277cm" svg:x="0.9cm" svg:y="0.543cm">
            <text:p/>
            <draw:enhanced-geometry svg:viewBox="0 0 21600 21600" draw:type="rectangle" draw:enhanced-path="M 0 0 L 21600 0 21600 21600 0 21600 0 0 Z N"/>
          </draw:custom-shape>
          <draw:frame draw:style-name="gr25" draw:text-style-name="P22" draw:layer="layout" svg:width="4.052cm" svg:height="0.674cm" svg:x="1.479cm" svg:y="-0.115cm">
            <draw:text-box>
              <text:p text:style-name="P9"><text:span text:style-name="T8">Model-data space</text:span></text:p>
            </draw:text-box>
          </draw:frame>
        </draw:g>
        <draw:g draw:style-name="gr1">
          <draw:g draw:style-name="gr1">
            <draw:custom-shape draw:style-name="gr29" draw:text-style-name="P31" draw:layer="layout" svg:width="3.918cm" svg:height="1.599cm" draw:transform="rotate (-1.5707963267949) translate (4.826cm 7.575cm)">
              <text:p/>
              <draw:enhanced-geometry svg:viewBox="0 0 21600 21600" draw:type="rectangle" draw:enhanced-path="M 0 0 L 21600 0 21600 21600 0 21600 0 0 Z N"/>
            </draw:custom-shape>
            <draw:path draw:style-name="gr2" draw:text-style-name="P20" draw:layer="layout" svg:width="2.334cm" svg:height="2.272cm" draw:transform="rotate (1.5707963267949) translate (0.6035394076711cm 11.869300560871cm)" svg:viewBox="0 0 2335 2273" svg:d="M0 1784l1860-1784h312l-2172 2085zM0 1086l1133-1086h313l-1446 1387zM0 380l396-380h313l-709 680zM2335 547l-1798 1726h-314l2112-2027zM2335 1244l-1072 1029h-314l1386-1330zM2335 1951l-335 322h-314l649-623z">
              <text:p/>
            </draw:path>
            <draw:path draw:style-name="gr30" draw:text-style-name="P32" draw:layer="layout" svg:width="2.338cm" svg:height="2.27cm" draw:transform="rotate (-1.5707963267949) translate (2.884cm 7.166cm)" svg:viewBox="0 0 2339 2271" svg:d="M0 1928l1986-1928h312l-2298 2230zM0 1221l1258-1221h312l-1570 1524zM0 515l530-515h312l-842 817zM0 0h114l-114 111zM2339 666l-1653 1605h-312l1965-1907zM2339 1373l-925 898h-312l1237-1201zM2339 2079l-198 192h-311l509-495z">
              <text:p/>
            </draw:path>
            <draw:line draw:style-name="gr5" draw:text-style-name="P21" draw:layer="layout" svg:x1="2.876cm" svg:y1="7.142cm" svg:x2="2.876cm" svg:y2="11.643cm">
              <text:p/>
            </draw:line>
            <draw:line draw:style-name="gr23" draw:text-style-name="P21" draw:layer="layout" svg:x1="0.55cm" svg:y1="9.522cm" svg:x2="5.49cm" svg:y2="9.522cm">
              <text:p/>
            </draw:line>
            <draw:line draw:style-name="gr6" draw:text-style-name="P21" draw:layer="layout" svg:x1="2.876cm" svg:y1="11.643cm" svg:x2="2.876cm" svg:y2="12.283cm">
              <text:p/>
            </draw:line>
            <draw:path draw:style-name="gr31" draw:text-style-name="P21" draw:layer="layout" svg:width="0.986cm" svg:height="0.544cm" draw:transform="skewX (-0.40317105721069) rotate (1.43151905248575) translate (3.42750184909192cm 11.8274312251706cm)" svg:viewBox="0 0 987 545" svg:d="M987 0c-640 0-987 545-987 545">
              <text:p/>
            </draw:path>
            <draw:frame draw:style-name="gr32" draw:text-style-name="P33" draw:layer="layout" svg:width="1.796cm" svg:height="0.775cm" svg:x="3.75cm" svg:y="11.35cm">
              <draw:text-box>
                <text:p text:style-name="P9"><text:span text:style-name="T12">Forecast</text:span></text:p>
              </draw:text-box>
            </draw:frame>
            <draw:frame draw:style-name="gr33" draw:text-style-name="P34" draw:layer="layout" svg:width="2.072cm" svg:height="0.581cm" svg:x="4.37cm" svg:y="10.158cm">
              <draw:text-box>
                <text:p text:style-name="P7"><text:span text:style-name="T12">Calibration</text:span></text:p>
              </draw:text-box>
            </draw:frame>
            <draw:path draw:style-name="gr34" draw:text-style-name="P35" draw:layer="layout" svg:width="3.42cm" svg:height="1.209cm" draw:transform="rotate (1.5707963267949) translate (3.317cm 11.226cm)" svg:viewBox="0 0 3421 1210" svg:d="M2923 1167c96-28 184-69 258-118 36-25 70-53 99-82 30-30 56-61 76-95 21-33 37-69 48-105s17-75 17-113c0-39-6-77-17-114-11-36-27-72-48-104-20-34-46-66-76-95-29-30-63-57-99-83-74-49-162-90-258-118-40-11-82-21-125-28l1-112-182 97c-3 0-6 0-9 0-93 0-188 23-282 59-91 35-181 84-263 137s-156 109-217 161c-31 26-59 50-83 72-20 18-38 34-52 47-15-13-31-29-51-47-24-22-52-46-83-72-62-51-136-108-218-161-83-53-172-103-265-138-92-37-188-59-281-59-112 0-218 15-315 43s-184 69-258 118c-37 25-70 53-100 83-29 29-55 61-76 94-20 34-36 69-47 106-12 36-17 74-17 112 0 40 5 77 17 114 11 37 27 72 47 105 21 33 47 65 76 95 30 29 63 57 100 82 74 50 161 90 258 118s203 44 315 44c93 0 188-23 281-60 92-35 182-83 264-137 81-53 156-109 217-161 31-25 59-49 83-72 20-17 38-33 52-47 14 14 31 30 51 47 24 22 52 47 83 72 62 51 136 108 218 162 82 53 172 102 264 137 93 37 189 59 282 59 112 0 218-15 315-43zM3280 745c-9 30-23 58-39 86-18 28-39 54-64 78-23 25-51 48-83 69-62 42-135 77-218 100-82 24-173 36-268 36-41 0-83-5-126-16-43-10-86-25-129-43-87-38-172-88-249-142s-146-110-203-157c-28-25-52-48-73-66-10-10-19-18-27-26-4-4-7-7-10-10 3-3 6-6 10-10 8-8 17-16 27-26 21-19 45-42 73-66 57-48 126-104 203-158 77-53 162-104 249-141 43-18 86-33 129-44 34-8 69-14 102-16l212 127 1-110c27 6 54 12 79 19 83 24 156 59 218 100 32 22 60 44 83 69 25 25 46 51 64 78 16 28 30 56 39 86 8 30 13 61 13 92s-5 62-13 91zM141 744c-9-29-13-60-13-92 0-31 4-61 13-91 9-29 22-58 39-85 18-28 39-55 63-79s52-48 83-68c63-43 136-77 218-100 83-24 174-37 269-37 40 0 83 5 126 16 43 10 86 25 129 44 86 37 172 88 248 141 78 54 147 110 204 159 28 24 52 46 73 64 10 10 19 19 27 27 4 3 7 6 10 9-3 4-6 7-10 11-8 8-17 16-27 25-21 20-45 42-73 66-57 49-126 105-204 158-76 54-162 104-248 141-43 18-86 33-129 45-43 10-86 16-126 16-95 0-186-13-269-37-82-24-155-58-218-100-31-22-59-44-83-69s-45-51-63-78c-17-27-30-56-39-86z">
              <text:p/>
            </draw:path>
            <draw:frame draw:style-name="gr8" draw:text-style-name="P34" draw:layer="layout" svg:width="2.076cm" svg:height="0.911cm" svg:x="3.674cm" svg:y="7.221cm">
              <draw:text-box>
                <text:p text:style-name="P7"><text:span text:style-name="T12"><text:s/></text:span><text:span text:style-name="T12">Model</text:span></text:p>
                <text:p text:style-name="P7"><text:span text:style-name="T12"><text:s text:c="5"/></text:span><text:span text:style-name="T12">building <text:s/></text:span></text:p>
              </draw:text-box>
            </draw:frame>
            <draw:path draw:style-name="gr35" draw:text-style-name="P21" draw:layer="layout" svg:width="1.221cm" svg:height="0.571cm" draw:transform="skewX (0.273493093787511) rotate (0.749967979581963) translate (2.3830797090461cm 8.3491111181438cm)" svg:viewBox="0 0 1222 572" svg:d="M0 0c794 0 1222 572 1222 572">
              <text:p/>
            </draw:path>
            <draw:frame draw:style-name="gr8" draw:text-style-name="P34" draw:layer="layout" svg:width="1.796cm" svg:height="0.911cm" svg:x="0.978cm" svg:y="8.237cm">
              <draw:text-box>
                <text:p text:style-name="P7"><text:span text:style-name="T12">Research</text:span></text:p>
                <text:p text:style-name="P7"><text:span text:style-name="T12"><text:s text:c="2"/></text:span><text:span text:style-name="T12">question</text:span></text:p>
              </draw:text-box>
            </draw:frame>
          </draw:g>
          <draw:frame draw:style-name="gr28" draw:text-style-name="P37" draw:layer="layout" svg:width="4.5cm" svg:height="1.097cm" svg:x="0.65cm" svg:y="6.078cm">
            <draw:text-box>
              <text:p text:style-name="P9"><text:span text:style-name="T13">FORECASTING</text:span></text:p>
              <text:p text:style-name="P9"><text:span text:style-name="T14">(process-based model)</text:span></text:p>
            </draw:text-box>
          </draw:frame>
        </draw:g>
        <draw:frame draw:style-name="gr26" draw:text-style-name="P38" draw:layer="layout" svg:width="1cm" svg:height="0.775cm" svg:x="0cm" svg:y="6.325cm">
          <draw:text-box>
            <text:p text:style-name="P9"><text:span text:style-name="T15">C</text:span></text:p>
          </draw:text-box>
        </draw:frame>
        <draw:frame draw:style-name="gr26" draw:text-style-name="P41" draw:layer="layout" svg:width="1cm" svg:height="0.775cm" svg:x="7.2cm" svg:y="6.226cm">
          <draw:text-box>
            <text:p text:style-name="P9"><text:span text:style-name="T15">D</text:span></text:p>
          </draw:text-box>
        </draw:frame>
        <draw:g draw:style-name="gr1">
          <draw:g draw:style-name="gr14">
            <draw:path draw:style-name="gr2" draw:text-style-name="P23" draw:layer="layout" svg:width="2.337cm" svg:height="2.272cm" draw:transform="rotate (-1.5707963267949) translate (10.0559294581164cm 2.94490315297865cm)" svg:viewBox="0 0 2338 2273" svg:d="M0 1784l1862-1784h313l-2175 2085zM0 1086l1134-1086h314l-1448 1387zM0 380l396-380h314l-710 680zM2338 547l-1801 1726h-314l2115-2027zM2338 1244l-1073 1029h-315l1388-1330zM2338 1951l-336 322h-314l650-623z">
              <text:p/>
            </draw:path>
            <draw:path draw:style-name="gr2" draw:text-style-name="P23" draw:layer="layout" svg:width="2.337cm" svg:height="2.272cm" draw:transform="rotate (-1.5707963267949) translate (12.3729294581164cm 0.628903152978649cm)" svg:viewBox="0 0 2338 2273" svg:d="M0 1784l1862-1784h313l-2175 2085zM0 1086l1134-1086h314l-1448 1387zM0 380l396-380h314l-710 680zM2338 547l-1801 1726h-314l2115-2027zM2338 1244l-1073 1029h-315l1388-1330zM2338 1951l-336 322h-314l650-623z">
              <text:p/>
            </draw:path>
            <draw:line draw:style-name="gr23" draw:text-style-name="P21" draw:layer="layout" svg:x1="7.75cm" svg:y1="2.972cm" svg:x2="12.69cm" svg:y2="2.972cm">
              <text:p/>
            </draw:line>
            <draw:line draw:style-name="gr5" draw:text-style-name="P24" draw:layer="layout" svg:x1="10.062cm" svg:y1="0.571cm" svg:x2="10.062cm" svg:y2="5.078cm">
              <text:p/>
            </draw:line>
            <draw:line draw:style-name="gr6" draw:text-style-name="P24" draw:layer="layout" svg:x1="10.062cm" svg:y1="5.078cm" svg:x2="10.062cm" svg:y2="5.718cm">
              <text:p/>
            </draw:line>
            <draw:frame draw:style-name="gr26" draw:text-style-name="P26" draw:layer="layout" svg:width="2.078cm" svg:height="0.775cm" svg:x="10.938cm" svg:y="4.663cm">
              <draw:text-box>
                <text:p text:style-name="P7"><text:span text:style-name="T9">Fit data</text:span></text:p>
              </draw:text-box>
            </draw:frame>
            <draw:frame draw:style-name="gr11" draw:text-style-name="P42" draw:layer="layout" svg:width="2.048cm" svg:height="1.241cm" svg:x="10.802cm" svg:y="2.9cm">
              <draw:text-box>
                <text:p text:style-name="P7"><text:span text:style-name="T10">Model</text:span></text:p>
                <text:p text:style-name="P5"><text:span text:style-name="T10"><text:s text:c="3"/></text:span><text:span text:style-name="T10">building <text:s text:c="3"/></text:span></text:p>
              </draw:text-box>
            </draw:frame>
            <draw:frame draw:style-name="gr8" draw:text-style-name="P28" draw:layer="layout" svg:width="1.799cm" svg:height="0.911cm" svg:x="7.775cm" svg:y="1.388cm">
              <draw:text-box>
                <text:p text:style-name="P5"><text:span text:style-name="T9">Research question</text:span></text:p>
              </draw:text-box>
            </draw:frame>
            <draw:path draw:style-name="gr27" draw:text-style-name="P29" draw:layer="layout" svg:width="2.573cm" svg:height="2.708cm" draw:transform="rotate (-1.5707963267949) translate (11.7419294581164cm 2.23090315297865cm)" svg:viewBox="0 0 2574 2709" svg:d="M2101 271c-114 45-231 108-346 191-116 82-232 183-343 301-150 158-289 342-410 542-1 2-3 3-4 4-1 0-1 0-2 1l-901 1394c-1 1-2 2-4 3s-4 2-5 2c-2 0-4-1-6-2l-38-23-37-22c-1-1-3-3-4-4 0-2-1-4-1-6s1-4 1-6c1 0 1 0 1 0l915-1415c1-2 2-3 4-4 0 0 1 0 1-1 122-198 260-378 409-536 116-123 237-229 359-315 123-88 248-156 371-203 77-30 153-50 226-63l-19-109 306 119-250 199-18-103c-67 11-135 30-205 56z">
              <text:p/>
            </draw:path>
          </draw:g>
          <draw:frame draw:style-name="gr28" draw:text-style-name="P30" draw:layer="layout" svg:width="4.25cm" svg:height="1.097cm" svg:x="7.95cm" svg:y="-0.264cm">
            <draw:text-box>
              <text:p text:style-name="P9"><text:span text:style-name="T11">TREND ESTIMATION</text:span></text:p>
            </draw:text-box>
          </draw:frame>
        </draw:g>
        <draw:frame draw:style-name="gr26" draw:text-style-name="P38" draw:layer="layout" svg:width="1cm" svg:height="0.775cm" svg:x="0cm" svg:y="0.009cm">
          <draw:text-box>
            <text:p text:style-name="P9"><text:span text:style-name="T15">A</text:span></text:p>
          </draw:text-box>
        </draw:frame>
        <draw:frame draw:style-name="gr26" draw:text-style-name="P38" draw:layer="layout" svg:width="1cm" svg:height="0.775cm" svg:x="7.2cm" svg:y="0.01cm">
          <draw:text-box>
            <text:p text:style-name="P9"><text:span text:style-name="T15">B</text:span></text:p>
          </draw:text-box>
        </draw:frame>
      </draw:page>
      <draw:page draw:name="page4" draw:style-name="dp1" draw:master-page-name="Default">
        <draw:g draw:style-name="gr1">
          <draw:frame draw:style-name="gr15" draw:text-style-name="P11" draw:layer="layout" svg:width="4.191cm" svg:height="1.01cm" svg:x="8.207cm" svg:y="5.92cm">
            <draw:text-box>
              <text:p text:style-name="P9"><text:span text:style-name="T2">THE WORFLOW</text:span></text:p>
            </draw:text-box>
          </draw:frame>
          <draw:g draw:style-name="gr1">
            <draw:path draw:style-name="gr2" draw:text-style-name="P1" draw:layer="layout" svg:width="2.334cm" svg:height="2.266cm" draw:transform="rotate (-1.5707963267949) translate (10.045cm 9.554cm)" svg:viewBox="0 0 2335 2267" svg:d="M0 1779l1859-1779h313l-2172 2080zM0 1084l1133-1084h313l-1446 1384zM0 379l396-379h313l-709 679zM2335 545l-1798 1722h-314l2112-2021zM2335 1241l-1072 1026h-314l1386-1326zM2335 1946l-335 321h-314l649-621z">
              <text:p/>
            </draw:path>
            <draw:line draw:style-name="gr23" draw:text-style-name="P21" draw:layer="layout" svg:x1="7.71cm" svg:y1="9.55cm" svg:x2="12.65cm" svg:y2="9.55cm">
              <text:p/>
            </draw:line>
            <draw:line draw:style-name="gr5" draw:text-style-name="P4" draw:layer="layout" svg:x1="10.028cm" svg:y1="7.178cm" svg:x2="10.028cm" svg:y2="11.679cm">
              <text:p/>
            </draw:line>
            <draw:line draw:style-name="gr6" draw:text-style-name="P4" draw:layer="layout" svg:x1="10.028cm" svg:y1="11.68cm" svg:x2="10.028cm" svg:y2="12.32cm">
              <text:p/>
            </draw:line>
            <draw:frame draw:style-name="gr7" draw:text-style-name="P6" draw:layer="layout" svg:width="1.716cm" svg:height="1.241cm" svg:x="9.9cm" svg:y="6.359cm">
              <draw:text-box>
                <text:p text:style-name="P5"><text:span text:style-name="T1"><text:s text:c="7"/></text:span><text:span text:style-name="T1">Model building <text:s/></text:span></text:p>
              </draw:text-box>
            </draw:frame>
            <draw:frame draw:style-name="gr8" draw:text-style-name="P6" draw:layer="layout" svg:width="1.796cm" svg:height="0.911cm" svg:x="7.9cm" svg:y="7.75cm">
              <draw:text-box>
                <text:p text:style-name="P5"><text:span text:style-name="T1">Research</text:span></text:p>
                <text:p text:style-name="P5"><text:span text:style-name="T1"><text:s text:c="2"/></text:span><text:span text:style-name="T1">question</text:span></text:p>
              </draw:text-box>
            </draw:frame>
            <draw:frame draw:style-name="gr11" draw:text-style-name="P8" draw:layer="layout" svg:width="2.076cm" svg:height="1.241cm" svg:x="11.609cm" svg:y="7.855cm">
              <draw:text-box>
                <text:p text:style-name="P7"><text:span text:style-name="T1">Model</text:span></text:p>
                <text:p text:style-name="P7"><text:span text:style-name="T1"><text:s text:c="2"/></text:span><text:span text:style-name="T1">evaluation <text:s text:c="2"/></text:span></text:p>
              </draw:text-box>
            </draw:frame>
            <draw:path draw:style-name="gr9" draw:text-style-name="P4" draw:layer="layout" svg:width="0.57cm" svg:height="0.389cm" draw:transform="skewX (0.534419816960664) rotate (-1.15191730631626) translate (11.9340299161375cm 7.12931421305136cm)" svg:viewBox="0 0 571 390" svg:d="M571 0c-371 0-571 390-571 390">
              <text:p/>
            </draw:path>
            <draw:frame draw:style-name="gr10" draw:text-style-name="P8" draw:layer="layout" svg:width="2.076cm" svg:height="0.772cm" svg:x="11.324cm" svg:y="9.463cm">
              <draw:text-box>
                <text:p text:style-name="P7"><text:span text:style-name="T1">Fit data</text:span></text:p>
              </draw:text-box>
            </draw:frame>
            <draw:frame draw:style-name="gr11" draw:text-style-name="P8" draw:layer="layout" svg:width="2.169cm" svg:height="1.241cm" svg:x="10.331cm" svg:y="9.663cm">
              <draw:text-box>
                <text:p text:style-name="P7"><text:span text:style-name="T1"><text:s/></text:span><text:span text:style-name="T1">Retrod. <text:s/>check</text:span></text:p>
              </draw:text-box>
            </draw:frame>
            <draw:frame draw:style-name="gr12" draw:text-style-name="P10" draw:layer="layout" svg:width="1.797cm" svg:height="0.773cm" svg:x="9.799cm" svg:y="11.116cm">
              <draw:text-box>
                <text:p text:style-name="P9"><text:span text:style-name="T1">Forecast</text:span></text:p>
              </draw:text-box>
            </draw:frame>
            <draw:path draw:style-name="gr13" draw:text-style-name="P4" draw:layer="layout" svg:width="0.523cm" svg:height="1.105cm" draw:transform="skewX (0.349938515024863) rotate (0.40317105721069) translate (10.168324102676cm 10.0732590485383cm)" svg:viewBox="0 0 524 1106" svg:d="M524 0c-341 0-524 1106-524 1106">
              <text:p/>
            </draw:path>
            <draw:g draw:style-name="gr14">
              <draw:path draw:style-name="gr9" draw:text-style-name="P4" draw:layer="layout" svg:width="1.651cm" svg:height="0.735cm" draw:transform="skewX (0.165806278939461) rotate (1.43029732200935) translate (10.6658951067001cm 9.66051403470447cm)" svg:viewBox="0 0 1652 736" svg:d="M0 0c1076-1 1652 736 1652 736">
                <text:p/>
              </draw:path>
              <draw:path draw:style-name="gr9" draw:text-style-name="P4" draw:layer="layout" svg:width="1.751cm" svg:height="0.78cm" draw:transform="skewX (-0.00733038285837616) rotate (1.88739905310667) translate (10.6687448054162cm 9.66281759778451cm)" svg:viewBox="0 0 1752 781" svg:d="M0 0c1137 1 1752 781 1752 781">
                <text:p/>
              </draw:path>
            </draw:g>
            <draw:path draw:style-name="gr36" draw:text-style-name="P39" draw:layer="layout" svg:width="2.349cm" svg:height="2.399cm" svg:x="9.55cm" svg:y="7.5cm" svg:viewBox="0 0 2350 2400" svg:d="M2211 568c48 89 85 185 108 286 20 88 31 178 31 269 0 118-17 236-51 352-30 102-73 201-127 292-37 64-79 124-126 180l73 83-225 71c-52 44-107 83-164 118-90 55-186 99-286 130-113 34-229 51-344 51-89 0-178-10-264-31-99-24-193-61-280-110-87-50-167-111-238-183-71-73-131-155-179-244-49-89-85-185-108-286-21-88-31-178-31-269 0-118 17-236 51-352 30-102 72-200 126-292 9-16 19-31 29-47l-91-93 231-88c8-9 17-17 25-26 75-76 159-143 249-198 89-55 186-99 286-129 113-35 229-52 344-52 89 0 177 10 263 31 99 24 194 61 281 111 87 49 167 111 238 183 70 72 131 154 179 243zM134 1521c21 92 54 179 97 259 44 80 98 154 162 219s136 121 214 165c79 45 164 78 253 100 79 19 159 28 240 28 104 0 210-16 313-47 92-28 180-68 263-118 34-22 68-45 100-69l112-290 86 98c40-49 76-100 108-154 49-84 88-174 115-268 31-105 47-213 47-321 0-82-10-164-28-244-21-91-54-178-98-259-43-80-98-154-161-219-64-65-136-120-215-165-78-44-163-78-253-99-78-19-158-29-239-29-105 0-211 16-314 48-92 28-180 67-262 118-80 49-154 107-221 174l-94 294-76-77c-5 7-10 15-15 24-49 84-88 174-116 267-31 106-46 214-46 321 0 83 9 164 28 244z">
              <text:p/>
            </draw:path>
          </draw:g>
        </draw:g>
        <draw:g draw:style-name="gr1">
          <draw:g draw:style-name="gr1">
            <draw:custom-shape draw:style-name="gr37" draw:text-style-name="P13" draw:layer="layout" svg:width="1.664cm" svg:height="3.303cm" draw:transform="rotate (-1.5707963267949) translate (4.767cm 1.086cm)">
              <text:p/>
              <draw:enhanced-geometry svg:viewBox="0 0 21600 21600" draw:type="rectangle" draw:enhanced-path="M 0 0 L 21600 0 21600 21600 0 21600 0 0 Z N"/>
            </draw:custom-shape>
            <draw:custom-shape draw:style-name="gr38" draw:text-style-name="P40" draw:layer="layout" svg:width="2.407cm" svg:height="1.651cm" draw:transform="rotate (-1.5707963267949) translate (4.768cm 2.75cm)">
              <text:p/>
              <draw:enhanced-geometry svg:viewBox="0 0 21600 21600" draw:type="rectangle" draw:enhanced-path="M 0 0 L 21600 0 21600 21600 0 21600 0 0 Z N"/>
            </draw:custom-shape>
            <draw:frame draw:style-name="gr39" draw:text-style-name="P15" draw:layer="layout" svg:width="5cm" svg:height="1.073cm" svg:x="0.65cm" svg:y="0.276cm">
              <draw:text-box>
                <text:p text:style-name="P9"><text:span text:style-name="T3">Theories &amp; hypotheses</text:span></text:p>
              </draw:text-box>
            </draw:frame>
            <draw:frame draw:style-name="gr40" draw:text-style-name="P16" draw:layer="layout" svg:width="2.362cm" svg:height="1.073cm" draw:transform="rotate (-1.5707963267949) translate (5.655cm 2.865cm)">
              <draw:text-box>
                <text:p text:style-name="P9"><text:span text:style-name="T4">Inference</text:span></text:p>
              </draw:text-box>
            </draw:frame>
            <draw:frame draw:style-name="gr41" draw:text-style-name="P17" draw:layer="layout" svg:width="1.183cm" svg:height="0.624cm" svg:x="2.54cm" svg:y="5.151cm">
              <draw:text-box>
                <text:p text:style-name="P9"><text:span text:style-name="T5">Data</text:span></text:p>
              </draw:text-box>
            </draw:frame>
            <draw:frame draw:style-name="gr42" draw:text-style-name="P17" draw:layer="layout" svg:width="1.77cm" svg:height="0.997cm" svg:x="4.73cm" svg:y="2.239cm">
              <draw:text-box>
                <text:p text:style-name="P9"><text:span text:style-name="T5">Model</text:span></text:p>
              </draw:text-box>
            </draw:frame>
            <draw:frame draw:style-name="gr33" draw:text-style-name="P18" draw:layer="layout" svg:width="1.183cm" svg:height="0.581cm" draw:transform="rotate (1.5707963267949) translate (2.589cm 4.229cm)">
              <draw:text-box>
                <text:p text:style-name="P9"><text:span text:style-name="T6">Post-</text:span></text:p>
              </draw:text-box>
            </draw:frame>
            <draw:frame draw:style-name="gr33" draw:text-style-name="P18" draw:layer="layout" svg:width="1.184cm" svg:height="0.581cm" draw:transform="rotate (1.5707963267949) translate (2.589cm 2.454cm)">
              <draw:text-box>
                <text:p text:style-name="P9"><text:span text:style-name="T6">Pre-</text:span></text:p>
              </draw:text-box>
            </draw:frame>
            <draw:frame draw:style-name="gr33" draw:text-style-name="P18" draw:layer="layout" svg:width="1.177cm" svg:height="0.581cm" svg:x="1.647cm" svg:y="2.282cm">
              <draw:text-box>
                <text:p text:style-name="P9"><text:span text:style-name="T6">Pre-</text:span></text:p>
              </draw:text-box>
            </draw:frame>
            <draw:frame draw:style-name="gr33" draw:text-style-name="P18" draw:layer="layout" svg:width="1.177cm" svg:height="0.581cm" svg:x="3.408cm" svg:y="2.282cm">
              <draw:text-box>
                <text:p text:style-name="P9"><text:span text:style-name="T6">Post-</text:span></text:p>
              </draw:text-box>
            </draw:frame>
            <draw:frame draw:style-name="gr8" draw:text-style-name="P19" draw:layer="layout" svg:width="1.871cm" svg:height="0.911cm" svg:x="2.979cm" svg:y="2.885cm">
              <draw:text-box>
                <text:p text:style-name="P9"><text:span text:style-name="T7">Estimation</text:span></text:p>
              </draw:text-box>
            </draw:frame>
            <draw:frame draw:style-name="gr8" draw:text-style-name="P19" draw:layer="layout" svg:width="2.099cm" svg:height="0.911cm" svg:x="2.901cm" svg:y="4.269cm">
              <draw:text-box>
                <text:p text:style-name="P9"><text:span text:style-name="T7">Prediction</text:span></text:p>
              </draw:text-box>
            </draw:frame>
            <draw:path draw:style-name="gr2" draw:text-style-name="P20" draw:layer="layout" svg:width="1.663cm" svg:height="1.648cm" draw:transform="rotate (-1.5707963267949) translate (3.11455693894679cm 2.75205639179848cm)" svg:viewBox="0 0 1664 1649" svg:d="M0 1295l1325-1295h223l-1548 1513zM0 789l807-789h224l-1031 1008zM0 275l282-275h223l-505 494zM1664 396l-1281 1253h-224l1505-1471zM1664 903l-764 746h-223l987-964zM1664 1416l-239 233h-222l461-450z">
              <text:p/>
            </draw:path>
            <draw:line draw:style-name="gr5" draw:text-style-name="P21" draw:layer="layout" svg:x1="3.115cm" svg:y1="1.051cm" svg:x2="3.115cm" svg:y2="4.27cm">
              <text:p/>
            </draw:line>
            <draw:line draw:style-name="gr23" draw:text-style-name="P21" draw:layer="layout" svg:x1="1.428cm" svg:y1="2.752cm" svg:x2="4.948cm" svg:y2="2.752cm">
              <text:p/>
            </draw:line>
            <draw:line draw:style-name="gr6" draw:text-style-name="P21" draw:layer="layout" svg:x1="3.115cm" svg:y1="4.232cm" svg:x2="3.115cm" svg:y2="5.157cm">
              <text:p/>
            </draw:line>
          </draw:g>
          <draw:custom-shape draw:style-name="gr43" draw:text-style-name="P21" draw:layer="layout" svg:width="5.25cm" svg:height="5.277cm" svg:x="0.9cm" svg:y="0.543cm">
            <text:p/>
            <draw:enhanced-geometry svg:viewBox="0 0 21600 21600" draw:type="rectangle" draw:enhanced-path="M 0 0 L 21600 0 21600 21600 0 21600 0 0 Z N"/>
          </draw:custom-shape>
          <draw:frame draw:style-name="gr25" draw:text-style-name="P22" draw:layer="layout" svg:width="4.052cm" svg:height="0.674cm" svg:x="1.479cm" svg:y="-0.115cm">
            <draw:text-box>
              <text:p text:style-name="P9"><text:span text:style-name="T8">Model-data space</text:span></text:p>
            </draw:text-box>
          </draw:frame>
        </draw:g>
        <draw:custom-shape draw:style-name="gr29" draw:text-style-name="P31" draw:layer="layout" svg:width="3.918cm" svg:height="1.599cm" draw:transform="rotate (-1.5707963267949) translate (4.826cm 7.575cm)">
          <text:p/>
          <draw:enhanced-geometry svg:viewBox="0 0 21600 21600" draw:type="rectangle" draw:enhanced-path="M 0 0 L 21600 0 21600 21600 0 21600 0 0 Z N"/>
        </draw:custom-shape>
        <draw:path draw:style-name="gr2" draw:text-style-name="P20" draw:layer="layout" svg:width="2.334cm" svg:height="2.272cm" draw:transform="rotate (1.5707963267949) translate (0.6035394076711cm 11.869300560871cm)" svg:viewBox="0 0 2335 2273" svg:d="M0 1784l1860-1784h312l-2172 2085zM0 1086l1133-1086h313l-1446 1387zM0 380l396-380h313l-709 680zM2335 547l-1798 1726h-314l2112-2027zM2335 1244l-1072 1029h-314l1386-1330zM2335 1951l-335 322h-314l649-623z">
          <text:p/>
        </draw:path>
        <draw:path draw:style-name="gr30" draw:text-style-name="P32" draw:layer="layout" svg:width="2.338cm" svg:height="2.27cm" draw:transform="rotate (-1.5707963267949) translate (2.884cm 7.166cm)" svg:viewBox="0 0 2339 2271" svg:d="M0 1928l1986-1928h312l-2298 2230zM0 1221l1258-1221h312l-1570 1524zM0 515l530-515h312l-842 817zM0 0h114l-114 111zM2339 666l-1653 1605h-312l1965-1907zM2339 1373l-925 898h-312l1237-1201zM2339 2079l-198 192h-311l509-495z">
          <text:p/>
        </draw:path>
        <draw:line draw:style-name="gr5" draw:text-style-name="P21" draw:layer="layout" svg:x1="2.876cm" svg:y1="7.142cm" svg:x2="2.876cm" svg:y2="11.643cm">
          <text:p/>
        </draw:line>
        <draw:line draw:style-name="gr23" draw:text-style-name="P21" draw:layer="layout" svg:x1="0.55cm" svg:y1="9.522cm" svg:x2="5.49cm" svg:y2="9.522cm">
          <text:p/>
        </draw:line>
        <draw:line draw:style-name="gr6" draw:text-style-name="P21" draw:layer="layout" svg:x1="2.876cm" svg:y1="11.643cm" svg:x2="2.876cm" svg:y2="12.283cm">
          <text:p/>
        </draw:line>
        <draw:frame draw:style-name="gr32" draw:text-style-name="P33" draw:layer="layout" svg:width="1.796cm" svg:height="0.775cm" svg:x="4.204cm" svg:y="10.815cm">
          <draw:text-box>
            <text:p text:style-name="P9"><text:span text:style-name="T12">Forecast</text:span></text:p>
          </draw:text-box>
        </draw:frame>
        <draw:frame draw:style-name="gr8" draw:text-style-name="P34" draw:layer="layout" svg:width="2.076cm" svg:height="0.911cm" svg:x="3.938cm" svg:y="7.65cm">
          <draw:text-box>
            <text:p text:style-name="P7"><text:span text:style-name="T12"><text:s/></text:span><text:span text:style-name="T12">Model</text:span></text:p>
            <text:p text:style-name="P7"><text:span text:style-name="T12"><text:s text:c="5"/></text:span><text:span text:style-name="T12">building <text:s/></text:span></text:p>
          </draw:text-box>
        </draw:frame>
        <draw:path draw:style-name="gr35" draw:text-style-name="P21" draw:layer="layout" svg:width="1.221cm" svg:height="0.571cm" draw:transform="skewX (0.273493093787511) rotate (-0.36651914291881) translate (2.55035188916176cm 7.72577440071508cm)" svg:viewBox="0 0 1222 572" svg:d="M0 0c794 0 1222 572 1222 572">
          <text:p/>
        </draw:path>
        <draw:frame draw:style-name="gr8" draw:text-style-name="P34" draw:layer="layout" svg:width="1.796cm" svg:height="0.911cm" svg:x="0.988cm" svg:y="7.339cm">
          <draw:text-box>
            <text:p text:style-name="P7"><text:span text:style-name="T12">Research</text:span></text:p>
            <text:p text:style-name="P7"><text:span text:style-name="T12"><text:s text:c="2"/></text:span><text:span text:style-name="T12">question</text:span></text:p>
          </draw:text-box>
        </draw:frame>
        <draw:frame draw:style-name="gr28" draw:text-style-name="P37" draw:layer="layout" svg:width="4.5cm" svg:height="1.097cm" svg:x="0.65cm" svg:y="6.078cm">
          <draw:text-box>
            <text:p text:style-name="P9"><text:span text:style-name="T13">FORECASTING</text:span></text:p>
            <text:p text:style-name="P9"><text:span text:style-name="T14">(process-based model)</text:span></text:p>
          </draw:text-box>
        </draw:frame>
        <draw:frame draw:style-name="gr26" draw:text-style-name="P38" draw:layer="layout" svg:width="1cm" svg:height="0.775cm" svg:x="0cm" svg:y="6.325cm">
          <draw:text-box>
            <text:p text:style-name="P9"><text:span text:style-name="T15">C</text:span></text:p>
          </draw:text-box>
        </draw:frame>
        <draw:frame draw:style-name="gr26" draw:text-style-name="P41" draw:layer="layout" svg:width="1cm" svg:height="0.775cm" svg:x="7.2cm" svg:y="6.226cm">
          <draw:text-box>
            <text:p text:style-name="P9"><text:span text:style-name="T15">D</text:span></text:p>
          </draw:text-box>
        </draw:frame>
        <draw:g draw:style-name="gr1">
          <draw:g draw:style-name="gr14">
            <draw:path draw:style-name="gr2" draw:text-style-name="P23" draw:layer="layout" svg:width="2.337cm" svg:height="2.272cm" draw:transform="rotate (-1.5707963267949) translate (10.0559294581164cm 2.94490315297865cm)" svg:viewBox="0 0 2338 2273" svg:d="M0 1784l1862-1784h313l-2175 2085zM0 1086l1134-1086h314l-1448 1387zM0 380l396-380h314l-710 680zM2338 547l-1801 1726h-314l2115-2027zM2338 1244l-1073 1029h-315l1388-1330zM2338 1951l-336 322h-314l650-623z">
              <text:p/>
            </draw:path>
            <draw:path draw:style-name="gr2" draw:text-style-name="P23" draw:layer="layout" svg:width="2.337cm" svg:height="2.272cm" draw:transform="rotate (-1.5707963267949) translate (12.3729294581164cm 0.628903152978649cm)" svg:viewBox="0 0 2338 2273" svg:d="M0 1784l1862-1784h313l-2175 2085zM0 1086l1134-1086h314l-1448 1387zM0 380l396-380h314l-710 680zM2338 547l-1801 1726h-314l2115-2027zM2338 1244l-1073 1029h-315l1388-1330zM2338 1951l-336 322h-314l650-623z">
              <text:p/>
            </draw:path>
            <draw:line draw:style-name="gr23" draw:text-style-name="P21" draw:layer="layout" svg:x1="7.75cm" svg:y1="2.972cm" svg:x2="12.69cm" svg:y2="2.972cm">
              <text:p/>
            </draw:line>
            <draw:line draw:style-name="gr5" draw:text-style-name="P24" draw:layer="layout" svg:x1="10.062cm" svg:y1="0.571cm" svg:x2="10.062cm" svg:y2="5.078cm">
              <text:p/>
            </draw:line>
            <draw:line draw:style-name="gr6" draw:text-style-name="P24" draw:layer="layout" svg:x1="10.062cm" svg:y1="5.078cm" svg:x2="10.062cm" svg:y2="5.718cm">
              <text:p/>
            </draw:line>
            <draw:frame draw:style-name="gr26" draw:text-style-name="P26" draw:layer="layout" svg:width="2.078cm" svg:height="0.775cm" svg:x="10.938cm" svg:y="4.663cm">
              <draw:text-box>
                <text:p text:style-name="P7"><text:span text:style-name="T9">Fit data</text:span></text:p>
              </draw:text-box>
            </draw:frame>
            <draw:frame draw:style-name="gr11" draw:text-style-name="P42" draw:layer="layout" svg:width="2.048cm" svg:height="1.241cm" svg:x="10.802cm" svg:y="2.9cm">
              <draw:text-box>
                <text:p text:style-name="P7"><text:span text:style-name="T10">Model</text:span></text:p>
                <text:p text:style-name="P5"><text:span text:style-name="T10"><text:s text:c="3"/></text:span><text:span text:style-name="T10">building <text:s text:c="3"/></text:span></text:p>
              </draw:text-box>
            </draw:frame>
            <draw:frame draw:style-name="gr8" draw:text-style-name="P28" draw:layer="layout" svg:width="1.799cm" svg:height="0.911cm" svg:x="7.775cm" svg:y="1.388cm">
              <draw:text-box>
                <text:p text:style-name="P5"><text:span text:style-name="T9">Research question</text:span></text:p>
              </draw:text-box>
            </draw:frame>
            <draw:path draw:style-name="gr27" draw:text-style-name="P29" draw:layer="layout" svg:width="2.573cm" svg:height="2.708cm" draw:transform="rotate (-1.5707963267949) translate (11.7419294581164cm 2.23090315297865cm)" svg:viewBox="0 0 2574 2709" svg:d="M2101 271c-114 45-231 108-346 191-116 82-232 183-343 301-150 158-289 342-410 542-1 2-3 3-4 4-1 0-1 0-2 1l-901 1394c-1 1-2 2-4 3s-4 2-5 2c-2 0-4-1-6-2l-38-23-37-22c-1-1-3-3-4-4 0-2-1-4-1-6s1-4 1-6c1 0 1 0 1 0l915-1415c1-2 2-3 4-4 0 0 1 0 1-1 122-198 260-378 409-536 116-123 237-229 359-315 123-88 248-156 371-203 77-30 153-50 226-63l-19-109 306 119-250 199-18-103c-67 11-135 30-205 56z">
              <text:p/>
            </draw:path>
          </draw:g>
          <draw:frame draw:style-name="gr28" draw:text-style-name="P30" draw:layer="layout" svg:width="4.25cm" svg:height="1.097cm" svg:x="7.95cm" svg:y="-0.264cm">
            <draw:text-box>
              <text:p text:style-name="P9"><text:span text:style-name="T11">TREND ESTIMATION</text:span></text:p>
            </draw:text-box>
          </draw:frame>
        </draw:g>
        <draw:frame draw:style-name="gr26" draw:text-style-name="P38" draw:layer="layout" svg:width="1cm" svg:height="0.775cm" svg:x="0cm" svg:y="0.009cm">
          <draw:text-box>
            <text:p text:style-name="P9"><text:span text:style-name="T15">A</text:span></text:p>
          </draw:text-box>
        </draw:frame>
        <draw:frame draw:style-name="gr26" draw:text-style-name="P38" draw:layer="layout" svg:width="1cm" svg:height="0.775cm" svg:x="7.2cm" svg:y="0.01cm">
          <draw:text-box>
            <text:p text:style-name="P9"><text:span text:style-name="T15">B</text:span></text:p>
          </draw:text-box>
        </draw:frame>
        <draw:g draw:style-name="gr1">
          <draw:path draw:style-name="gr44" draw:text-style-name="P35" draw:layer="layout" svg:width="1.149cm" svg:height="1.841cm" draw:transform="skewX (0.149225651045515) rotate (-2.45410746122923) translate (4.66059276743991cm 9.94828850539345cm)" svg:viewBox="0 0 1150 1842" svg:d="M482 1690c-31-10-61-24-89-42-28-20-55-42-81-68s-48-56-71-90c-44-67-79-146-104-234-24-90-38-188-38-290 0-43 6-90 17-136 12-46 27-93 46-139 38-93 90-185 145-267 55-84 113-158 163-220 25-30 48-56 69-78 9-11 17-21 25-30 4-4 8-7 12-10 3 3 6 6 9 10l28 30c18 22 41 48 66 78 51 62 108 136 164 220 55 82 108 175 146 267 20 47 35 93 46 139 11 47 16 93 16 136 0 103-13 201-38 290-24 88-59 167-103 235-21 33-45 63-70 89s-53 49-82 68c-28 18-58 32-88 42s-61 14-93 14c-34 0-66-4-95-14zM492 0c-15 15-31 34-48 55-24 26-49 56-75 90-53 66-111 146-166 234-56 88-105 185-141 284-38 100-62 202-62 303 0 120 17 235 46 339 29 105 70 198 122 278 25 40 54 76 84 108 31 31 64 59 98 82 35 21 71 39 109 50 38 13 76 19 118 19 39 0 78-5 115-18 38-12 75-29 110-51 34-23 67-51 97-82 31-32 60-68 85-108 51-79 93-173 122-277 29-105 44-219 44-340 0-100-23-203-61-303-36-100-88-196-142-285-55-89-114-168-167-235-27-34-51-64-74-90-18-20-34-37-47-53z">
            <text:p/>
          </draw:path>
          <draw:path draw:style-name="gr44" draw:text-style-name="P35" draw:layer="layout" svg:width="1.149cm" svg:height="1.841cm" draw:transform="skewX (-0.149749249821114) rotate (2.45340932952843) translate (4.59053245063923cm 10.6773679834832cm)" svg:viewBox="0 0 1150 1842" svg:d="M669 1690c31-10 61-24 89-42 28-20 54-43 80-68 26-26 49-56 72-90 43-68 78-146 103-235s38-187 38-290c0-43-6-89-16-135-13-47-28-93-47-139-38-93-89-186-145-267-55-84-113-159-163-220-25-30-48-56-68-78-10-11-18-21-26-29-4-5-7-8-12-11-3 3-6 6-9 11l-28 29c-18 22-41 48-66 78-50 62-108 136-164 220-55 82-108 175-146 268-19 46-35 92-45 139-12 46-17 92-17 135 0 103 13 201 38 290 24 89 59 167 103 235 21 33 46 63 71 89 24 26 52 49 81 68 28 18 58 32 88 42 31 10 62 14 94 14 33 0 65-5 95-14zM659 0c14 15 30 34 48 55 23 26 48 56 74 90 54 65 111 146 166 233 56 89 105 185 141 285 39 100 62 202 62 302 0 121-16 235-45 340-29 104-70 198-122 278-26 40-55 75-85 108-31 31-64 59-98 81s-70 39-108 51c-39 13-77 19-118 19-39 0-79-6-116-18-38-12-74-29-109-51-34-23-67-51-97-82-31-32-60-68-86-107-51-80-93-174-122-278-29-105-44-219-44-339 0-101 23-204 61-303 36-100 88-196 143-286 54-88 113-168 166-235 27-33 52-64 74-89 18-21 34-38 48-54z">
            <text:p/>
          </draw:path>
          <draw:path draw:style-name="gr44" draw:text-style-name="P35" draw:layer="layout" svg:width="1.085cm" svg:height="2.257cm" draw:transform="rotate (-3.14159265358979) translate (4.72504161724814cm 10.4015052510246cm)" svg:viewBox="0 0 1086 2258" svg:d="M454 2071c-29-12-57-29-84-51-26-24-51-52-76-83-24-32-46-69-67-110-41-83-74-180-97-288-24-109-36-230-36-355 0-53 5-110 15-167 12-56 26-113 44-170 36-113 85-227 137-327 52-103 107-194 154-270 24-37 45-68 65-96 8-13 16-25 24-36 4-5 7-9 11-13 3 4 6 8 9 13l26 36c17 28 39 59 62 96 48 76 103 167 155 270 52 100 102 214 138 327 18 57 33 114 42 170 11 57 16 114 16 167 0 125-13 246-36 355-22 108-56 205-97 288-20 41-43 78-67 110-23 31-49 59-77 83-26 22-54 39-83 51s-58 17-88 17c-31 0-62-5-90-17zM464 0c-13 18-29 42-45 68-22 32-46 69-70 110-51 80-105 179-157 286-53 108-99 227-134 349-36 123-58 248-58 371 0 148 16 288 43 416s66 243 115 341c24 48 52 92 80 132 29 38 60 72 92 100 33 26 67 48 103 62 36 16 72 23 111 23 37 0 74-7 109-23 36-14 70-36 103-62 32-28 64-62 92-100 29-40 56-84 81-132 47-98 87-213 115-341 27-128 42-268 42-416 0-123-22-250-58-371-34-123-83-241-134-350-52-108-108-206-157-288-26-41-49-78-70-110-17-25-33-46-45-65z">
            <text:p/>
          </draw:path>
          <draw:path draw:style-name="gr45" draw:text-style-name="P21" draw:layer="layout" svg:width="2.59cm" svg:height="1.37cm" draw:transform="skewX (-0.721519112774456) rotate (2.36160501087353) translate (5.05980813574521cm 11.7096277144852cm)" svg:viewBox="0 0 2591 1371" svg:d="M2591 0c-1459 0-2591 1371-2591 1371">
            <text:p/>
          </draw:path>
          <draw:custom-shape draw:style-name="gr46" draw:text-style-name="P43" draw:layer="layout" svg:width="0.439cm" svg:height="0.171cm" svg:x="3.92cm" svg:y="10.339cm">
            <text:p/>
            <draw:enhanced-geometry svg:viewBox="0 0 21600 21600" draw:mirror-vertical="true" draw:type="rectangle" draw:enhanced-path="M 0 0 L 21600 0 21600 21600 0 21600 0 0 Z N"/>
          </draw:custom-shape>
          <draw:custom-shape draw:style-name="gr47" draw:text-style-name="P44" draw:layer="layout" svg:width="0.215cm" svg:height="0.249cm" draw:transform="skewX (0.0602138591938044) rotate (-2.89777015708619) translate (3.286cm 9.5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44" draw:layer="layout" svg:width="0.216cm" svg:height="0.251cm" draw:transform="skewX (0.0556760031386191) rotate (-2.893232301031) translate (5.339cm 9.492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44" draw:layer="layout" svg:width="0.257cm" svg:height="0.275cm" draw:transform="skewX (0.140848070635942) rotate (-2.41954994203974) translate (4.043cm 8.486cm)">
            <text:p/>
            <draw:enhanced-geometry svg:viewBox="0 0 21600 21600" draw:mirror-horizontal="true" draw:glue-points="?f0 0 ?f1 10800 0 21600 10800 21600 21600 21600 ?f7 10800" draw:text-areas="?f1 10800 ?f2 18000 ?f3 7200 ?f4 21600" draw:type="isosceles-triangle" draw:modifiers="12057.831325301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48" draw:text-style-name="P21" draw:layer="layout" svg:width="1.241cm" svg:height="0.601cm" draw:transform="skewX (-0.506494548928754) rotate (2.5562092224709) translate (4.67079178657816cm 10.7788731907714cm)" svg:viewBox="0 0 1242 602" svg:d="M1242 0c-696 0-1242 602-1242 602">
            <text:p/>
          </draw:path>
        </draw:g>
        <draw:path draw:style-name="gr31" draw:text-style-name="P21" draw:layer="layout" svg:width="0.986cm" svg:height="0.544cm" draw:transform="skewX (-0.40317105721069) rotate (1.43151905248575) translate (3.93250184909192cm 11.2694312251706cm)" svg:viewBox="0 0 987 545" svg:d="M987 0c-640 0-987 545-987 545">
          <text:p/>
        </draw:path>
        <draw:frame draw:style-name="gr33" draw:text-style-name="P34" draw:layer="layout" svg:width="2.072cm" svg:height="0.581cm" svg:x="4.97cm" svg:y="9.558cm">
          <draw:text-box>
            <text:p text:style-name="P7"><text:span text:style-name="T12">Calibration</text:span></text:p>
          </draw:text-box>
        </draw:frame>
      </draw:page>
      <draw:page draw:name="page5" draw:style-name="dp1" draw:master-page-name="Default">
        <draw:g draw:style-name="gr1">
          <draw:frame draw:style-name="gr15" draw:text-style-name="P11" draw:layer="layout" svg:width="4.191cm" svg:height="1.01cm" svg:x="8.207cm" svg:y="5.92cm">
            <draw:text-box>
              <text:p text:style-name="P9"><text:span text:style-name="T2">THE WORFLOW</text:span></text:p>
            </draw:text-box>
          </draw:frame>
          <draw:g draw:style-name="gr1">
            <draw:path draw:style-name="gr49" draw:text-style-name="P45" draw:layer="layout" svg:width="2.334cm" svg:height="2.266cm" draw:transform="rotate (-1.5707963267949) translate (10.045cm 9.554cm)" svg:viewBox="0 0 2335 2267" svg:d="M0 1779l1859-1779h313l-2172 2080zM0 1084l1133-1084h313l-1446 1384zM0 379l396-379h313l-709 679zM2335 545l-1798 1722h-314l2112-2021zM2335 1241l-1072 1026h-314l1386-1326zM2335 1946l-335 321h-314l649-621z">
              <text:p/>
            </draw:path>
            <draw:line draw:style-name="gr23" draw:text-style-name="P21" draw:layer="layout" svg:x1="7.71cm" svg:y1="9.55cm" svg:x2="12.65cm" svg:y2="9.55cm">
              <text:p/>
            </draw:line>
            <draw:line draw:style-name="gr5" draw:text-style-name="P4" draw:layer="layout" svg:x1="10.028cm" svg:y1="7.178cm" svg:x2="10.028cm" svg:y2="11.679cm">
              <text:p/>
            </draw:line>
            <draw:line draw:style-name="gr6" draw:text-style-name="P4" draw:layer="layout" svg:x1="10.028cm" svg:y1="11.68cm" svg:x2="10.028cm" svg:y2="12.32cm">
              <text:p/>
            </draw:line>
            <draw:frame draw:style-name="gr7" draw:text-style-name="P6" draw:layer="layout" svg:width="1.716cm" svg:height="1.241cm" svg:x="9.9cm" svg:y="6.359cm">
              <draw:text-box>
                <text:p text:style-name="P5"><text:span text:style-name="T1"><text:s text:c="7"/></text:span><text:span text:style-name="T1">Model building <text:s/></text:span></text:p>
              </draw:text-box>
            </draw:frame>
            <draw:frame draw:style-name="gr8" draw:text-style-name="P6" draw:layer="layout" svg:width="1.796cm" svg:height="0.911cm" svg:x="7.9cm" svg:y="7.75cm">
              <draw:text-box>
                <text:p text:style-name="P5"><text:span text:style-name="T1">Research</text:span></text:p>
                <text:p text:style-name="P5"><text:span text:style-name="T1"><text:s text:c="2"/></text:span><text:span text:style-name="T1">question</text:span></text:p>
              </draw:text-box>
            </draw:frame>
            <draw:frame draw:style-name="gr11" draw:text-style-name="P8" draw:layer="layout" svg:width="2.076cm" svg:height="1.241cm" svg:x="11.609cm" svg:y="7.855cm">
              <draw:text-box>
                <text:p text:style-name="P7"><text:span text:style-name="T1">Model</text:span></text:p>
                <text:p text:style-name="P7"><text:span text:style-name="T1"><text:s text:c="2"/></text:span><text:span text:style-name="T1">evaluation <text:s text:c="2"/></text:span></text:p>
              </draw:text-box>
            </draw:frame>
            <draw:path draw:style-name="gr9" draw:text-style-name="P4" draw:layer="layout" svg:width="0.57cm" svg:height="0.389cm" draw:transform="skewX (0.534419816960664) rotate (-1.15191730631626) translate (11.9340299161375cm 7.12931421305136cm)" svg:viewBox="0 0 571 390" svg:d="M571 0c-371 0-571 390-571 390">
              <text:p/>
            </draw:path>
            <draw:frame draw:style-name="gr10" draw:text-style-name="P8" draw:layer="layout" svg:width="2.076cm" svg:height="0.772cm" svg:x="11.324cm" svg:y="9.463cm">
              <draw:text-box>
                <text:p text:style-name="P7"><text:span text:style-name="T1">Fit data</text:span></text:p>
              </draw:text-box>
            </draw:frame>
            <draw:frame draw:style-name="gr11" draw:text-style-name="P8" draw:layer="layout" svg:width="2.169cm" svg:height="1.241cm" svg:x="10.331cm" svg:y="9.663cm">
              <draw:text-box>
                <text:p text:style-name="P7"><text:span text:style-name="T1"><text:s/></text:span><text:span text:style-name="T1">Retrod. <text:s/>check</text:span></text:p>
              </draw:text-box>
            </draw:frame>
            <draw:frame draw:style-name="gr12" draw:text-style-name="P10" draw:layer="layout" svg:width="1.797cm" svg:height="0.773cm" svg:x="9.799cm" svg:y="11.116cm">
              <draw:text-box>
                <text:p text:style-name="P9"><text:span text:style-name="T1">Forecast</text:span></text:p>
              </draw:text-box>
            </draw:frame>
            <draw:path draw:style-name="gr13" draw:text-style-name="P4" draw:layer="layout" svg:width="0.523cm" svg:height="1.105cm" draw:transform="skewX (0.349938515024863) rotate (0.40317105721069) translate (10.168324102676cm 10.0732590485383cm)" svg:viewBox="0 0 524 1106" svg:d="M524 0c-341 0-524 1106-524 1106">
              <text:p/>
            </draw:path>
            <draw:g draw:style-name="gr14">
              <draw:path draw:style-name="gr9" draw:text-style-name="P4" draw:layer="layout" svg:width="1.651cm" svg:height="0.735cm" draw:transform="skewX (0.165806278939461) rotate (1.43029732200935) translate (10.6658951067001cm 9.66051403470447cm)" svg:viewBox="0 0 1652 736" svg:d="M0 0c1076-1 1652 736 1652 736">
                <text:p/>
              </draw:path>
              <draw:path draw:style-name="gr9" draw:text-style-name="P4" draw:layer="layout" svg:width="1.751cm" svg:height="0.78cm" draw:transform="skewX (-0.00733038285837616) rotate (1.88739905310667) translate (10.6687448054162cm 9.66281759778451cm)" svg:viewBox="0 0 1752 781" svg:d="M0 0c1137 1 1752 781 1752 781">
                <text:p/>
              </draw:path>
            </draw:g>
            <draw:path draw:style-name="gr36" draw:text-style-name="P39" draw:layer="layout" svg:width="2.349cm" svg:height="2.399cm" svg:x="9.55cm" svg:y="7.5cm" svg:viewBox="0 0 2350 2400" svg:d="M2211 568c48 89 85 185 108 286 20 88 31 178 31 269 0 118-17 236-51 352-30 102-73 201-127 292-37 64-79 124-126 180l73 83-225 71c-52 44-107 83-164 118-90 55-186 99-286 130-113 34-229 51-344 51-89 0-178-10-264-31-99-24-193-61-280-110-87-50-167-111-238-183-71-73-131-155-179-244-49-89-85-185-108-286-21-88-31-178-31-269 0-118 17-236 51-352 30-102 72-200 126-292 9-16 19-31 29-47l-91-93 231-88c8-9 17-17 25-26 75-76 159-143 249-198 89-55 186-99 286-129 113-35 229-52 344-52 89 0 177 10 263 31 99 24 194 61 281 111 87 49 167 111 238 183 70 72 131 154 179 243zM134 1521c21 92 54 179 97 259 44 80 98 154 162 219s136 121 214 165c79 45 164 78 253 100 79 19 159 28 240 28 104 0 210-16 313-47 92-28 180-68 263-118 34-22 68-45 100-69l112-290 86 98c40-49 76-100 108-154 49-84 88-174 115-268 31-105 47-213 47-321 0-82-10-164-28-244-21-91-54-178-98-259-43-80-98-154-161-219-64-65-136-120-215-165-78-44-163-78-253-99-78-19-158-29-239-29-105 0-211 16-314 48-92 28-180 67-262 118-80 49-154 107-221 174l-94 294-76-77c-5 7-10 15-15 24-49 84-88 174-116 267-31 106-46 214-46 321 0 83 9 164 28 244z">
              <text:p/>
            </draw:path>
          </draw:g>
        </draw:g>
        <draw:g draw:style-name="gr1">
          <draw:g draw:style-name="gr1">
            <draw:custom-shape draw:style-name="gr37" draw:text-style-name="P13" draw:layer="layout" svg:width="1.664cm" svg:height="3.303cm" draw:transform="rotate (-1.5707963267949) translate (4.767cm 1.086cm)">
              <text:p/>
              <draw:enhanced-geometry svg:viewBox="0 0 21600 21600" draw:type="rectangle" draw:enhanced-path="M 0 0 L 21600 0 21600 21600 0 21600 0 0 Z N"/>
            </draw:custom-shape>
            <draw:custom-shape draw:style-name="gr38" draw:text-style-name="P40" draw:layer="layout" svg:width="2.407cm" svg:height="1.651cm" draw:transform="rotate (-1.5707963267949) translate (4.768cm 2.75cm)">
              <text:p/>
              <draw:enhanced-geometry svg:viewBox="0 0 21600 21600" draw:type="rectangle" draw:enhanced-path="M 0 0 L 21600 0 21600 21600 0 21600 0 0 Z N"/>
            </draw:custom-shape>
            <draw:frame draw:style-name="gr39" draw:text-style-name="P15" draw:layer="layout" svg:width="5cm" svg:height="1.073cm" svg:x="0.65cm" svg:y="0.276cm">
              <draw:text-box>
                <text:p text:style-name="P9"><text:span text:style-name="T3">Theories &amp; hypotheses</text:span></text:p>
              </draw:text-box>
            </draw:frame>
            <draw:frame draw:style-name="gr40" draw:text-style-name="P16" draw:layer="layout" svg:width="2.362cm" svg:height="1.073cm" draw:transform="rotate (-1.5707963267949) translate (5.655cm 2.865cm)">
              <draw:text-box>
                <text:p text:style-name="P9"><text:span text:style-name="T4">Inference</text:span></text:p>
              </draw:text-box>
            </draw:frame>
            <draw:frame draw:style-name="gr41" draw:text-style-name="P17" draw:layer="layout" svg:width="1.183cm" svg:height="0.624cm" svg:x="2.54cm" svg:y="5.151cm">
              <draw:text-box>
                <text:p text:style-name="P9"><text:span text:style-name="T5">Data</text:span></text:p>
              </draw:text-box>
            </draw:frame>
            <draw:frame draw:style-name="gr42" draw:text-style-name="P17" draw:layer="layout" svg:width="1.77cm" svg:height="0.997cm" svg:x="4.73cm" svg:y="2.239cm">
              <draw:text-box>
                <text:p text:style-name="P9"><text:span text:style-name="T5">Model</text:span></text:p>
              </draw:text-box>
            </draw:frame>
            <draw:frame draw:style-name="gr33" draw:text-style-name="P18" draw:layer="layout" svg:width="1.183cm" svg:height="0.581cm" draw:transform="rotate (1.5707963267949) translate (2.589cm 4.229cm)">
              <draw:text-box>
                <text:p text:style-name="P9"><text:span text:style-name="T6">Post-</text:span></text:p>
              </draw:text-box>
            </draw:frame>
            <draw:frame draw:style-name="gr33" draw:text-style-name="P18" draw:layer="layout" svg:width="1.184cm" svg:height="0.581cm" draw:transform="rotate (1.5707963267949) translate (2.589cm 2.454cm)">
              <draw:text-box>
                <text:p text:style-name="P9"><text:span text:style-name="T6">Pre-</text:span></text:p>
              </draw:text-box>
            </draw:frame>
            <draw:frame draw:style-name="gr33" draw:text-style-name="P18" draw:layer="layout" svg:width="1.177cm" svg:height="0.581cm" svg:x="1.647cm" svg:y="2.282cm">
              <draw:text-box>
                <text:p text:style-name="P9"><text:span text:style-name="T6">Pre-</text:span></text:p>
              </draw:text-box>
            </draw:frame>
            <draw:frame draw:style-name="gr33" draw:text-style-name="P18" draw:layer="layout" svg:width="1.177cm" svg:height="0.581cm" svg:x="3.408cm" svg:y="2.282cm">
              <draw:text-box>
                <text:p text:style-name="P9"><text:span text:style-name="T6">Post-</text:span></text:p>
              </draw:text-box>
            </draw:frame>
            <draw:frame draw:style-name="gr8" draw:text-style-name="P19" draw:layer="layout" svg:width="1.871cm" svg:height="0.911cm" svg:x="2.979cm" svg:y="2.885cm">
              <draw:text-box>
                <text:p text:style-name="P9"><text:span text:style-name="T7">Estimation</text:span></text:p>
              </draw:text-box>
            </draw:frame>
            <draw:frame draw:style-name="gr8" draw:text-style-name="P19" draw:layer="layout" svg:width="2.099cm" svg:height="0.911cm" svg:x="2.901cm" svg:y="4.269cm">
              <draw:text-box>
                <text:p text:style-name="P9"><text:span text:style-name="T7">Prediction</text:span></text:p>
              </draw:text-box>
            </draw:frame>
            <draw:path draw:style-name="gr49" draw:text-style-name="P46" draw:layer="layout" svg:width="1.663cm" svg:height="1.648cm" draw:transform="rotate (-1.5707963267949) translate (3.11455693894679cm 2.75205639179848cm)" svg:viewBox="0 0 1664 1649" svg:d="M0 1295l1325-1295h223l-1548 1513zM0 789l807-789h224l-1031 1008zM0 275l282-275h223l-505 494zM1664 396l-1281 1253h-224l1505-1471zM1664 903l-764 746h-223l987-964zM1664 1416l-239 233h-222l461-450z">
              <text:p/>
            </draw:path>
            <draw:line draw:style-name="gr5" draw:text-style-name="P21" draw:layer="layout" svg:x1="3.115cm" svg:y1="1.051cm" svg:x2="3.115cm" svg:y2="4.27cm">
              <text:p/>
            </draw:line>
            <draw:line draw:style-name="gr23" draw:text-style-name="P21" draw:layer="layout" svg:x1="1.428cm" svg:y1="2.752cm" svg:x2="4.948cm" svg:y2="2.752cm">
              <text:p/>
            </draw:line>
            <draw:line draw:style-name="gr6" draw:text-style-name="P21" draw:layer="layout" svg:x1="3.115cm" svg:y1="4.232cm" svg:x2="3.115cm" svg:y2="5.157cm">
              <text:p/>
            </draw:line>
          </draw:g>
          <draw:custom-shape draw:style-name="gr43" draw:text-style-name="P21" draw:layer="layout" svg:width="5.25cm" svg:height="5.277cm" svg:x="0.9cm" svg:y="0.543cm">
            <text:p/>
            <draw:enhanced-geometry svg:viewBox="0 0 21600 21600" draw:type="rectangle" draw:enhanced-path="M 0 0 L 21600 0 21600 21600 0 21600 0 0 Z N"/>
          </draw:custom-shape>
          <draw:frame draw:style-name="gr25" draw:text-style-name="P22" draw:layer="layout" svg:width="4.052cm" svg:height="0.674cm" svg:x="1.479cm" svg:y="-0.115cm">
            <draw:text-box>
              <text:p text:style-name="P9"><text:span text:style-name="T8">Model-data space</text:span></text:p>
            </draw:text-box>
          </draw:frame>
        </draw:g>
        <draw:custom-shape draw:style-name="gr29" draw:text-style-name="P31" draw:layer="layout" svg:width="3.918cm" svg:height="1.599cm" draw:transform="rotate (-1.5707963267949) translate (4.826cm 7.575cm)">
          <text:p/>
          <draw:enhanced-geometry svg:viewBox="0 0 21600 21600" draw:type="rectangle" draw:enhanced-path="M 0 0 L 21600 0 21600 21600 0 21600 0 0 Z N"/>
        </draw:custom-shape>
        <draw:path draw:style-name="gr49" draw:text-style-name="P46" draw:layer="layout" svg:width="2.334cm" svg:height="2.272cm" draw:transform="rotate (1.5707963267949) translate (0.6035394076711cm 11.869300560871cm)" svg:viewBox="0 0 2335 2273" svg:d="M0 1784l1860-1784h312l-2172 2085zM0 1086l1133-1086h313l-1446 1387zM0 380l396-380h313l-709 680zM2335 547l-1798 1726h-314l2112-2027zM2335 1244l-1072 1029h-314l1386-1330zM2335 1951l-335 322h-314l649-623z">
          <text:p/>
        </draw:path>
        <draw:path draw:style-name="gr30" draw:text-style-name="P32" draw:layer="layout" svg:width="2.338cm" svg:height="2.27cm" draw:transform="rotate (-1.5707963267949) translate (2.884cm 7.166cm)" svg:viewBox="0 0 2339 2271" svg:d="M0 1928l1986-1928h312l-2298 2230zM0 1221l1258-1221h312l-1570 1524zM0 515l530-515h312l-842 817zM0 0h114l-114 111zM2339 666l-1653 1605h-312l1965-1907zM2339 1373l-925 898h-312l1237-1201zM2339 2079l-198 192h-311l509-495z">
          <text:p/>
        </draw:path>
        <draw:line draw:style-name="gr5" draw:text-style-name="P21" draw:layer="layout" svg:x1="2.876cm" svg:y1="7.142cm" svg:x2="2.876cm" svg:y2="11.643cm">
          <text:p/>
        </draw:line>
        <draw:line draw:style-name="gr50" draw:text-style-name="P21" draw:layer="layout" svg:x1="2.884cm" svg:y1="9.522cm" svg:x2="5.49cm" svg:y2="9.522cm">
          <text:p/>
        </draw:line>
        <draw:line draw:style-name="gr6" draw:text-style-name="P21" draw:layer="layout" svg:x1="2.876cm" svg:y1="11.643cm" svg:x2="2.876cm" svg:y2="12.283cm">
          <text:p/>
        </draw:line>
        <draw:frame draw:style-name="gr32" draw:text-style-name="P33" draw:layer="layout" svg:width="1.796cm" svg:height="0.775cm" svg:x="4.204cm" svg:y="10.715cm">
          <draw:text-box>
            <text:p text:style-name="P9"><text:span text:style-name="T12">Forecast</text:span></text:p>
          </draw:text-box>
        </draw:frame>
        <draw:frame draw:style-name="gr8" draw:text-style-name="P34" draw:layer="layout" svg:width="2.076cm" svg:height="0.911cm" svg:x="3.938cm" svg:y="7.55cm">
          <draw:text-box>
            <text:p text:style-name="P7"><text:span text:style-name="T12"><text:s/></text:span><text:span text:style-name="T12">Mo</text:span><text:span text:style-name="T12">del</text:span></text:p>
            <text:p text:style-name="P7"><text:span text:style-name="T12"><text:s text:c="5"/></text:span><text:span text:style-name="T12">buil</text:span><text:span text:style-name="T12">din</text:span><text:span text:style-name="T12">g <text:s/></text:span></text:p>
          </draw:text-box>
        </draw:frame>
        <draw:frame draw:style-name="gr8" draw:text-style-name="P34" draw:layer="layout" svg:width="1.796cm" svg:height="0.911cm" svg:x="0.788cm" svg:y="7.439cm">
          <draw:text-box>
            <text:p text:style-name="P7"><text:span text:style-name="T12">Research</text:span></text:p>
            <text:p text:style-name="P7"><text:span text:style-name="T12"><text:s text:c="2"/></text:span><text:span text:style-name="T12">question</text:span></text:p>
          </draw:text-box>
        </draw:frame>
        <draw:frame draw:style-name="gr28" draw:text-style-name="P37" draw:layer="layout" svg:width="4.5cm" svg:height="1.097cm" svg:x="0.65cm" svg:y="6.078cm">
          <draw:text-box>
            <text:p text:style-name="P9"><text:span text:style-name="T13">FORECASTING</text:span></text:p>
            <text:p text:style-name="P9"><text:span text:style-name="T14">(process-based model)</text:span></text:p>
          </draw:text-box>
        </draw:frame>
        <draw:frame draw:style-name="gr26" draw:text-style-name="P38" draw:layer="layout" svg:width="1cm" svg:height="0.775cm" svg:x="0cm" svg:y="6.325cm">
          <draw:text-box>
            <text:p text:style-name="P9"><text:span text:style-name="T15">C</text:span></text:p>
          </draw:text-box>
        </draw:frame>
        <draw:frame draw:style-name="gr26" draw:text-style-name="P41" draw:layer="layout" svg:width="1cm" svg:height="0.775cm" svg:x="7.2cm" svg:y="6.226cm">
          <draw:text-box>
            <text:p text:style-name="P9"><text:span text:style-name="T15">D</text:span></text:p>
          </draw:text-box>
        </draw:frame>
        <draw:g draw:style-name="gr1">
          <draw:g draw:style-name="gr14">
            <draw:path draw:style-name="gr51" draw:text-style-name="P47" draw:layer="layout" svg:width="2.337cm" svg:height="2.272cm" draw:transform="rotate (-1.5707963267949) translate (10.0559294581164cm 2.94490315297865cm)" svg:viewBox="0 0 2338 2273" svg:d="M0 1784l1862-1784h313l-2175 2085zM0 1086l1134-1086h314l-1448 1387zM0 380l396-380h314l-710 680zM2338 547l-1801 1726h-314l2115-2027zM2338 1244l-1073 1029h-315l1388-1330zM2338 1951l-336 322h-314l650-623z">
              <text:p/>
            </draw:path>
            <draw:path draw:style-name="gr2" draw:text-style-name="P23" draw:layer="layout" svg:width="2.337cm" svg:height="2.272cm" draw:transform="rotate (-1.5707963267949) translate (12.3729294581164cm 0.628903152978649cm)" svg:viewBox="0 0 2338 2273" svg:d="M0 1784l1862-1784h313l-2175 2085zM0 1086l1134-1086h314l-1448 1387zM0 380l396-380h314l-710 680zM2338 547l-1801 1726h-314l2115-2027zM2338 1244l-1073 1029h-315l1388-1330zM2338 1951l-336 322h-314l650-623z">
              <text:p/>
            </draw:path>
            <draw:line draw:style-name="gr23" draw:text-style-name="P21" draw:layer="layout" svg:x1="7.75cm" svg:y1="2.972cm" svg:x2="12.69cm" svg:y2="2.972cm">
              <text:p/>
            </draw:line>
            <draw:line draw:style-name="gr5" draw:text-style-name="P24" draw:layer="layout" svg:x1="10.062cm" svg:y1="0.571cm" svg:x2="10.062cm" svg:y2="5.078cm">
              <text:p/>
            </draw:line>
            <draw:line draw:style-name="gr6" draw:text-style-name="P24" draw:layer="layout" svg:x1="10.062cm" svg:y1="5.078cm" svg:x2="10.062cm" svg:y2="5.718cm">
              <text:p/>
            </draw:line>
            <draw:frame draw:style-name="gr26" draw:text-style-name="P26" draw:layer="layout" svg:width="2.078cm" svg:height="0.775cm" svg:x="10.938cm" svg:y="4.663cm">
              <draw:text-box>
                <text:p text:style-name="P7"><text:span text:style-name="T9">Fit data</text:span></text:p>
              </draw:text-box>
            </draw:frame>
            <draw:frame draw:style-name="gr11" draw:text-style-name="P42" draw:layer="layout" svg:width="2.048cm" svg:height="1.241cm" svg:x="10.802cm" svg:y="2.9cm">
              <draw:text-box>
                <text:p text:style-name="P7"><text:span text:style-name="T10">Model</text:span></text:p>
                <text:p text:style-name="P5"><text:span text:style-name="T10"><text:s text:c="3"/></text:span><text:span text:style-name="T10">building <text:s text:c="3"/></text:span></text:p>
              </draw:text-box>
            </draw:frame>
            <draw:frame draw:style-name="gr8" draw:text-style-name="P28" draw:layer="layout" svg:width="1.799cm" svg:height="0.911cm" svg:x="7.775cm" svg:y="1.388cm">
              <draw:text-box>
                <text:p text:style-name="P5"><text:span text:style-name="T9">Research question</text:span></text:p>
              </draw:text-box>
            </draw:frame>
            <draw:path draw:style-name="gr27" draw:text-style-name="P29" draw:layer="layout" svg:width="2.573cm" svg:height="2.708cm" draw:transform="rotate (-1.5707963267949) translate (11.7419294581164cm 2.23090315297865cm)" svg:viewBox="0 0 2574 2709" svg:d="M2101 271c-114 45-231 108-346 191-116 82-232 183-343 301-150 158-289 342-410 542-1 2-3 3-4 4-1 0-1 0-2 1l-901 1394c-1 1-2 2-4 3s-4 2-5 2c-2 0-4-1-6-2l-38-23-37-22c-1-1-3-3-4-4 0-2-1-4-1-6s1-4 1-6c1 0 1 0 1 0l915-1415c1-2 2-3 4-4 0 0 1 0 1-1 122-198 260-378 409-536 116-123 237-229 359-315 123-88 248-156 371-203 77-30 153-50 226-63l-19-109 306 119-250 199-18-103c-67 11-135 30-205 56z">
              <text:p/>
            </draw:path>
          </draw:g>
          <draw:frame draw:style-name="gr28" draw:text-style-name="P30" draw:layer="layout" svg:width="4.25cm" svg:height="1.097cm" svg:x="7.95cm" svg:y="-0.264cm">
            <draw:text-box>
              <text:p text:style-name="P9"><text:span text:style-name="T11">TREND ESTIMATION</text:span></text:p>
            </draw:text-box>
          </draw:frame>
        </draw:g>
        <draw:frame draw:style-name="gr26" draw:text-style-name="P38" draw:layer="layout" svg:width="1cm" svg:height="0.775cm" svg:x="0cm" svg:y="0.009cm">
          <draw:text-box>
            <text:p text:style-name="P9"><text:span text:style-name="T15">A</text:span></text:p>
          </draw:text-box>
        </draw:frame>
        <draw:frame draw:style-name="gr26" draw:text-style-name="P38" draw:layer="layout" svg:width="1cm" svg:height="0.775cm" svg:x="7.2cm" svg:y="0.01cm">
          <draw:text-box>
            <text:p text:style-name="P9"><text:span text:style-name="T15">B</text:span></text:p>
          </draw:text-box>
        </draw:frame>
        <draw:g draw:style-name="gr1">
          <draw:g draw:style-name="gr1">
            <draw:path draw:style-name="gr44" draw:text-style-name="P35" draw:layer="layout" svg:width="1.169cm" svg:height="1.864cm" draw:transform="skewX (0.127059969545187) rotate (-2.46632476599319) translate (4.67147055991962cm 9.86176421712133cm)" svg:viewBox="0 0 1170 1865" svg:d="M490 1712c-32-10-62-24-91-43-28-19-55-42-82-68-26-27-49-57-72-91-44-69-80-148-105-238s-39-190-39-293c0-44 6-91 17-138 12-47 28-94 47-141 39-93 91-187 148-270 55-85 114-161 166-223 25-31 48-57 69-80 9-11 18-21 26-29 4-5 7-8 12-11 3 3 6 6 9 11l29 29c18 23 42 49 67 80 51 62 110 137 167 222 55 83 109 177 148 271 20 47 36 94 46 140 12 47 17 94 17 138 0 104-14 203-39 293-24 90-60 170-105 238-21 34-46 65-71 91s-54 49-83 69c-28 18-59 33-89 43-32 9-63 14-96 14s-66-4-96-14zM500 0c-14 15-31 35-49 56-24 27-49 57-75 91-55 67-114 149-169 237-57 90-107 188-144 288-39 102-63 205-63 307 0 122 17 238 46 344 30 105 72 200 124 281 27 40 56 76 86 109 32 32 66 60 100 83 35 22 72 39 111 51 38 13 77 19 119 18 40 0 80-5 118-18 39-12 75-30 111-52 35-23 68-51 99-83s61-68 87-109c51-81 94-176 124-281 29-106 45-222 45-344 0-102-23-206-62-307-37-101-90-198-145-289-56-89-116-170-169-238-28-33-53-64-76-90-18-21-35-38-48-54z">
              <text:p/>
            </draw:path>
            <draw:custom-shape draw:style-name="gr47" draw:text-style-name="P44" draw:layer="layout" svg:width="0.221cm" svg:height="0.25cm" draw:transform="skewX (0.052010811709431) rotate (-2.90422787531856) translate (3.261cm 9.4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style-name="gr1">
            <draw:path draw:style-name="gr52" draw:text-style-name="P48" draw:layer="layout" svg:width="1.169cm" svg:height="1.864cm" draw:transform="skewX (-0.128281700021583) rotate (2.46527756844199) translate (4.59947110727346cm 10.5924621515634cm)" svg:viewBox="0 0 1170 1865" svg:d="M680 1711c32-10 62-24 91-42 28-20 55-43 82-69 26-26 49-57 72-91 44-68 80-148 105-237 25-91 39-190 39-294 0-44-6-90-17-137-12-47-28-94-47-141-39-94-91-188-148-271-55-85-114-160-166-222-25-31-48-57-69-80-9-11-18-21-26-29-4-5-7-8-12-11-3 3-6 6-9 11l-28 29c-19 23-42 49-68 80-51 62-110 137-167 222-56 83-109 177-148 271-20 47-36 94-46 141-12 47-17 94-17 137 0 104 13 203 39 294 24 89 59 169 104 238 21 33 47 64 72 90s53 49 83 69c28 18 59 33 89 42 32 10 63 15 96 15s66-5 96-15zM670 0c15 15 31 35 49 56 24 26 49 57 75 91 55 66 114 148 169 236 57 90 107 188 144 288 39 102 63 206 63 307 0 122-17 238-46 344-30 106-72 201-124 281-27 41-56 77-87 109s-65 60-99 83c-35 22-72 40-111 52-39 13-77 18-119 18-40 0-80-5-118-18-39-12-76-30-111-52-35-23-69-51-99-83-32-32-61-68-87-109-52-80-95-175-124-281s-45-222-45-344c0-101 23-206 62-306 37-102 89-199 145-290 56-89 116-170 169-237 28-34 53-65 76-91 18-21 35-38 48-54z">
              <text:p/>
            </draw:path>
            <draw:custom-shape draw:style-name="gr53" draw:text-style-name="P49" draw:layer="layout" svg:width="0.221cm" svg:height="0.251cm" draw:transform="skewX (0.063704517697793) rotate (-2.90422787531856) translate (5.366cm 9.404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style-name="gr1">
            <draw:path draw:style-name="gr54" draw:text-style-name="P50" draw:layer="layout" svg:width="1.113cm" svg:height="2.265cm" draw:transform="rotate (-3.14159265358979) translate (4.737cm 10.3160744400837cm)" svg:viewBox="0 0 1114 2266" svg:d="M466 2079c-30-12-59-29-86-52s-53-51-78-83-47-69-69-110c-42-84-76-180-100-289-24-110-37-231-37-357 0-53 6-110 16-167 12-57 27-114 45-171 37-114 87-228 141-328 53-104 109-195 158-271 24-37 46-69 66-97 9-13 17-25 25-35 4-6 7-10 11-14 3 4 6 8 9 14l27 35c18 28 40 60 64 97 49 76 105 167 159 271 53 100 104 214 141 328 19 57 34 114 44 171 11 57 16 114 16 167 0 126-13 247-37 357-23 109-57 205-100 289-20 41-44 78-68 110s-51 60-79 83c-27 23-56 40-85 52-30 12-60 17-91 17-32 0-63-5-92-17zM477 0c-14 18-30 42-47 68-23 32-47 69-72 110-52 81-108 181-161 288-54 109-102 228-137 350-37 123-60 249-60 372 0 149 16 289 44 418s68 244 118 342c25 49 53 93 82 132 30 39 62 73 95 101 33 27 68 48 105 63s74 22 114 22c38 0 76-7 112-22 37-15 72-36 106-63 33-28 65-62 94-101 30-39 58-83 83-132 49-98 90-213 118-342s43-269 43-418c0-123-22-250-59-372-35-123-85-241-138-351-53-109-110-207-161-289-26-41-50-79-72-110-17-26-33-47-46-66z">
              <text:p/>
            </draw:path>
            <draw:custom-shape draw:style-name="gr55" draw:text-style-name="P51" draw:layer="layout" svg:width="0.262cm" svg:height="0.319cm" draw:transform="skewX (0.124791041517595) rotate (-2.42635672612252) translate (4.037cm 8.426cm)">
              <text:p/>
              <draw:enhanced-geometry svg:viewBox="0 0 21600 21600" draw:mirror-horizontal="true" draw:glue-points="?f0 0 ?f1 10800 0 21600 10800 21600 21600 21600 ?f7 10800" draw:text-areas="?f1 10800 ?f2 18000 ?f3 7200 ?f4 21600" draw:type="isosceles-triangle" draw:modifiers="10101.9011406844"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ath draw:style-name="gr45" draw:text-style-name="P21" draw:layer="layout" svg:width="2.63cm" svg:height="1.39cm" draw:transform="skewX (-0.709476340935695) rotate (2.37277511808629) translate (5.08130166547241cm 11.6293651899413cm)" svg:viewBox="0 0 2631 1391" svg:d="M2631 0c-1481 0-2631 1391-2631 1391">
            <text:p/>
          </draw:path>
          <draw:custom-shape draw:style-name="gr46" draw:text-style-name="P43" draw:layer="layout" svg:width="0.45cm" svg:height="0.171cm" svg:x="3.919cm" svg:y="10.254cm">
            <text:p/>
            <draw:enhanced-geometry svg:viewBox="0 0 21600 21600" draw:mirror-vertical="true" draw:type="rectangle" draw:enhanced-path="M 0 0 L 21600 0 21600 21600 0 21600 0 0 Z N"/>
          </draw:custom-shape>
          <draw:path draw:style-name="gr56" draw:text-style-name="P21" draw:layer="layout" svg:width="0.922cm" svg:height="0.389cm" draw:transform="skewX (-0.360759556387228) rotate (2.67524067745691) translate (4.56303596711081cm 10.5010423361265cm)" svg:viewBox="0 0 923 390" svg:d="M923 0c-518 1-923 390-923 390">
            <text:p/>
          </draw:path>
        </draw:g>
        <draw:path draw:style-name="gr57" draw:text-style-name="P21" draw:layer="layout" svg:width="0.986cm" svg:height="0.544cm" draw:transform="skewX (-0.40317105721069) rotate (1.43151905248575) translate (3.93250184909192cm 11.1694312251706cm)" svg:viewBox="0 0 987 545" svg:d="M987 0c-640 0-987 545-987 545">
          <text:p/>
        </draw:path>
        <draw:frame draw:style-name="gr33" draw:text-style-name="P34" draw:layer="layout" svg:width="2.072cm" svg:height="0.581cm" svg:x="4.87cm" svg:y="9.658cm">
          <draw:text-box>
            <text:p text:style-name="P7"><text:span text:style-name="T12">Calibration</text:span></text:p>
          </draw:text-box>
        </draw:frame>
        <draw:path draw:style-name="gr35" draw:text-style-name="P21" draw:layer="layout" svg:width="1.221cm" svg:height="0.571cm" draw:transform="skewX (0.273493093787511) rotate (-0.0872664625997166) translate (2.33953395586991cm 7.85171503204296cm)" svg:viewBox="0 0 1222 572" svg:d="M0 0c794 0 1222 572 1222 572">
          <text:p/>
        </draw:path>
        <draw:line draw:style-name="gr58" draw:text-style-name="P21" draw:layer="layout" svg:x1="0.591cm" svg:y1="9.522cm" svg:x2="2.876cm" svg:y2="9.522cm">
          <text:p/>
        </draw:line>
      </draw:page>
      <draw:page draw:name="page6" draw:style-name="dp1" draw:master-page-name="Default">
        <draw:g draw:style-name="gr1">
          <draw:path draw:style-name="gr44" draw:text-style-name="P35" draw:layer="layout" svg:width="1.113cm" svg:height="1.709cm" draw:transform="rotate (-2.53072741539178) translate (5.12338875353094cm 6.50348334679742cm)" svg:viewBox="0 0 1114 1710" svg:d="M466 1569c-30-9-59-22-86-39-27-18-53-39-78-63s-47-52-69-83c-42-63-76-136-100-218-24-83-37-174-37-269 0-40 6-83 16-126 12-43 27-86 45-129 37-86 87-172 141-248 53-78 109-147 158-204 24-28 46-52 66-73 9-10 17-19 25-27 4-4 7-7 11-10 3 3 6 6 9 10l27 27c18 21 40 45 64 73 49 57 105 126 159 204 53 76 104 162 141 248 19 43 34 86 44 129 11 43 16 86 16 126 0 95-13 186-37 269-23 82-57 155-100 218-20 31-44 59-68 83s-51 45-79 63c-27 17-56 30-85 39-30 9-60 13-91 13-32 0-63-4-92-13zM477 0c-14 14-30 32-47 52-23 24-47 52-72 83-52 61-108 136-161 217-54 82-102 172-137 264-37 93-60 188-60 281 0 112 16 218 44 315s68 184 118 258c25 37 53 70 82 100 30 29 62 55 95 76 33 20 68 36 105 47 37 12 74 17 114 17 38 0 76-5 112-17 37-11 72-27 106-47 33-21 65-47 94-76 30-30 58-63 83-100 49-74 90-161 118-258s43-203 43-315c0-93-22-189-59-281-35-93-85-182-138-265-53-82-110-156-161-218-26-31-50-59-72-83-17-20-33-35-46-50z">
            <text:p/>
          </draw:path>
          <draw:path draw:style-name="gr44" draw:text-style-name="P35" draw:layer="layout" svg:width="1.113cm" svg:height="1.708cm" draw:transform="rotate (2.53072741539178) translate (5.051146623807cm 7.14144749689248cm)" svg:viewBox="0 0 1114 1709" svg:d="M648 1569c30-9 59-22 86-39 27-18 53-39 78-63s47-52 69-83c42-63 76-137 100-219 24-83 37-173 37-268 0-40-6-84-16-127-12-43-27-85-45-128-37-86-87-172-141-248-53-78-109-147-158-204-24-28-46-52-66-73-9-10-17-19-25-27-4-4-7-7-11-10-3 3-6 6-9 10l-27 27c-18 21-40 45-64 73-49 57-105 126-159 204-53 76-104 162-141 248-19 43-34 86-44 129-11 43-16 86-16 126 0 95 13 186 37 269 23 82 57 155 100 218 20 31 44 59 68 83s51 45 79 63c27 17 56 30 85 39 30 9 60 13 91 13 32 0 63-4 92-13zM637 0c14 14 30 32 47 52 23 24 47 52 72 83 52 61 108 136 161 217 54 82 102 172 137 264 37 93 60 188 60 281 0 112-16 218-44 315s-68 184-118 258c-25 37-53 70-82 100-30 29-62 55-95 76-33 20-68 36-105 47-37 12-74 16-114 16-38 0-76-4-112-16-37-11-72-27-106-47-33-21-65-47-94-76-30-30-58-64-83-101-49-74-90-160-118-257s-43-203-43-315c0-93 22-189 59-281 35-93 85-182 138-265 53-82 110-156 161-218 26-31 50-59 72-83 17-20 33-35 46-50z">
            <text:p/>
          </draw:path>
          <draw:path draw:style-name="gr44" draw:text-style-name="P35" draw:layer="layout" svg:width="1.113cm" svg:height="1.977cm" draw:transform="rotate (-3.14159265358979) translate (5.189cm 6.90057840842598cm)" svg:viewBox="0 0 1114 1978" svg:d="M466 1814c-30-10-59-25-86-45s-53-45-78-73c-25-27-47-60-69-96-42-72-76-157-100-252-24-96-37-201-37-311 0-46 6-96 16-146 12-49 27-99 45-149 37-99 87-199 141-287 53-90 109-170 158-236 24-32 46-60 66-84 9-12 17-22 25-31 4-5 7-9 11-12 3 3 6 7 9 12l27 31c18 24 40 52 64 84 49 66 105 146 159 236 53 88 104 188 141 287 19 50 34 100 44 149 11 50 16 100 16 146 0 110-13 215-37 311-23 95-57 180-100 252-20 36-44 69-68 96-24 28-51 53-79 73-27 20-56 35-85 45-30 11-60 16-91 16-32 0-63-5-92-16zM477 0c-14 16-30 37-47 60-23 27-47 60-72 96-52 70-108 157-161 251-54 94-102 199-137 305-37 108-60 218-60 325 0 130 16 252 44 364 28 113 68 213 118 299 25 43 53 81 82 116 30 33 62 63 95 88 33 23 68 41 105 54 37 14 74 20 114 20 38 0 76-6 112-20 37-13 72-31 106-54 33-25 65-55 94-88 30-35 58-73 83-116 49-86 90-186 118-299 28-112 43-234 43-364 0-107-22-219-59-325-35-108-85-211-138-307-53-94-110-180-161-252-26-36-50-68-72-96-17-22-33-40-46-57z">
            <text:p/>
          </draw:path>
          <draw:path draw:style-name="gr45" draw:text-style-name="P21" draw:layer="layout" svg:width="2.472cm" svg:height="1.289cm" draw:transform="skewX (-0.632158255072346) rotate (2.44049389306367) translate (5.53184156643868cm 8.0453445282583cm)" svg:viewBox="0 0 2473 1290" svg:d="M2473 0c-1394 0-2473 1290-2473 1290">
            <text:p/>
          </draw:path>
          <draw:custom-shape draw:style-name="gr46" draw:text-style-name="P43" draw:layer="layout" svg:width="0.45cm" svg:height="0.15cm" svg:x="4.362cm" svg:y="6.85cm">
            <text:p/>
            <draw:enhanced-geometry svg:viewBox="0 0 21600 21600" draw:mirror-vertical="true" draw:type="rectangle" draw:enhanced-path="M 0 0 L 21600 0 21600 21600 0 21600 0 0 Z N"/>
          </draw:custom-shape>
        </draw:g>
        <draw:line draw:style-name="gr6" draw:text-style-name="P21" draw:layer="layout" svg:x1="9.25cm" svg:y1="6.25cm" svg:x2="9.25cm" svg:y2="7.175cm">
          <text:p/>
        </draw:line>
        <draw:g draw:style-name="gr1">
          <draw:path draw:style-name="gr44" draw:text-style-name="P35" draw:layer="layout" svg:width="1.113cm" svg:height="1.708cm" draw:transform="rotate (-2.53072741539178) translate (8.62338875353094cm 9.08048334679742cm)" svg:viewBox="0 0 1114 1709" svg:d="M466 1569c-30-9-59-22-86-39-27-18-53-39-78-63s-47-52-69-83c-42-63-76-137-100-219-24-83-37-173-37-268 0-40 6-84 16-127 12-43 27-85 45-128 37-86 87-172 141-248 53-78 109-147 158-204 24-28 46-52 66-73 9-10 17-19 25-27 4-4 7-7 11-10 3 3 6 6 9 10l27 27c18 21 40 45 64 73 49 57 105 126 159 204 53 76 104 162 141 248 19 43 34 86 44 129 11 43 16 86 16 126 0 95-13 186-37 269-23 82-57 155-100 218-20 31-44 59-68 83s-51 45-79 63c-27 17-56 30-85 39-30 9-60 13-91 13-32 0-63-4-92-13zM477 0c-14 14-30 32-47 52-23 24-47 52-72 83-52 61-108 136-161 217-54 82-102 172-137 264-37 93-60 188-60 281 0 112 16 218 44 315s68 184 118 258c25 37 53 70 82 100 30 29 62 55 95 76 33 20 68 36 105 47 37 12 74 16 114 16 38 0 76-4 112-16 37-11 72-27 106-47 33-21 65-47 94-76 30-30 58-64 83-101 49-74 90-160 118-257s43-203 43-315c0-93-22-189-59-281-35-93-85-182-138-265-53-82-110-156-161-218-26-31-50-59-72-83-17-20-33-35-46-50z">
            <text:p/>
          </draw:path>
          <draw:path draw:style-name="gr44" draw:text-style-name="P35" draw:layer="layout" svg:width="1.113cm" svg:height="1.708cm" draw:transform="rotate (2.53072741539178) translate (8.551146623807cm 9.71844749689248cm)" svg:viewBox="0 0 1114 1709" svg:d="M648 1569c30-9 59-22 86-39 27-18 53-39 78-63s47-52 69-83c42-63 76-137 100-219 24-83 37-173 37-268 0-40-6-84-16-127-12-43-27-85-45-128-37-86-87-172-141-248-53-78-109-147-158-204-24-28-46-52-66-73-9-10-17-19-25-27-4-4-7-7-11-10-3 3-6 6-9 10l-27 27c-18 21-40 45-64 73-49 57-105 126-159 204-53 76-104 161-141 247-19 43-34 87-44 130-11 43-16 86-16 126 0 95 13 186 37 269 23 82 57 155 100 218 20 31 44 59 68 83s51 45 79 63c27 17 56 30 85 39 30 9 60 13 91 13 32 0 63-4 92-13zM637 0c14 14 30 32 47 51 23 24 47 53 72 84 52 61 108 136 161 217 54 82 102 172 137 264 37 93 60 188 60 281 0 112-16 218-44 315s-68 184-118 258c-25 37-53 70-82 100-30 29-62 55-95 76-33 20-68 36-105 47-37 12-74 16-114 16-38 0-76-4-112-16-37-11-72-27-106-47-33-21-65-47-94-76-30-30-58-64-83-101-49-74-90-160-118-257s-43-203-43-315c0-93 22-189 59-281 35-93 85-182 138-265 53-82 110-156 161-218 26-31 50-59 72-83 17-20 33-35 46-50z">
            <text:p/>
          </draw:path>
          <draw:path draw:style-name="gr44" draw:text-style-name="P35" draw:layer="layout" svg:width="1.113cm" svg:height="1.977cm" draw:transform="rotate (-3.14159265358979) translate (8.689cm 9.47757840842598cm)" svg:viewBox="0 0 1114 1978" svg:d="M466 1814c-30-10-59-25-86-45s-53-45-78-73c-25-27-47-60-69-96-42-72-76-157-100-252-24-96-37-201-37-311 0-46 6-96 16-146 12-49 27-99 45-149 37-99 87-199 141-287 53-90 109-170 158-236 24-32 46-60 66-84 9-12 17-22 25-31 4-5 7-9 11-12 3 3 6 7 9 12l27 31c18 24 40 52 64 84 49 66 105 146 159 236 53 88 104 188 141 287 19 50 34 100 44 149 11 50 16 100 16 146 0 110-13 215-37 311-23 95-57 180-100 252-20 36-44 69-68 96-24 28-51 53-79 73-27 20-56 35-85 45-30 11-60 16-91 16-32 0-63-5-92-16zM477 0c-14 16-30 37-47 60-23 27-47 60-72 96-52 70-108 157-161 251-54 94-102 199-137 305-37 108-60 218-60 325 0 130 16 252 44 364 28 113 68 213 118 299 25 43 53 81 82 116 30 33 62 63 95 88 33 23 68 41 105 54 37 14 74 20 114 20 38 0 76-6 112-20 37-13 72-31 106-54 33-25 65-55 94-88 30-35 58-73 83-116 49-86 90-186 118-299 28-112 43-234 43-364 0-107-22-219-59-325-35-108-85-211-138-307-53-94-110-180-161-252-26-36-50-68-72-96-17-22-33-40-46-57z">
            <text:p/>
          </draw:path>
          <draw:path draw:style-name="gr45" draw:text-style-name="P21" draw:layer="layout" svg:width="2.472cm" svg:height="1.289cm" draw:transform="skewX (-0.632158255072346) rotate (2.44049389306367) translate (9.03184156643868cm 10.6223445282583cm)" svg:viewBox="0 0 2473 1290" svg:d="M2473 0c-1394 0-2473 1290-2473 1290">
            <text:p/>
          </draw:path>
          <draw:custom-shape draw:style-name="gr46" draw:text-style-name="P43" draw:layer="layout" svg:width="0.45cm" svg:height="0.15cm" svg:x="7.862cm" svg:y="9.427cm">
            <text:p/>
            <draw:enhanced-geometry svg:viewBox="0 0 21600 21600" draw:mirror-vertical="true" draw:type="rectangle" draw:enhanced-path="M 0 0 L 21600 0 21600 21600 0 21600 0 0 Z N"/>
          </draw:custom-shape>
          <draw:custom-shape draw:style-name="gr47" draw:text-style-name="P44" draw:layer="layout" svg:width="0.22cm" svg:height="0.22cm" draw:transform="rotate (-2.93215314335047) translate (7.213cm 8.6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44" draw:layer="layout" svg:width="0.22cm" svg:height="0.221cm" draw:transform="rotate (-2.93215314335047) translate (9.316cm 8.681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44" draw:layer="layout" svg:width="0.248cm" svg:height="0.256cm" draw:transform="skewX (-0.015707963267949) rotate (-2.49582083035189) translate (7.99cm 7.799cm)">
            <text:p/>
            <draw:enhanced-geometry svg:viewBox="0 0 21600 21600" draw:mirror-horizontal="true" draw:glue-points="?f0 0 ?f1 10800 0 21600 10800 21600 21600 21600 ?f7 10800" draw:text-areas="?f1 10800 ?f2 18000 ?f3 7200 ?f4 21600" draw:type="isosceles-triangle" draw:modifiers="12057.831325301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ath draw:style-name="gr44" draw:text-style-name="P35" draw:layer="layout" svg:width="1.113cm" svg:height="1.709cm" draw:transform="rotate (-2.53072741539178) translate (3.92138875353094cm 10.0034833467974cm)" svg:viewBox="0 0 1114 1710" svg:d="M466 1569c-30-9-59-22-86-39-27-18-53-39-78-63s-47-52-69-83c-42-63-76-137-100-219-24-83-37-173-37-268 0-40 6-84 16-127 12-43 27-85 45-128 37-86 87-172 141-248 53-78 109-147 158-204 24-28 46-52 66-73 9-10 17-19 25-27 4-4 7-7 11-10 3 3 6 6 9 10l27 27c18 21 40 45 64 73 49 57 105 126 159 204 53 76 104 162 141 248 19 43 34 86 44 129 11 43 16 86 16 126 0 95-13 186-37 269-23 82-57 155-100 218-20 31-44 59-68 83s-51 45-79 63c-27 17-56 30-85 39-30 9-60 13-91 13-32 0-63-4-92-13zM477 0c-14 14-30 32-47 51-23 24-47 53-72 84-52 61-108 136-161 217-54 82-102 172-137 264-37 93-60 188-60 281 0 112 16 218 44 315s68 184 118 258c25 37 53 70 82 100 30 29 62 55 95 76 33 20 68 36 105 47 37 12 74 17 114 17 38 0 76-5 112-17 37-11 72-27 106-47 33-21 65-47 94-76 30-30 58-63 83-100 49-74 90-161 118-258s43-203 43-315c0-93-22-189-59-281-35-93-85-182-138-265-53-82-110-156-161-218-26-31-50-59-72-83-17-20-33-35-46-50z">
          <text:p/>
        </draw:path>
        <draw:path draw:style-name="gr44" draw:text-style-name="P35" draw:layer="layout" svg:width="1.113cm" svg:height="1.709cm" draw:transform="rotate (2.53072741539178) translate (3.849146623807cm 10.6414474968925cm)" svg:viewBox="0 0 1114 1710" svg:d="M648 1569c30-9 59-22 86-39 27-18 53-39 78-63s47-52 69-83c42-63 76-136 100-218 24-83 37-174 37-269 0-40-6-83-16-126-12-43-27-86-45-129-37-86-87-172-141-248-53-78-109-147-158-204-24-28-46-52-66-73-9-10-17-19-25-27-4-4-7-7-11-10-3 3-6 6-9 10l-27 27c-18 21-40 45-64 73-49 57-105 126-159 204-53 76-104 162-141 248-19 43-34 86-44 129-11 43-16 86-16 126 0 95 13 186 37 269 23 82 57 155 100 218 20 31 44 59 68 83s51 45 79 63c27 17 56 30 85 39 30 9 60 13 91 13 32 0 63-4 92-13zM637 0c14 14 30 32 47 52 23 24 47 52 72 83 52 61 108 136 161 217 54 82 102 172 137 264 37 93 60 188 60 281 0 112-16 218-44 315s-68 184-118 258c-25 37-53 70-82 100-30 29-62 55-95 76-33 20-68 36-105 47-37 12-74 17-114 17-38 0-76-5-112-17-37-11-72-27-106-47-33-21-65-47-94-76-30-30-58-63-83-100-49-74-90-161-118-258s-43-203-43-315c0-93 22-189 59-281 35-93 85-182 138-265 53-82 110-156 161-218 26-31 50-59 72-83 17-20 33-35 46-50z">
          <text:p/>
        </draw:path>
        <draw:path draw:style-name="gr59" draw:text-style-name="P35" draw:layer="layout" svg:width="1.113cm" svg:height="1.977cm" draw:transform="rotate (-3.14159265358979) translate (3.987cm 10.400578408426cm)" svg:viewBox="0 0 1114 1978" svg:d="M466 1814c-30-10-59-25-86-45s-53-45-78-73c-25-27-47-60-69-96-42-72-76-157-100-252-24-96-37-201-37-311 0-46 6-96 16-146 12-49 27-99 45-149 37-99 87-199 141-287 53-90 109-170 158-236 24-32 46-60 66-84 9-12 17-22 25-31 4-5 7-9 11-12 3 3 6 7 9 12l27 31c18 24 40 52 64 84 49 66 105 146 159 236 53 88 104 188 141 287 19 50 34 100 44 149 11 50 16 100 16 146 0 110-13 215-37 311-23 95-57 180-100 252-20 36-44 69-68 96-24 28-51 53-79 73-27 20-56 35-85 45-30 11-60 16-91 16-32 0-63-5-92-16zM477 0c-14 16-30 37-47 60-23 27-47 60-72 96-52 70-108 157-161 251-54 94-102 199-137 305-37 108-60 218-60 325 0 130 16 252 44 364 28 113 68 213 118 299 25 43 53 81 82 116 30 33 62 63 95 88 33 23 68 41 105 54 37 14 74 20 114 20 38 0 76-6 112-20 37-13 72-31 106-54 33-25 65-55 94-88 30-35 58-73 83-116 49-86 90-186 118-299 28-112 43-234 43-364 0-107-22-219-59-325-35-108-85-211-138-307-53-94-110-180-161-252-26-36-50-68-72-96-17-22-33-40-46-57z">
          <text:p/>
        </draw:path>
        <draw:path draw:style-name="gr45" draw:text-style-name="P21" draw:layer="layout" svg:width="2.472cm" svg:height="1.289cm" draw:transform="skewX (-0.632158255072346) rotate (2.44049389306367) translate (4.32984156643868cm 11.5453445282583cm)" svg:viewBox="0 0 2473 1290" svg:d="M2473 0c-1394 0-2473 1290-2473 1290">
          <text:p/>
        </draw:path>
        <draw:custom-shape draw:style-name="gr46" draw:text-style-name="P43" draw:layer="layout" svg:width="0.45cm" svg:height="0.15cm" svg:x="3.16cm" svg:y="10.35cm">
          <text:p/>
          <draw:enhanced-geometry svg:viewBox="0 0 21600 21600" draw:mirror-vertical="true" draw:type="rectangle" draw:enhanced-path="M 0 0 L 21600 0 21600 21600 0 21600 0 0 Z N"/>
        </draw:custom-shape>
        <draw:custom-shape draw:style-name="gr60" draw:text-style-name="P9" draw:layer="layout" svg:width="0.22cm" svg:height="0.22cm" draw:transform="rotate (-2.93215314335047) translate (2.511cm 9.6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0" draw:text-style-name="P9" draw:layer="layout" svg:width="0.22cm" svg:height="0.221cm" draw:transform="rotate (-2.93215314335047) translate (4.614cm 9.604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0" draw:text-style-name="P9" draw:layer="layout" svg:width="0.248cm" svg:height="0.256cm" draw:transform="skewX (-0.015707963267949) rotate (-2.49582083035189) translate (3.288cm 8.722cm)">
          <text:p/>
          <draw:enhanced-geometry svg:viewBox="0 0 21600 21600" draw:mirror-horizontal="true" draw:glue-points="?f0 0 ?f1 10800 0 21600 10800 21600 21600 21600 ?f7 10800" draw:text-areas="?f1 10800 ?f2 18000 ?f3 7200 ?f4 21600" draw:type="isosceles-triangle" draw:modifiers="12057.831325301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7" draw:style-name="dp1" draw:master-page-name="Default">
        <draw:path draw:style-name="gr61" draw:text-style-name="P35" draw:layer="layout" svg:width="1.113cm" svg:height="1.977cm" svg:x="3.413cm" svg:y="9.449cm" svg:viewBox="0 0 1114 1978" svg:d="M431 65c109 0 207 25 300 61 2 1 4 2 6 3 6 8 13 17 19 27 52 70 108 157 161 251 54 94 102 199 137 305 37 108 60 218 60 325 0 130-16 252-44 364-28 113-68 213-118 299-25 43-53 81-82 116-30 33-62 63-95 88-33 23-68 41-105 54-37 14-74 20-114 20-38 0-76-6-112-20-37-13-72-31-106-54-33-25-65-55-94-88-30-35-58-73-83-116-49-86-90-186-118-299-28-112-43-234-43-364 0-107 22-219 59-325 35-108 85-211 138-307 53-94 110-180 161-252 24-32 46-62 66-88 2 0 4 0 7 0zM446 37c11-13 21-26 30-37h161c14 16 30 37 47 60 7 8 14 17 22 27-81-29-167-48-260-50zM648 1814c30-10 59-25 86-45s53-45 78-73c25-27 47-60 69-96 42-72 76-157 100-252 24-96 37-201 37-311 0-46-6-96-16-146-12-49-27-99-45-149-37-99-87-199-141-287-53-90-109-170-158-236-24-32-46-60-66-84-9-12-17-22-25-31-4-5-7-9-11-12-3 3-6 7-9 12l-27 31c-18 24-40 52-64 84-49 66-105 146-159 236-53 88-104 188-141 287-19 50-34 100-44 149-11 50-16 100-16 146 0 110 13 215 37 311 23 95 57 180 100 252 20 36 44 69 68 96 24 28 51 53 79 73 27 20 56 35 85 45 30 11 60 16 91 16 32 0 63-5 92-16z">
          <text:p/>
        </draw:path>
        <draw:path draw:style-name="gr34" draw:text-style-name="P35" draw:layer="layout" svg:width="1.113cm" svg:height="1.709cm" draw:transform="rotate (-0.610865238198016) translate (3.548853376193cm 9.20855250310752cm)" svg:viewBox="0 0 1114 1710" svg:d="M648 1569c30-9 59-22 86-39 27-18 53-39 78-63s47-52 69-83c42-63 76-136 100-218 24-83 37-174 37-269 0-40-6-84-16-127-12-43-27-85-45-128-37-86-87-172-141-248-53-78-109-147-158-204-24-28-46-52-66-73-9-10-17-19-25-27-4-4-7-7-11-10-3 3-6 6-9 10l-27 27c-18 21-40 45-64 73-49 57-105 126-159 204-53 76-104 162-141 248-19 43-34 86-44 129-11 43-16 86-16 126 0 95 13 186 37 269 23 82 57 155 100 218 20 31 44 59 68 83s51 45 79 63c27 17 56 30 85 39 30 9 60 13 91 13 32 0 63-4 92-13zM637 0c14 14 30 32 47 52 23 24 47 52 72 83 52 61 108 136 161 217 54 82 102 172 137 264 37 93 60 188 60 281 0 112-16 218-44 315s-68 184-118 258c-25 37-53 70-82 100-30 29-62 55-95 76-33 20-68 36-105 47-37 12-74 17-114 17-38 0-76-5-112-17-37-11-72-27-106-47-33-21-65-47-94-76-30-30-58-63-83-100-49-74-90-161-118-258s-43-203-43-315c0-93 22-189 59-281 35-93 85-182 138-265 53-82 110-156 161-218 26-31 50-59 72-83 17-20 33-35 46-50z">
          <text:p/>
        </draw:path>
        <draw:path draw:style-name="gr34" draw:text-style-name="P35" draw:layer="layout" svg:width="1.113cm" svg:height="1.709cm" draw:transform="rotate (0.610865238198015) translate (3.47761124646906cm 9.84851665320259cm)" svg:viewBox="0 0 1114 1710" svg:d="M466 1569c-30-9-59-22-86-39-27-18-53-39-78-63s-47-52-69-83c-42-63-76-137-100-219-24-83-37-173-37-268 0-40 6-84 16-127 12-43 27-85 45-128 37-86 87-172 141-248 53-78 109-147 158-204 24-28 46-52 66-73 9-10 17-19 25-27 4-4 7-7 11-10 3 3 6 6 9 10l27 27c18 21 40 45 64 73 49 57 105 126 159 204 53 76 104 162 141 248 19 43 34 86 44 129 11 43 16 86 16 126 0 95-13 186-37 269-23 82-57 155-100 218-20 31-44 59-68 83s-51 45-79 63c-27 17-56 30-85 39-30 9-60 13-91 13-32 0-63-4-92-13zM477 0c-14 14-30 32-47 52-23 23-47 52-72 83-52 61-108 136-161 217-54 82-102 172-137 264-37 93-60 188-60 281 0 112 16 218 44 315s68 184 118 258c25 37 53 70 82 100 30 29 62 55 95 76 33 20 68 36 105 47 37 12 74 17 114 17 38 0 76-5 112-17 37-11 72-27 106-47 33-21 65-47 94-76 30-30 58-63 83-100 49-74 90-161 118-258s43-203 43-315c0-93-22-189-59-281-35-93-85-182-138-265-53-82-110-156-161-218-26-31-50-59-72-83-17-20-33-35-46-50z">
          <text:p/>
        </draw:path>
        <draw:g draw:style-name="gr1">
          <draw:path draw:style-name="gr44" draw:text-style-name="P35" draw:layer="layout" svg:width="1.113cm" svg:height="1.708cm" draw:transform="rotate (-2.53072741539178) translate (8.55238875353094cm 6.00348334679742cm)" svg:viewBox="0 0 1114 1709" svg:d="M466 1569c-30-9-59-22-86-39-27-18-53-39-78-63s-47-52-69-83c-42-63-76-137-100-219-24-83-37-173-37-268 0-40 6-84 16-127 12-43 27-85 45-128 37-86 87-172 141-248 53-78 109-147 158-204 24-28 46-52 66-73 9-10 17-19 25-27 4-4 7-7 11-10 3 3 6 6 9 10l27 27c18 21 40 45 64 73 49 57 105 126 159 204 53 76 104 161 141 247 19 43 34 87 44 130 11 43 16 86 16 126 0 95-13 186-37 269-23 82-57 155-100 218-20 31-44 59-68 83s-51 45-79 63c-27 17-56 30-85 39-30 9-60 13-91 13-32 0-63-4-92-13zM477 0c-14 14-30 32-47 51-23 24-47 53-72 84-52 61-108 136-161 217-54 82-102 172-137 264-37 93-60 188-60 281 0 112 16 218 44 315s68 184 118 258c25 37 53 70 82 100 30 29 62 55 95 76 33 20 68 36 105 47 37 12 74 16 114 16 38 0 76-4 112-16 37-11 72-27 106-47 33-21 65-47 94-76 30-30 58-64 83-101 49-74 90-160 118-257s43-203 43-315c0-93-22-189-59-281-35-93-85-182-138-265-53-82-110-156-161-218-26-31-50-59-72-83-17-20-33-35-46-50z">
            <text:p/>
          </draw:path>
          <draw:path draw:style-name="gr44" draw:text-style-name="P35" draw:layer="layout" svg:width="1.113cm" svg:height="1.708cm" draw:transform="rotate (2.53072741539178) translate (8.480146623807cm 6.64144749689248cm)" svg:viewBox="0 0 1114 1709" svg:d="M648 1569c30-9 59-22 86-39 27-18 53-39 78-63s47-52 69-83c42-63 76-137 100-219 24-83 37-173 37-268 0-40-6-84-16-127-12-43-27-85-45-128-37-86-87-172-141-248-53-78-109-147-158-204-24-28-46-52-66-73-9-10-17-19-25-27-4-4-7-7-11-10-3 3-6 6-9 10l-27 27c-18 21-40 45-64 73-49 57-105 126-159 204-53 76-104 161-141 247-19 43-34 87-44 130-11 43-16 86-16 126 0 95 13 186 37 269 23 82 57 155 100 218 20 31 44 59 68 83s51 45 79 63c27 17 56 30 85 39 30 9 60 13 91 13 32 0 63-4 92-13zM637 0c14 14 30 32 47 51 23 24 47 53 72 84 52 61 108 136 161 217 54 82 102 172 137 264 37 93 60 188 60 281 0 112-16 218-44 315s-68 184-118 258c-25 37-53 70-82 100-30 29-62 55-95 76-33 20-68 36-105 47-37 12-74 16-114 16-38 0-76-4-112-16-37-11-72-27-106-47-33-21-65-47-94-76-30-30-58-64-83-101-49-74-90-160-118-257s-43-203-43-315c0-93 22-189 59-281 35-93 85-182 138-265 53-82 110-156 161-218 26-31 50-59 72-83 17-20 33-35 46-50z">
            <text:p/>
          </draw:path>
          <draw:path draw:style-name="gr44" draw:text-style-name="P35" draw:layer="layout" svg:width="1.113cm" svg:height="1.977cm" draw:transform="rotate (-3.14159265358979) translate (8.618cm 6.40057840842598cm)" svg:viewBox="0 0 1114 1978" svg:d="M466 1814c-30-10-59-25-86-45s-53-45-78-73c-25-27-47-60-69-96-42-72-76-157-100-252-24-96-37-201-37-311 0-46 6-96 16-146 12-49 27-99 45-149 37-99 87-199 141-287 53-90 109-170 158-236 24-32 46-60 66-84 9-12 17-22 25-31 4-5 7-9 11-12 3 3 6 7 9 12l27 31c18 24 40 52 64 84 49 66 105 146 159 236 53 88 104 188 141 287 19 50 34 100 44 149 11 50 16 100 16 146 0 110-13 215-37 311-23 95-57 180-100 252-20 36-44 69-68 96-24 28-51 53-79 73-27 20-56 35-85 45-30 11-60 16-91 16-32 0-63-5-92-16zM477 0c-14 16-30 37-47 60-23 27-47 60-72 96-52 70-108 157-161 251-54 94-102 199-137 305-37 108-60 218-60 325 0 130 16 252 44 364 28 113 68 213 118 299 25 43 53 81 82 116 30 33 62 63 95 88 33 23 68 41 105 54 37 14 74 20 114 20 38 0 76-6 112-20 37-13 72-31 106-54 33-25 65-55 94-88 30-35 58-73 83-116 49-86 90-186 118-299 28-112 43-234 43-364 0-107-22-219-59-325-35-108-85-211-138-307-53-94-110-180-161-252-26-36-50-68-72-96-17-22-33-40-46-57z">
            <text:p/>
          </draw:path>
          <draw:path draw:style-name="gr45" draw:text-style-name="P21" draw:layer="layout" svg:width="2.472cm" svg:height="1.289cm" draw:transform="skewX (-0.632158255072346) rotate (2.44049389306367) translate (8.96084156643869cm 7.5453445282583cm)" svg:viewBox="0 0 2473 1290" svg:d="M2473 0c-1394 0-2473 1290-2473 1290">
            <text:p/>
          </draw:path>
          <draw:custom-shape draw:style-name="gr46" draw:text-style-name="P43" draw:layer="layout" svg:width="0.45cm" svg:height="0.15cm" svg:x="7.791cm" svg:y="6.35cm">
            <text:p/>
            <draw:enhanced-geometry svg:viewBox="0 0 21600 21600" draw:mirror-vertical="true" draw:type="rectangle" draw:enhanced-path="M 0 0 L 21600 0 21600 21600 0 21600 0 0 Z N"/>
          </draw:custom-shape>
          <draw:custom-shape draw:style-name="gr47" draw:text-style-name="P44" draw:layer="layout" svg:width="0.22cm" svg:height="0.22cm" draw:transform="rotate (-2.93215314335047) translate (7.142cm 5.6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44" draw:layer="layout" svg:width="0.22cm" svg:height="0.221cm" draw:transform="rotate (-2.93215314335047) translate (9.245cm 5.604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44" draw:layer="layout" svg:width="0.248cm" svg:height="0.256cm" draw:transform="skewX (-0.015707963267949) rotate (-2.49582083035189) translate (7.919cm 4.722cm)">
            <text:p/>
            <draw:enhanced-geometry svg:viewBox="0 0 21600 21600" draw:mirror-horizontal="true" draw:glue-points="?f0 0 ?f1 10800 0 21600 10800 21600 21600 21600 ?f7 10800" draw:text-areas="?f1 10800 ?f2 18000 ?f3 7200 ?f4 21600" draw:type="isosceles-triangle" draw:modifiers="12057.831325301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48" draw:text-style-name="P21" draw:layer="layout" svg:width="1.213cm" svg:height="0.55cm" draw:transform="skewX (-0.413293966872257) rotate (2.62602239255067) translate (8.55654861638631cm 6.72874054910841cm)" svg:viewBox="0 0 1214 551" svg:d="M1214 0c-684 0-1214 551-1214 551">
            <text:p/>
          </draw:path>
        </draw:g>
      </draw:page>
      <draw:page draw:name="page8" draw:style-name="dp1" draw:master-page-name="Default">
        <draw:path draw:style-name="gr61" draw:text-style-name="P35" draw:layer="layout" svg:width="1.113cm" svg:height="1.977cm" svg:x="3.413cm" svg:y="9.449cm" svg:viewBox="0 0 1114 1978" svg:d="M431 65c109 0 207 25 300 61 2 1 4 2 6 3 6 8 13 17 19 27 52 70 108 157 161 251 54 94 102 199 137 305 37 108 60 218 60 325 0 130-16 252-44 364-28 113-68 213-118 299-25 43-53 81-82 116-30 33-62 63-95 88-33 23-68 41-105 54-37 14-74 20-114 20-38 0-76-6-112-20-37-13-72-31-106-54-33-25-65-55-94-88-30-35-58-73-83-116-49-86-90-186-118-299-28-112-43-234-43-364 0-107 22-219 59-325 35-108 85-211 138-307 53-94 110-180 161-252 24-32 46-62 66-88 2 0 4 0 7 0zM446 37c11-13 21-26 30-37h161c14 16 30 37 47 60 7 8 14 17 22 27-81-29-167-48-260-50zM648 1814c30-10 59-25 86-45s53-45 78-73c25-27 47-60 69-96 42-72 76-157 100-252 24-96 37-201 37-311 0-46-6-96-16-146-12-49-27-99-45-149-37-99-87-199-141-287-53-90-109-170-158-236-24-32-46-60-66-84-9-12-17-22-25-31-4-5-7-9-11-12-3 3-6 7-9 12l-27 31c-18 24-40 52-64 84-49 66-105 146-159 236-53 88-104 188-141 287-19 50-34 100-44 149-11 50-16 100-16 146 0 110 13 215 37 311 23 95 57 180 100 252 20 36 44 69 68 96 24 28 51 53 79 73 27 20 56 35 85 45 30 11 60 16 91 16 32 0 63-5 92-16z">
          <text:p/>
        </draw:path>
        <draw:path draw:style-name="gr34" draw:text-style-name="P35" draw:layer="layout" svg:width="1.113cm" svg:height="1.709cm" draw:transform="rotate (-0.610865238198016) translate (3.548853376193cm 9.20855250310752cm)" svg:viewBox="0 0 1114 1710" svg:d="M648 1569c30-9 59-22 86-39 27-18 53-39 78-63s47-52 69-83c42-63 76-136 100-218 24-83 37-174 37-269 0-40-6-84-16-127-12-43-27-85-45-128-37-86-87-172-141-248-53-78-109-147-158-204-24-28-46-52-66-73-9-10-17-19-25-27-4-4-7-7-11-10-3 3-6 6-9 10l-27 27c-18 21-40 45-64 73-49 57-105 126-159 204-53 76-104 162-141 248-19 43-34 86-44 129-11 43-16 86-16 126 0 95 13 186 37 269 23 82 57 155 100 218 20 31 44 59 68 83s51 45 79 63c27 17 56 30 85 39 30 9 60 13 91 13 32 0 63-4 92-13zM637 0c14 14 30 32 47 52 23 24 47 52 72 83 52 61 108 136 161 217 54 82 102 172 137 264 37 93 60 188 60 281 0 112-16 218-44 315s-68 184-118 258c-25 37-53 70-82 100-30 29-62 55-95 76-33 20-68 36-105 47-37 12-74 17-114 17-38 0-76-5-112-17-37-11-72-27-106-47-33-21-65-47-94-76-30-30-58-63-83-100-49-74-90-161-118-258s-43-203-43-315c0-93 22-189 59-281 35-93 85-182 138-265 53-82 110-156 161-218 26-31 50-59 72-83 17-20 33-35 46-50z">
          <text:p/>
        </draw:path>
        <draw:path draw:style-name="gr34" draw:text-style-name="P35" draw:layer="layout" svg:width="1.113cm" svg:height="1.709cm" draw:transform="rotate (0.610865238198015) translate (3.47761124646906cm 9.84851665320259cm)" svg:viewBox="0 0 1114 1710" svg:d="M466 1569c-30-9-59-22-86-39-27-18-53-39-78-63s-47-52-69-83c-42-63-76-137-100-219-24-83-37-173-37-268 0-40 6-84 16-127 12-43 27-85 45-128 37-86 87-172 141-248 53-78 109-147 158-204 24-28 46-52 66-73 9-10 17-19 25-27 4-4 7-7 11-10 3 3 6 6 9 10l27 27c18 21 40 45 64 73 49 57 105 126 159 204 53 76 104 162 141 248 19 43 34 86 44 129 11 43 16 86 16 126 0 95-13 186-37 269-23 82-57 155-100 218-20 31-44 59-68 83s-51 45-79 63c-27 17-56 30-85 39-30 9-60 13-91 13-32 0-63-4-92-13zM477 0c-14 14-30 32-47 52-23 23-47 52-72 83-52 61-108 136-161 217-54 82-102 172-137 264-37 93-60 188-60 281 0 112 16 218 44 315s68 184 118 258c25 37 53 70 82 100 30 29 62 55 95 76 33 20 68 36 105 47 37 12 74 17 114 17 38 0 76-5 112-17 37-11 72-27 106-47 33-21 65-47 94-76 30-30 58-63 83-100 49-74 90-161 118-258s43-203 43-315c0-93-22-189-59-281-35-93-85-182-138-265-53-82-110-156-161-218-26-31-50-59-72-83-17-20-33-35-46-50z">
          <text:p/>
        </draw:path>
        <draw:g draw:style-name="gr1">
          <draw:path draw:style-name="gr44" draw:text-style-name="P35" draw:layer="layout" svg:width="1.113cm" svg:height="1.708cm" draw:transform="rotate (-2.53072741539178) translate (8.55238875353094cm 6.00348334679742cm)" svg:viewBox="0 0 1114 1709" svg:d="M466 1569c-30-9-59-22-86-39-27-18-53-39-78-63s-47-52-69-83c-42-63-76-137-100-219-24-83-37-173-37-268 0-40 6-84 16-127 12-43 27-85 45-128 37-86 87-172 141-248 53-78 109-147 158-204 24-28 46-52 66-73 9-10 17-19 25-27 4-4 7-7 11-10 3 3 6 6 9 10l27 27c18 21 40 45 64 73 49 57 105 126 159 204 53 76 104 161 141 247 19 43 34 87 44 130 11 43 16 86 16 126 0 95-13 186-37 269-23 82-57 155-100 218-20 31-44 59-68 83s-51 45-79 63c-27 17-56 30-85 39-30 9-60 13-91 13-32 0-63-4-92-13zM477 0c-14 14-30 32-47 51-23 24-47 53-72 84-52 61-108 136-161 217-54 82-102 172-137 264-37 93-60 188-60 281 0 112 16 218 44 315s68 184 118 258c25 37 53 70 82 100 30 29 62 55 95 76 33 20 68 36 105 47 37 12 74 16 114 16 38 0 76-4 112-16 37-11 72-27 106-47 33-21 65-47 94-76 30-30 58-64 83-101 49-74 90-160 118-257s43-203 43-315c0-93-22-189-59-281-35-93-85-182-138-265-53-82-110-156-161-218-26-31-50-59-72-83-17-20-33-35-46-50z">
            <text:p/>
          </draw:path>
          <draw:path draw:style-name="gr44" draw:text-style-name="P35" draw:layer="layout" svg:width="1.113cm" svg:height="1.708cm" draw:transform="rotate (2.53072741539178) translate (8.480146623807cm 6.64144749689248cm)" svg:viewBox="0 0 1114 1709" svg:d="M648 1569c30-9 59-22 86-39 27-18 53-39 78-63s47-52 69-83c42-63 76-137 100-219 24-83 37-173 37-268 0-40-6-84-16-127-12-43-27-85-45-128-37-86-87-172-141-248-53-78-109-147-158-204-24-28-46-52-66-73-9-10-17-19-25-27-4-4-7-7-11-10-3 3-6 6-9 10l-27 27c-18 21-40 45-64 73-49 57-105 126-159 204-53 76-104 161-141 247-19 43-34 87-44 130-11 43-16 86-16 126 0 95 13 186 37 269 23 82 57 155 100 218 20 31 44 59 68 83s51 45 79 63c27 17 56 30 85 39 30 9 60 13 91 13 32 0 63-4 92-13zM637 0c14 14 30 32 47 51 23 24 47 53 72 84 52 61 108 136 161 217 54 82 102 172 137 264 37 93 60 188 60 281 0 112-16 218-44 315s-68 184-118 258c-25 37-53 70-82 100-30 29-62 55-95 76-33 20-68 36-105 47-37 12-74 16-114 16-38 0-76-4-112-16-37-11-72-27-106-47-33-21-65-47-94-76-30-30-58-64-83-101-49-74-90-160-118-257s-43-203-43-315c0-93 22-189 59-281 35-93 85-182 138-265 53-82 110-156 161-218 26-31 50-59 72-83 17-20 33-35 46-50z">
            <text:p/>
          </draw:path>
          <draw:path draw:style-name="gr44" draw:text-style-name="P35" draw:layer="layout" svg:width="1.113cm" svg:height="1.977cm" draw:transform="rotate (-3.14159265358979) translate (8.618cm 6.40057840842598cm)" svg:viewBox="0 0 1114 1978" svg:d="M466 1814c-30-10-59-25-86-45s-53-45-78-73c-25-27-47-60-69-96-42-72-76-157-100-252-24-96-37-201-37-311 0-46 6-96 16-146 12-49 27-99 45-149 37-99 87-199 141-287 53-90 109-170 158-236 24-32 46-60 66-84 9-12 17-22 25-31 4-5 7-9 11-12 3 3 6 7 9 12l27 31c18 24 40 52 64 84 49 66 105 146 159 236 53 88 104 188 141 287 19 50 34 100 44 149 11 50 16 100 16 146 0 110-13 215-37 311-23 95-57 180-100 252-20 36-44 69-68 96-24 28-51 53-79 73-27 20-56 35-85 45-30 11-60 16-91 16-32 0-63-5-92-16zM477 0c-14 16-30 37-47 60-23 27-47 60-72 96-52 70-108 157-161 251-54 94-102 199-137 305-37 108-60 218-60 325 0 130 16 252 44 364 28 113 68 213 118 299 25 43 53 81 82 116 30 33 62 63 95 88 33 23 68 41 105 54 37 14 74 20 114 20 38 0 76-6 112-20 37-13 72-31 106-54 33-25 65-55 94-88 30-35 58-73 83-116 49-86 90-186 118-299 28-112 43-234 43-364 0-107-22-219-59-325-35-108-85-211-138-307-53-94-110-180-161-252-26-36-50-68-72-96-17-22-33-40-46-57z">
            <text:p/>
          </draw:path>
          <draw:path draw:style-name="gr45" draw:text-style-name="P21" draw:layer="layout" svg:width="2.472cm" svg:height="1.289cm" draw:transform="skewX (-0.632158255072346) rotate (2.44049389306367) translate (8.96084156643869cm 7.5453445282583cm)" svg:viewBox="0 0 2473 1290" svg:d="M2473 0c-1394 0-2473 1290-2473 1290">
            <text:p/>
          </draw:path>
          <draw:custom-shape draw:style-name="gr46" draw:text-style-name="P43" draw:layer="layout" svg:width="0.45cm" svg:height="0.15cm" svg:x="7.8cm" svg:y="6.35cm">
            <text:p/>
            <draw:enhanced-geometry svg:viewBox="0 0 21600 21600" draw:mirror-vertical="true" draw:type="rectangle" draw:enhanced-path="M 0 0 L 21600 0 21600 21600 0 21600 0 0 Z N"/>
          </draw:custom-shape>
          <draw:custom-shape draw:style-name="gr47" draw:text-style-name="P44" draw:layer="layout" svg:width="0.22cm" svg:height="0.22cm" draw:transform="rotate (-2.93215314335047) translate (7.142cm 5.6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44" draw:layer="layout" svg:width="0.22cm" svg:height="0.221cm" draw:transform="rotate (-2.93215314335047) translate (9.245cm 5.604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44" draw:layer="layout" svg:width="0.248cm" svg:height="0.256cm" draw:transform="skewX (-0.015707963267949) rotate (-2.49582083035189) translate (7.919cm 4.722cm)">
            <text:p/>
            <draw:enhanced-geometry svg:viewBox="0 0 21600 21600" draw:mirror-horizontal="true" draw:glue-points="?f0 0 ?f1 10800 0 21600 10800 21600 21600 21600 ?f7 10800" draw:text-areas="?f1 10800 ?f2 18000 ?f3 7200 ?f4 21600" draw:type="isosceles-triangle" draw:modifiers="12057.831325301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48" draw:text-style-name="P21" draw:layer="layout" svg:width="0.898cm" svg:height="0.348cm" draw:transform="skewX (-0.289550122905859) rotate (2.72725148916634) translate (8.44261621459565cm 6.56178843966585cm)" svg:viewBox="0 0 899 349" svg:d="M899 0c-505 1-899 349-899 349">
            <text:p/>
          </draw:path>
        </draw:g>
      </draw:page>
      <draw:page draw:name="page9" draw:style-name="dp1" draw:master-page-name="Default">
        <draw:path draw:style-name="gr61" draw:text-style-name="P35" draw:layer="layout" svg:width="1.113cm" svg:height="1.977cm" svg:x="3.413cm" svg:y="9.449cm" svg:viewBox="0 0 1114 1978" svg:d="M431 65c109 0 207 25 300 61 2 1 4 2 6 3 6 8 13 17 19 27 52 70 108 157 161 251 54 94 102 199 137 305 37 108 60 218 60 325 0 130-16 252-44 364-28 113-68 213-118 299-25 43-53 81-82 116-30 33-62 63-95 88-33 23-68 41-105 54-37 14-74 20-114 20-38 0-76-6-112-20-37-13-72-31-106-54-33-25-65-55-94-88-30-35-58-73-83-116-49-86-90-186-118-299-28-112-43-234-43-364 0-107 22-219 59-325 35-108 85-211 138-307 53-94 110-180 161-252 24-32 46-62 66-88 2 0 4 0 7 0zM446 37c11-13 21-26 30-37h161c14 16 30 37 47 60 7 8 14 17 22 27-81-29-167-48-260-50zM648 1814c30-10 59-25 86-45s53-45 78-73c25-27 47-60 69-96 42-72 76-157 100-252 24-96 37-201 37-311 0-46-6-96-16-146-12-49-27-99-45-149-37-99-87-199-141-287-53-90-109-170-158-236-24-32-46-60-66-84-9-12-17-22-25-31-4-5-7-9-11-12-3 3-6 7-9 12l-27 31c-18 24-40 52-64 84-49 66-105 146-159 236-53 88-104 188-141 287-19 50-34 100-44 149-11 50-16 100-16 146 0 110 13 215 37 311 23 95 57 180 100 252 20 36 44 69 68 96 24 28 51 53 79 73 27 20 56 35 85 45 30 11 60 16 91 16 32 0 63-5 92-16z">
          <text:p/>
        </draw:path>
        <draw:path draw:style-name="gr34" draw:text-style-name="P35" draw:layer="layout" svg:width="1.113cm" svg:height="1.709cm" draw:transform="rotate (-0.610865238198016) translate (3.548853376193cm 9.20855250310752cm)" svg:viewBox="0 0 1114 1710" svg:d="M648 1569c30-9 59-22 86-39 27-18 53-39 78-63s47-52 69-83c42-63 76-136 100-218 24-83 37-174 37-269 0-40-6-84-16-127-12-43-27-85-45-128-37-86-87-172-141-248-53-78-109-147-158-204-24-28-46-52-66-73-9-10-17-19-25-27-4-4-7-7-11-10-3 3-6 6-9 10l-27 27c-18 21-40 45-64 73-49 57-105 126-159 204-53 76-104 162-141 248-19 43-34 86-44 129-11 43-16 86-16 126 0 95 13 186 37 269 23 82 57 155 100 218 20 31 44 59 68 83s51 45 79 63c27 17 56 30 85 39 30 9 60 13 91 13 32 0 63-4 92-13zM637 0c14 14 30 32 47 52 23 24 47 52 72 83 52 61 108 136 161 217 54 82 102 172 137 264 37 93 60 188 60 281 0 112-16 218-44 315s-68 184-118 258c-25 37-53 70-82 100-30 29-62 55-95 76-33 20-68 36-105 47-37 12-74 17-114 17-38 0-76-5-112-17-37-11-72-27-106-47-33-21-65-47-94-76-30-30-58-63-83-100-49-74-90-161-118-258s-43-203-43-315c0-93 22-189 59-281 35-93 85-182 138-265 53-82 110-156 161-218 26-31 50-59 72-83 17-20 33-35 46-50z">
          <text:p/>
        </draw:path>
        <draw:path draw:style-name="gr34" draw:text-style-name="P35" draw:layer="layout" svg:width="1.113cm" svg:height="1.709cm" draw:transform="rotate (0.610865238198015) translate (3.47761124646906cm 9.84851665320259cm)" svg:viewBox="0 0 1114 1710" svg:d="M466 1569c-30-9-59-22-86-39-27-18-53-39-78-63s-47-52-69-83c-42-63-76-137-100-219-24-83-37-173-37-268 0-40 6-84 16-127 12-43 27-85 45-128 37-86 87-172 141-248 53-78 109-147 158-204 24-28 46-52 66-73 9-10 17-19 25-27 4-4 7-7 11-10 3 3 6 6 9 10l27 27c18 21 40 45 64 73 49 57 105 126 159 204 53 76 104 162 141 248 19 43 34 86 44 129 11 43 16 86 16 126 0 95-13 186-37 269-23 82-57 155-100 218-20 31-44 59-68 83s-51 45-79 63c-27 17-56 30-85 39-30 9-60 13-91 13-32 0-63-4-92-13zM477 0c-14 14-30 32-47 52-23 23-47 52-72 83-52 61-108 136-161 217-54 82-102 172-137 264-37 93-60 188-60 281 0 112 16 218 44 315s68 184 118 258c25 37 53 70 82 100 30 29 62 55 95 76 33 20 68 36 105 47 37 12 74 17 114 17 38 0 76-5 112-17 37-11 72-27 106-47 33-21 65-47 94-76 30-30 58-63 83-100 49-74 90-161 118-258s43-203 43-315c0-93-22-189-59-281-35-93-85-182-138-265-53-82-110-156-161-218-26-31-50-59-72-83-17-20-33-35-46-50z">
          <text:p/>
        </draw:path>
        <draw:g draw:style-name="gr1">
          <draw:path draw:style-name="gr62" draw:text-style-name="P52" draw:layer="layout" svg:width="1.113cm" svg:height="1.708cm" draw:transform="rotate (-2.53072741539178) translate (8.55238875353094cm 6.00348334679742cm)" svg:viewBox="0 0 1114 1709" svg:d="M466 1569c-30-9-59-22-86-39-27-18-53-39-78-63s-47-52-69-83c-42-63-76-137-100-219-24-83-37-173-37-268 0-40 6-84 16-127 12-43 27-85 45-128 37-86 87-172 141-248 53-78 109-147 158-204 24-28 46-52 66-73 9-10 17-19 25-27 4-4 7-7 11-10 3 3 6 6 9 10l27 27c18 21 40 45 64 73 49 57 105 126 159 204 53 76 104 161 141 247 19 43 34 87 44 130 11 43 16 86 16 126 0 95-13 186-37 269-23 82-57 155-100 218-20 31-44 59-68 83s-51 45-79 63c-27 17-56 30-85 39-30 9-60 13-91 13-32 0-63-4-92-13zM477 0c-14 14-30 32-47 51-23 24-47 53-72 84-52 61-108 136-161 217-54 82-102 172-137 264-37 93-60 188-60 281 0 112 16 218 44 315s68 184 118 258c25 37 53 70 82 100 30 29 62 55 95 76 33 20 68 36 105 47 37 12 74 16 114 16 38 0 76-4 112-16 37-11 72-27 106-47 33-21 65-47 94-76 30-30 58-64 83-101 49-74 90-160 118-257s43-203 43-315c0-93-22-189-59-281-35-93-85-182-138-265-53-82-110-156-161-218-26-31-50-59-72-83-17-20-33-35-46-50z">
            <text:p/>
          </draw:path>
          <draw:custom-shape draw:style-name="gr63" draw:text-style-name="P53" draw:layer="layout" svg:width="0.22cm" svg:height="0.22cm" draw:transform="rotate (-2.93215314335047) translate (7.142cm 5.6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style-name="gr1">
          <draw:path draw:style-name="gr64" draw:text-style-name="P54" draw:layer="layout" svg:width="1.113cm" svg:height="1.708cm" draw:transform="rotate (2.53072741539178) translate (8.480146623807cm 6.64144749689248cm)" svg:viewBox="0 0 1114 1709" svg:d="M648 1569c30-9 59-22 86-39 27-18 53-39 78-63s47-52 69-83c42-63 76-137 100-219 24-83 37-173 37-268 0-40-6-84-16-127-12-43-27-85-45-128-37-86-87-172-141-248-53-78-109-147-158-204-24-28-46-52-66-73-9-10-17-19-25-27-4-4-7-7-11-10-3 3-6 6-9 10l-27 27c-18 21-40 45-64 73-49 57-105 126-159 204-53 76-104 161-141 247-19 43-34 87-44 130-11 43-16 86-16 126 0 95 13 186 37 269 23 82 57 155 100 218 20 31 44 59 68 83s51 45 79 63c27 17 56 30 85 39 30 9 60 13 91 13 32 0 63-4 92-13zM637 0c14 14 30 32 47 51 23 24 47 53 72 84 52 61 108 136 161 217 54 82 102 172 137 264 37 93 60 188 60 281 0 112-16 218-44 315s-68 184-118 258c-25 37-53 70-82 100-30 29-62 55-95 76-33 20-68 36-105 47-37 12-74 16-114 16-38 0-76-4-112-16-37-11-72-27-106-47-33-21-65-47-94-76-30-30-58-64-83-101-49-74-90-160-118-257s-43-203-43-315c0-93 22-189 59-281 35-93 85-182 138-265 53-82 110-156 161-218 26-31 50-59 72-83 17-20 33-35 46-50z">
            <text:p/>
          </draw:path>
          <draw:custom-shape draw:style-name="gr65" draw:text-style-name="P55" draw:layer="layout" svg:width="0.22cm" svg:height="0.221cm" draw:transform="rotate (-2.93215314335047) translate (9.245cm 5.604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style-name="gr1">
          <draw:path draw:style-name="gr66" draw:text-style-name="P56" draw:layer="layout" svg:width="1.113cm" svg:height="1.977cm" draw:transform="rotate (-3.14159265358979) translate (8.618cm 6.40057840842598cm)" svg:viewBox="0 0 1114 1978" svg:d="M466 1814c-30-10-59-25-86-45s-53-45-78-73c-25-27-47-60-69-96-42-72-76-157-100-252-24-96-37-201-37-311 0-46 6-96 16-146 12-49 27-99 45-149 37-99 87-199 141-287 53-90 109-170 158-236 24-32 46-60 66-84 9-12 17-22 25-31 4-5 7-9 11-12 3 3 6 7 9 12l27 31c18 24 40 52 64 84 49 66 105 146 159 236 53 88 104 188 141 287 19 50 34 100 44 149 11 50 16 100 16 146 0 110-13 215-37 311-23 95-57 180-100 252-20 36-44 69-68 96-24 28-51 53-79 73-27 20-56 35-85 45-30 11-60 16-91 16-32 0-63-5-92-16zM477 0c-14 16-30 37-47 60-23 27-47 60-72 96-52 70-108 157-161 251-54 94-102 199-137 305-37 108-60 218-60 325 0 130 16 252 44 364 28 113 68 213 118 299 25 43 53 81 82 116 30 33 62 63 95 88 33 23 68 41 105 54 37 14 74 20 114 20 38 0 76-6 112-20 37-13 72-31 106-54 33-25 65-55 94-88 30-35 58-73 83-116 49-86 90-186 118-299 28-112 43-234 43-364 0-107-22-219-59-325-35-108-85-211-138-307-53-94-110-180-161-252-26-36-50-68-72-96-17-22-33-40-46-57z">
            <text:p/>
          </draw:path>
          <draw:custom-shape draw:style-name="gr67" draw:text-style-name="P57" draw:layer="layout" svg:width="0.248cm" svg:height="0.256cm" draw:transform="skewX (-0.015707963267949) rotate (-2.49582083035189) translate (7.919cm 4.722cm)">
            <text:p/>
            <draw:enhanced-geometry svg:viewBox="0 0 21600 21600" draw:mirror-horizontal="true" draw:glue-points="?f0 0 ?f1 10800 0 21600 10800 21600 21600 21600 ?f7 10800" draw:text-areas="?f1 10800 ?f2 18000 ?f3 7200 ?f4 21600" draw:type="isosceles-triangle" draw:modifiers="12057.831325301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ath draw:style-name="gr45" draw:text-style-name="P21" draw:layer="layout" svg:width="2.472cm" svg:height="1.289cm" draw:transform="skewX (-0.632158255072346) rotate (2.44049389306367) translate (8.96084156643869cm 7.5453445282583cm)" svg:viewBox="0 0 2473 1290" svg:d="M2473 0c-1394 0-2473 1290-2473 1290">
          <text:p/>
        </draw:path>
        <draw:custom-shape draw:style-name="gr46" draw:text-style-name="P43" draw:layer="layout" svg:width="0.45cm" svg:height="0.15cm" svg:x="7.8cm" svg:y="6.35cm">
          <text:p/>
          <draw:enhanced-geometry svg:viewBox="0 0 21600 21600" draw:mirror-vertical="true" draw:type="rectangle" draw:enhanced-path="M 0 0 L 21600 0 21600 21600 0 21600 0 0 Z N"/>
        </draw:custom-shape>
        <draw:path draw:style-name="gr48" draw:text-style-name="P21" draw:layer="layout" svg:width="0.898cm" svg:height="0.348cm" draw:transform="skewX (-0.289550122905859) rotate (2.72725148916634) translate (8.44261621459565cm 6.56178843966585cm)" svg:viewBox="0 0 899 349" svg:d="M899 0c-505 1-899 349-899 349">
          <text:p/>
        </draw:path>
        <draw:g draw:style-name="gr1">
          <draw:g draw:style-name="gr1">
            <draw:path draw:style-name="gr44" draw:text-style-name="P35" draw:layer="layout" svg:width="1.113cm" svg:height="1.708cm" draw:transform="rotate (-2.53072741539178) translate (8.17138875353094cm 2.25348334679742cm)" svg:viewBox="0 0 1114 1709" svg:d="M466 1569c-30-9-59-22-86-39-27-18-53-39-78-63s-47-52-69-83c-42-63-76-137-100-219-24-83-37-173-37-268 0-40 6-84 16-127 12-43 27-85 45-128 37-86 87-172 141-248 53-78 109-147 158-204 24-28 46-52 66-73 9-10 17-19 25-27 4-4 7-7 11-10 3 3 6 6 9 10l27 27c18 21 40 45 64 73 49 57 105 126 159 204 53 76 104 162 141 248 19 43 34 86 44 129 11 43 16 86 16 126 0 95-13 186-37 269-23 82-57 155-100 218-20 31-44 59-68 83s-51 45-79 63c-27 17-56 30-85 39-30 9-60 13-91 13-32 0-63-4-92-13zM477 0c-14 14-30 32-47 52-23 24-47 52-72 83-52 61-108 136-161 217-54 82-102 172-137 264-37 93-60 188-60 281 0 112 16 218 44 315s68 184 118 258c25 37 53 70 82 100 30 29 62 55 95 76 33 20 68 36 105 47 37 12 74 16 114 16 38 0 76-4 112-16 37-11 72-27 106-47 33-21 65-47 94-76 30-30 58-63 83-100 49-74 90-161 118-258s43-203 43-315c0-93-22-189-59-281-35-93-85-182-138-265-53-82-110-156-161-218-26-31-50-59-72-83-17-20-33-35-46-50z">
              <text:p/>
            </draw:path>
            <draw:custom-shape draw:style-name="gr47" draw:text-style-name="P44" draw:layer="layout" svg:width="0.22cm" svg:height="0.22cm" draw:transform="rotate (-2.93215314335047) translate (6.761cm 1.86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style-name="gr1">
            <draw:path draw:style-name="gr52" draw:text-style-name="P48" draw:layer="layout" svg:width="1.113cm" svg:height="1.708cm" draw:transform="rotate (2.53072741539178) translate (8.099146623807cm 2.89144749689248cm)" svg:viewBox="0 0 1114 1709" svg:d="M648 1569c30-9 59-22 86-39 27-18 53-39 78-63s47-52 69-83c42-63 76-137 100-219 24-83 37-173 37-268 0-40-6-84-16-127-12-43-27-85-45-128-37-86-87-172-141-248-53-78-109-147-158-204-24-28-46-52-66-73-9-10-17-19-25-27-4-4-7-7-11-10-3 3-6 6-9 10l-27 27c-18 21-40 45-64 73-49 57-105 126-159 204-53 76-104 161-141 247-19 43-34 87-44 130-11 43-16 86-16 126 0 95 13 186 37 269 23 82 57 155 100 218 20 31 44 59 68 83s51 45 79 63c27 17 56 30 85 39 30 9 60 13 91 13 32 0 63-4 92-13zM637 0c14 14 30 32 47 51 23 24 47 53 72 84 52 61 108 136 161 217 54 82 102 172 137 264 37 93 60 188 60 281 0 112-16 218-44 315s-68 184-118 258c-25 37-53 70-82 100-30 29-62 55-95 76-33 20-68 36-105 47-37 12-74 16-114 16-38 0-76-4-112-16-37-11-72-27-106-47-33-21-65-47-94-76-30-30-58-64-83-101-49-74-90-160-118-257s-43-203-43-315c0-93 22-189 59-281 35-93 85-182 138-265 53-82 110-156 161-218 26-31 50-59 72-83 17-20 33-35 46-50z">
              <text:p/>
            </draw:path>
            <draw:custom-shape draw:style-name="gr53" draw:text-style-name="P49" draw:layer="layout" svg:width="0.22cm" svg:height="0.221cm" draw:transform="rotate (-2.93215314335047) translate (8.864cm 1.854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style-name="gr1">
            <draw:path draw:style-name="gr54" draw:text-style-name="P50" draw:layer="layout" svg:width="1.113cm" svg:height="1.977cm" draw:transform="rotate (-3.14159265358979) translate (8.237cm 2.65057840842598cm)" svg:viewBox="0 0 1114 1978" svg:d="M466 1814c-30-10-59-25-86-45s-53-45-78-73c-25-27-47-60-69-96-42-72-76-157-100-252-24-96-37-201-37-311 0-46 6-96 16-146 12-49 27-99 45-149 37-99 87-199 141-287 53-90 109-170 158-236 24-32 46-60 66-84 9-12 17-22 25-31 4-5 7-9 11-12 3 3 6 7 9 12l27 31c18 24 40 52 64 84 49 66 105 146 159 236 53 88 104 188 141 287 19 50 34 100 44 149 11 50 16 100 16 146 0 110-13 215-37 311-23 95-57 180-100 252-20 36-44 69-68 96-24 28-51 53-79 73-27 20-56 35-85 45-30 11-60 16-91 16-32 0-63-5-92-16zM477 0c-14 16-30 37-47 60-23 27-47 60-72 96-52 70-108 157-161 251-54 94-102 199-137 305-37 108-60 218-60 325 0 130 16 252 44 364 28 113 68 213 118 299 25 43 53 81 82 116 30 33 62 63 95 88 33 23 68 41 105 54 37 14 74 20 114 20 38 0 76-6 112-20 37-13 72-31 106-54 33-25 65-55 94-88 30-35 58-73 83-116 49-86 90-186 118-299 28-112 43-234 43-364 0-107-22-219-59-325-35-108-85-211-138-307-53-94-110-180-161-252-26-36-50-68-72-96-17-22-33-40-46-57z">
              <text:p/>
            </draw:path>
            <draw:custom-shape draw:style-name="gr55" draw:text-style-name="P51" draw:layer="layout" svg:width="0.248cm" svg:height="0.256cm" draw:transform="skewX (-0.015707963267949) rotate (-2.49582083035189) translate (7.538cm 0.972cm)">
              <text:p/>
              <draw:enhanced-geometry svg:viewBox="0 0 21600 21600" draw:mirror-horizontal="true" draw:glue-points="?f0 0 ?f1 10800 0 21600 10800 21600 21600 21600 ?f7 10800" draw:text-areas="?f1 10800 ?f2 18000 ?f3 7200 ?f4 21600" draw:type="isosceles-triangle" draw:modifiers="12057.831325301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ath draw:style-name="gr45" draw:text-style-name="P21" draw:layer="layout" svg:width="2.472cm" svg:height="1.289cm" draw:transform="skewX (-0.632158255072346) rotate (2.44049389306367) translate (8.57984156643868cm 3.7953445282583cm)" svg:viewBox="0 0 2473 1290" svg:d="M2473 0c-1394 0-2473 1290-2473 1290">
            <text:p/>
          </draw:path>
          <draw:custom-shape draw:style-name="gr46" draw:text-style-name="P43" draw:layer="layout" svg:width="0.45cm" svg:height="0.15cm" svg:x="7.419cm" svg:y="2.6cm">
            <text:p/>
            <draw:enhanced-geometry svg:viewBox="0 0 21600 21600" draw:mirror-vertical="true" draw:type="rectangle" draw:enhanced-path="M 0 0 L 21600 0 21600 21600 0 21600 0 0 Z N"/>
          </draw:custom-shape>
          <draw:path draw:style-name="gr56" draw:text-style-name="P21" draw:layer="layout" svg:width="0.898cm" svg:height="0.348cm" draw:transform="skewX (-0.289550122905859) rotate (2.72725148916634) translate (8.06161621459565cm 2.81178843966585cm)" svg:viewBox="0 0 899 349" svg:d="M899 0c-505 1-899 349-899 349">
            <text:p/>
          </draw:path>
        </draw:g>
      </draw:page>
      <draw:page draw:name="page10" draw:style-name="dp1" draw:master-page-name="Default">
        <draw:path draw:style-name="gr61" draw:text-style-name="P35" draw:layer="layout" svg:width="1.113cm" svg:height="1.977cm" svg:x="3.413cm" svg:y="9.449cm" svg:viewBox="0 0 1114 1978" svg:d="M431 65c109 0 207 25 300 61 2 1 4 2 6 3 6 8 13 17 19 27 52 70 108 157 161 251 54 94 102 199 137 305 37 108 60 218 60 325 0 130-16 252-44 364-28 113-68 213-118 299-25 43-53 81-82 116-30 33-62 63-95 88-33 23-68 41-105 54-37 14-74 20-114 20-38 0-76-6-112-20-37-13-72-31-106-54-33-25-65-55-94-88-30-35-58-73-83-116-49-86-90-186-118-299-28-112-43-234-43-364 0-107 22-219 59-325 35-108 85-211 138-307 53-94 110-180 161-252 24-32 46-62 66-88 2 0 4 0 7 0zM446 37c11-13 21-26 30-37h161c14 16 30 37 47 60 7 8 14 17 22 27-81-29-167-48-260-50zM648 1814c30-10 59-25 86-45s53-45 78-73c25-27 47-60 69-96 42-72 76-157 100-252 24-96 37-201 37-311 0-46-6-96-16-146-12-49-27-99-45-149-37-99-87-199-141-287-53-90-109-170-158-236-24-32-46-60-66-84-9-12-17-22-25-31-4-5-7-9-11-12-3 3-6 7-9 12l-27 31c-18 24-40 52-64 84-49 66-105 146-159 236-53 88-104 188-141 287-19 50-34 100-44 149-11 50-16 100-16 146 0 110 13 215 37 311 23 95 57 180 100 252 20 36 44 69 68 96 24 28 51 53 79 73 27 20 56 35 85 45 30 11 60 16 91 16 32 0 63-5 92-16z">
          <text:p/>
        </draw:path>
        <draw:path draw:style-name="gr34" draw:text-style-name="P35" draw:layer="layout" svg:width="1.113cm" svg:height="1.709cm" draw:transform="rotate (-0.610865238198016) translate (3.548853376193cm 9.20855250310752cm)" svg:viewBox="0 0 1114 1710" svg:d="M648 1569c30-9 59-22 86-39 27-18 53-39 78-63s47-52 69-83c42-63 76-136 100-218 24-83 37-174 37-269 0-40-6-84-16-127-12-43-27-85-45-128-37-86-87-172-141-248-53-78-109-147-158-204-24-28-46-52-66-73-9-10-17-19-25-27-4-4-7-7-11-10-3 3-6 6-9 10l-27 27c-18 21-40 45-64 73-49 57-105 126-159 204-53 76-104 162-141 248-19 43-34 86-44 129-11 43-16 86-16 126 0 95 13 186 37 269 23 82 57 155 100 218 20 31 44 59 68 83s51 45 79 63c27 17 56 30 85 39 30 9 60 13 91 13 32 0 63-4 92-13zM637 0c14 14 30 32 47 52 23 24 47 52 72 83 52 61 108 136 161 217 54 82 102 172 137 264 37 93 60 188 60 281 0 112-16 218-44 315s-68 184-118 258c-25 37-53 70-82 100-30 29-62 55-95 76-33 20-68 36-105 47-37 12-74 17-114 17-38 0-76-5-112-17-37-11-72-27-106-47-33-21-65-47-94-76-30-30-58-63-83-100-49-74-90-161-118-258s-43-203-43-315c0-93 22-189 59-281 35-93 85-182 138-265 53-82 110-156 161-218 26-31 50-59 72-83 17-20 33-35 46-50z">
          <text:p/>
        </draw:path>
        <draw:path draw:style-name="gr34" draw:text-style-name="P35" draw:layer="layout" svg:width="1.113cm" svg:height="1.709cm" draw:transform="rotate (0.610865238198015) translate (3.47761124646906cm 9.84851665320259cm)" svg:viewBox="0 0 1114 1710" svg:d="M466 1569c-30-9-59-22-86-39-27-18-53-39-78-63s-47-52-69-83c-42-63-76-137-100-219-24-83-37-173-37-268 0-40 6-84 16-127 12-43 27-85 45-128 37-86 87-172 141-248 53-78 109-147 158-204 24-28 46-52 66-73 9-10 17-19 25-27 4-4 7-7 11-10 3 3 6 6 9 10l27 27c18 21 40 45 64 73 49 57 105 126 159 204 53 76 104 162 141 248 19 43 34 86 44 129 11 43 16 86 16 126 0 95-13 186-37 269-23 82-57 155-100 218-20 31-44 59-68 83s-51 45-79 63c-27 17-56 30-85 39-30 9-60 13-91 13-32 0-63-4-92-13zM477 0c-14 14-30 32-47 52-23 23-47 52-72 83-52 61-108 136-161 217-54 82-102 172-137 264-37 93-60 188-60 281 0 112 16 218 44 315s68 184 118 258c25 37 53 70 82 100 30 29 62 55 95 76 33 20 68 36 105 47 37 12 74 17 114 17 38 0 76-5 112-17 37-11 72-27 106-47 33-21 65-47 94-76 30-30 58-63 83-100 49-74 90-161 118-258s43-203 43-315c0-93-22-189-59-281-35-93-85-182-138-265-53-82-110-156-161-218-26-31-50-59-72-83-17-20-33-35-46-50z">
          <text:p/>
        </draw:path>
        <draw:path draw:style-name="gr59" draw:text-style-name="P35" draw:layer="layout" svg:width="1.113cm" svg:height="1.708cm" draw:transform="rotate (-2.53072741539178) translate (8.55238875353094cm 6.00348334679742cm)" svg:viewBox="0 0 1114 1709" svg:d="M466 1569c-30-9-59-22-86-39-27-18-53-39-78-63s-47-52-69-83c-42-63-76-137-100-219-24-83-37-173-37-268 0-40 6-84 16-127 12-43 27-85 45-128 37-86 87-172 141-248 53-78 109-147 158-204 24-28 46-52 66-73 9-10 17-19 25-27 4-4 7-7 11-10 3 3 6 6 9 10l27 27c18 21 40 45 64 73 49 57 105 126 159 204 53 76 104 161 141 247 19 43 34 87 44 130 11 43 16 86 16 126 0 95-13 186-37 269-23 82-57 155-100 218-20 31-44 59-68 83s-51 45-79 63c-27 17-56 30-85 39-30 9-60 13-91 13-32 0-63-4-92-13zM477 0c-14 14-30 32-47 51-23 24-47 53-72 84-52 61-108 136-161 217-54 82-102 172-137 264-37 93-60 188-60 281 0 112 16 218 44 315s68 184 118 258c25 37 53 70 82 100 30 29 62 55 95 76 33 20 68 36 105 47 37 12 74 16 114 16 38 0 76-4 112-16 37-11 72-27 106-47 33-21 65-47 94-76 30-30 58-64 83-101 49-74 90-160 118-257s43-203 43-315c0-93-22-189-59-281-35-93-85-182-138-265-53-82-110-156-161-218-26-31-50-59-72-83-17-20-33-35-46-50z">
          <text:p/>
        </draw:path>
        <draw:path draw:style-name="gr59" draw:text-style-name="P35" draw:layer="layout" svg:width="1.113cm" svg:height="1.708cm" draw:transform="rotate (2.53072741539178) translate (8.480146623807cm 6.64144749689248cm)" svg:viewBox="0 0 1114 1709" svg:d="M648 1569c30-9 59-22 86-39 27-18 53-39 78-63s47-52 69-83c42-63 76-137 100-219 24-83 37-173 37-268 0-40-6-84-16-127-12-43-27-85-45-128-37-86-87-172-141-248-53-78-109-147-158-204-24-28-46-52-66-73-9-10-17-19-25-27-4-4-7-7-11-10-3 3-6 6-9 10l-27 27c-18 21-40 45-64 73-49 57-105 126-159 204-53 76-104 161-141 247-19 43-34 87-44 130-11 43-16 86-16 126 0 95 13 186 37 269 23 82 57 155 100 218 20 31 44 59 68 83s51 45 79 63c27 17 56 30 85 39 30 9 60 13 91 13 32 0 63-4 92-13zM637 0c14 14 30 32 47 51 23 24 47 53 72 84 52 61 108 136 161 217 54 82 102 172 137 264 37 93 60 188 60 281 0 112-16 218-44 315s-68 184-118 258c-25 37-53 70-82 100-30 29-62 55-95 76-33 20-68 36-105 47-37 12-74 16-114 16-38 0-76-4-112-16-37-11-72-27-106-47-33-21-65-47-94-76-30-30-58-64-83-101-49-74-90-160-118-257s-43-203-43-315c0-93 22-189 59-281 35-93 85-182 138-265 53-82 110-156 161-218 26-31 50-59 72-83 17-20 33-35 46-50z">
          <text:p/>
        </draw:path>
        <draw:path draw:style-name="gr45" draw:text-style-name="P21" draw:layer="layout" svg:width="2.472cm" svg:height="1.289cm" draw:transform="skewX (-0.632158255072346) rotate (2.44049389306367) translate (8.96084156643869cm 7.5453445282583cm)" svg:viewBox="0 0 2473 1290" svg:d="M2473 0c-1394 0-2473 1290-2473 1290">
          <text:p/>
        </draw:path>
        <draw:custom-shape draw:style-name="gr46" draw:text-style-name="P43" draw:layer="layout" svg:width="0.45cm" svg:height="0.15cm" svg:x="7.791cm" svg:y="6.35cm">
          <text:p/>
          <draw:enhanced-geometry svg:viewBox="0 0 21600 21600" draw:mirror-vertical="true" draw:type="rectangle" draw:enhanced-path="M 0 0 L 21600 0 21600 21600 0 21600 0 0 Z N"/>
        </draw:custom-shape>
        <draw:custom-shape draw:style-name="gr47" draw:text-style-name="P44" draw:layer="layout" svg:width="0.22cm" svg:height="0.22cm" draw:transform="rotate (-2.93215314335047) translate (7.142cm 5.6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44" draw:layer="layout" svg:width="0.22cm" svg:height="0.221cm" draw:transform="rotate (-2.93215314335047) translate (9.245cm 5.604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68" draw:text-style-name="P35" draw:layer="layout" svg:width="1.878cm" svg:height="0.469cm" svg:x="7.121cm" svg:y="5.9cm" svg:viewBox="0 0 1879 470" svg:d="M712 306l58 23c1 0 1 0 2 0l57 15h1l56 8c1 0 1 0 2 0l54 1h1 1l53-5h1l51-10c1 0 1-1 2-1l26-8c6-1 12-3 18-4 73-19 159-43 248-76 87-32 178-73 257-123 40-24 77-50 110-80 17-15 33-30 47-46h122c-1 2-3 5-5 7-53 76-126 142-209 196-82 57-174 101-265 138s-180 65-257 87c-39 10-75 19-107 26-25 6-47 10-66 15l-29-21-32 22c-18-5-40-9-65-15-32-7-68-16-107-26-77-22-166-50-257-87s-183-81-265-138c-83-54-156-120-209-196-2-3-4-5-6-8h122c14 16 30 32 48 47 32 30 69 56 110 80 79 50 170 91 257 123 61 22 119 40 174 56z">
          <text:p/>
        </draw:path>
      </draw:page>
      <draw:page draw:name="page11" draw:style-name="dp1" draw:master-page-name="Default">
        <draw:path draw:style-name="gr61" draw:text-style-name="P35" draw:layer="layout" svg:width="1.113cm" svg:height="1.977cm" svg:x="3.413cm" svg:y="9.449cm" svg:viewBox="0 0 1114 1978" svg:d="M431 65c109 0 207 25 300 61 2 1 4 2 6 3 6 8 13 17 19 27 52 70 108 157 161 251 54 94 102 199 137 305 37 108 60 218 60 325 0 130-16 252-44 364-28 113-68 213-118 299-25 43-53 81-82 116-30 33-62 63-95 88-33 23-68 41-105 54-37 14-74 20-114 20-38 0-76-6-112-20-37-13-72-31-106-54-33-25-65-55-94-88-30-35-58-73-83-116-49-86-90-186-118-299-28-112-43-234-43-364 0-107 22-219 59-325 35-108 85-211 138-307 53-94 110-180 161-252 24-32 46-62 66-88 2 0 4 0 7 0zM446 37c11-13 21-26 30-37h161c14 16 30 37 47 60 7 8 14 17 22 27-81-29-167-48-260-50zM648 1814c30-10 59-25 86-45s53-45 78-73c25-27 47-60 69-96 42-72 76-157 100-252 24-96 37-201 37-311 0-46-6-96-16-146-12-49-27-99-45-149-37-99-87-199-141-287-53-90-109-170-158-236-24-32-46-60-66-84-9-12-17-22-25-31-4-5-7-9-11-12-3 3-6 7-9 12l-27 31c-18 24-40 52-64 84-49 66-105 146-159 236-53 88-104 188-141 287-19 50-34 100-44 149-11 50-16 100-16 146 0 110 13 215 37 311 23 95 57 180 100 252 20 36 44 69 68 96 24 28 51 53 79 73 27 20 56 35 85 45 30 11 60 16 91 16 32 0 63-5 92-16z">
          <text:p/>
        </draw:path>
        <draw:path draw:style-name="gr34" draw:text-style-name="P35" draw:layer="layout" svg:width="1.113cm" svg:height="1.709cm" draw:transform="rotate (-0.610865238198016) translate (3.548853376193cm 9.20855250310752cm)" svg:viewBox="0 0 1114 1710" svg:d="M648 1569c30-9 59-22 86-39 27-18 53-39 78-63s47-52 69-83c42-63 76-136 100-218 24-83 37-174 37-269 0-40-6-84-16-127-12-43-27-85-45-128-37-86-87-172-141-248-53-78-109-147-158-204-24-28-46-52-66-73-9-10-17-19-25-27-4-4-7-7-11-10-3 3-6 6-9 10l-27 27c-18 21-40 45-64 73-49 57-105 126-159 204-53 76-104 162-141 248-19 43-34 86-44 129-11 43-16 86-16 126 0 95 13 186 37 269 23 82 57 155 100 218 20 31 44 59 68 83s51 45 79 63c27 17 56 30 85 39 30 9 60 13 91 13 32 0 63-4 92-13zM637 0c14 14 30 32 47 52 23 24 47 52 72 83 52 61 108 136 161 217 54 82 102 172 137 264 37 93 60 188 60 281 0 112-16 218-44 315s-68 184-118 258c-25 37-53 70-82 100-30 29-62 55-95 76-33 20-68 36-105 47-37 12-74 17-114 17-38 0-76-5-112-17-37-11-72-27-106-47-33-21-65-47-94-76-30-30-58-63-83-100-49-74-90-161-118-258s-43-203-43-315c0-93 22-189 59-281 35-93 85-182 138-265 53-82 110-156 161-218 26-31 50-59 72-83 17-20 33-35 46-50z">
          <text:p/>
        </draw:path>
        <draw:path draw:style-name="gr34" draw:text-style-name="P35" draw:layer="layout" svg:width="1.113cm" svg:height="1.709cm" draw:transform="rotate (0.610865238198015) translate (3.47761124646906cm 9.84851665320259cm)" svg:viewBox="0 0 1114 1710" svg:d="M466 1569c-30-9-59-22-86-39-27-18-53-39-78-63s-47-52-69-83c-42-63-76-137-100-219-24-83-37-173-37-268 0-40 6-84 16-127 12-43 27-85 45-128 37-86 87-172 141-248 53-78 109-147 158-204 24-28 46-52 66-73 9-10 17-19 25-27 4-4 7-7 11-10 3 3 6 6 9 10l27 27c18 21 40 45 64 73 49 57 105 126 159 204 53 76 104 162 141 248 19 43 34 86 44 129 11 43 16 86 16 126 0 95-13 186-37 269-23 82-57 155-100 218-20 31-44 59-68 83s-51 45-79 63c-27 17-56 30-85 39-30 9-60 13-91 13-32 0-63-4-92-13zM477 0c-14 14-30 32-47 52-23 23-47 52-72 83-52 61-108 136-161 217-54 82-102 172-137 264-37 93-60 188-60 281 0 112 16 218 44 315s68 184 118 258c25 37 53 70 82 100 30 29 62 55 95 76 33 20 68 36 105 47 37 12 74 17 114 17 38 0 76-5 112-17 37-11 72-27 106-47 33-21 65-47 94-76 30-30 58-63 83-100 49-74 90-161 118-258s43-203 43-315c0-93-22-189-59-281-35-93-85-182-138-265-53-82-110-156-161-218-26-31-50-59-72-83-17-20-33-35-46-50z">
          <text:p/>
        </draw:path>
        <draw:custom-shape draw:style-name="gr46" draw:text-style-name="P43" draw:layer="layout" svg:width="0.45cm" svg:height="0.15cm" svg:x="7.791cm" svg:y="6.35cm">
          <text:p/>
          <draw:enhanced-geometry svg:viewBox="0 0 21600 21600" draw:mirror-vertical="true" draw:type="rectangle" draw:enhanced-path="M 0 0 L 21600 0 21600 21600 0 21600 0 0 Z N"/>
        </draw:custom-shape>
        <draw:custom-shape draw:style-name="gr47" draw:text-style-name="P44" draw:layer="layout" svg:width="0.22cm" svg:height="0.22cm" draw:transform="rotate (-2.93215314335047) translate (7.142cm 5.6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44" draw:layer="layout" svg:width="0.22cm" svg:height="0.221cm" draw:transform="rotate (-2.93215314335047) translate (9.245cm 5.604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59" draw:text-style-name="P35" draw:layer="layout" svg:width="2.261cm" svg:height="1.52cm" svg:x="6.929cm" svg:y="4.849cm" svg:viewBox="0 0 2262 1521" svg:d="M2050 901c25-46 45-92 61-139 28-80 42-160 43-236 1-37-2-74-8-107s-16-66-29-97c-12-29-28-57-47-81s-42-45-67-62c-26-19-54-33-83-43-30-9-61-15-93-17-32-1-65 2-100 7-34 5-68 16-104 28-70 28-140 68-207 122s-130 121-184 199c-18 25-35 55-49 86 16 40 28 81 38 124 25 96 37 197 40 295 3 97 0 190-8 270-2 40-6 77-11 109-1 10-2 20-3 29 15-4 31-8 48-12 72-18 158-43 247-76 87-32 178-73 258-122 40-24 77-51 110-80 17-15 32-31 47-47h121c-1 3-3 5-4 8-54 76-127 142-210 196-82 56-174 100-265 138-90 37-180 65-257 86-39 11-75 20-106 27-26 6-47 9-66 14l-30-21-31 22c-19-5-41-8-66-14-32-7-68-16-107-27-77-21-166-49-257-86-91-38-183-82-265-138-83-54-156-120-209-196-2-3-4-6-6-9h122c14 17 31 33 48 48 33 29 70 56 110 80 80 49 171 90 258 122 89 33 174 58 247 76 17 4 33 8 48 12-1-10-2-20-3-31-5-32-9-69-12-109-7-80-10-173-7-270 3-98 15-199 39-295 10-42 22-83 38-123-14-31-30-60-48-85-55-78-118-145-185-199s-136-94-207-122c-36-12-70-23-104-28s-68-8-100-7c-32 2-63 8-93 17-29 10-56 24-83 43-25 17-47 38-67 62-18 24-35 52-47 81-13 31-23 64-29 97-5 33-9 70-8 107 1 76 15 156 44 236 15 46 36 93 60 138h-109c-20-41-37-82-52-124-32-96-49-190-51-279-1-45 3-88 11-130 7-40 18-80 33-116 17-36 36-69 60-99 23-31 51-57 82-78 33-23 66-40 103-52s75-19 113-22c39-1 80 2 122 8 40 8 82 19 124 35 83 32 166 80 245 144 78 63 152 141 216 233 8 10 15 21 22 33 7-12 14-23 22-34 64-92 138-170 217-233 78-64 161-112 244-144 42-16 84-27 125-35 41-6 82-9 121-8 39 3 77 10 113 22 38 12 71 29 103 52 32 21 60 47 82 78 24 30 44 63 60 99 15 36 27 76 34 116 7 42 11 85 10 130-2 89-18 183-51 279-14 42-32 84-52 125zM1141 1261c8-75 14-163 13-257 0-87-7-178-23-264-16 86-23 177-22 263-2 94 5 182 12 257 3 31 7 59 10 85 4-25 7-53 10-84z">
          <text:p/>
        </draw:path>
        <draw:path draw:style-name="gr69" draw:text-style-name="P21" draw:layer="layout" svg:width="2.241cm" svg:height="1.086cm" draw:transform="skewX (-0.952775238663704) rotate (2.15076923723261) translate (8.62861110965793cm 7.64537070904504cm)" svg:viewBox="0 0 2242 1087" svg:d="M2242 0c-1263 0-2242 1087-2242 1087">
          <text:p/>
        </draw:path>
      </draw:page>
      <draw:page draw:name="page12" draw:style-name="dp1" draw:master-page-name="Default">
        <draw:path draw:style-name="gr61" draw:text-style-name="P35" draw:layer="layout" svg:width="1.113cm" svg:height="1.977cm" svg:x="3.413cm" svg:y="9.449cm" svg:viewBox="0 0 1114 1978" svg:d="M431 65c109 0 207 25 300 61 2 1 4 2 6 3 6 8 13 17 19 27 52 70 108 157 161 251 54 94 102 199 137 305 37 108 60 218 60 325 0 130-16 252-44 364-28 113-68 213-118 299-25 43-53 81-82 116-30 33-62 63-95 88-33 23-68 41-105 54-37 14-74 20-114 20-38 0-76-6-112-20-37-13-72-31-106-54-33-25-65-55-94-88-30-35-58-73-83-116-49-86-90-186-118-299-28-112-43-234-43-364 0-107 22-219 59-325 35-108 85-211 138-307 53-94 110-180 161-252 24-32 46-62 66-88 2 0 4 0 7 0zM446 37c11-13 21-26 30-37h161c14 16 30 37 47 60 7 8 14 17 22 27-81-29-167-48-260-50zM648 1814c30-10 59-25 86-45s53-45 78-73c25-27 47-60 69-96 42-72 76-157 100-252 24-96 37-201 37-311 0-46-6-96-16-146-12-49-27-99-45-149-37-99-87-199-141-287-53-90-109-170-158-236-24-32-46-60-66-84-9-12-17-22-25-31-4-5-7-9-11-12-3 3-6 7-9 12l-27 31c-18 24-40 52-64 84-49 66-105 146-159 236-53 88-104 188-141 287-19 50-34 100-44 149-11 50-16 100-16 146 0 110 13 215 37 311 23 95 57 180 100 252 20 36 44 69 68 96 24 28 51 53 79 73 27 20 56 35 85 45 30 11 60 16 91 16 32 0 63-5 92-16z">
          <text:p/>
        </draw:path>
        <draw:path draw:style-name="gr34" draw:text-style-name="P35" draw:layer="layout" svg:width="1.113cm" svg:height="1.709cm" draw:transform="rotate (-0.610865238198016) translate (3.548853376193cm 9.20855250310752cm)" svg:viewBox="0 0 1114 1710" svg:d="M648 1569c30-9 59-22 86-39 27-18 53-39 78-63s47-52 69-83c42-63 76-136 100-218 24-83 37-174 37-269 0-40-6-84-16-127-12-43-27-85-45-128-37-86-87-172-141-248-53-78-109-147-158-204-24-28-46-52-66-73-9-10-17-19-25-27-4-4-7-7-11-10-3 3-6 6-9 10l-27 27c-18 21-40 45-64 73-49 57-105 126-159 204-53 76-104 162-141 248-19 43-34 86-44 129-11 43-16 86-16 126 0 95 13 186 37 269 23 82 57 155 100 218 20 31 44 59 68 83s51 45 79 63c27 17 56 30 85 39 30 9 60 13 91 13 32 0 63-4 92-13zM637 0c14 14 30 32 47 52 23 24 47 52 72 83 52 61 108 136 161 217 54 82 102 172 137 264 37 93 60 188 60 281 0 112-16 218-44 315s-68 184-118 258c-25 37-53 70-82 100-30 29-62 55-95 76-33 20-68 36-105 47-37 12-74 17-114 17-38 0-76-5-112-17-37-11-72-27-106-47-33-21-65-47-94-76-30-30-58-63-83-100-49-74-90-161-118-258s-43-203-43-315c0-93 22-189 59-281 35-93 85-182 138-265 53-82 110-156 161-218 26-31 50-59 72-83 17-20 33-35 46-50z">
          <text:p/>
        </draw:path>
        <draw:path draw:style-name="gr34" draw:text-style-name="P35" draw:layer="layout" svg:width="1.113cm" svg:height="1.709cm" draw:transform="rotate (0.610865238198015) translate (3.47761124646906cm 9.84851665320259cm)" svg:viewBox="0 0 1114 1710" svg:d="M466 1569c-30-9-59-22-86-39-27-18-53-39-78-63s-47-52-69-83c-42-63-76-137-100-219-24-83-37-173-37-268 0-40 6-84 16-127 12-43 27-85 45-128 37-86 87-172 141-248 53-78 109-147 158-204 24-28 46-52 66-73 9-10 17-19 25-27 4-4 7-7 11-10 3 3 6 6 9 10l27 27c18 21 40 45 64 73 49 57 105 126 159 204 53 76 104 162 141 248 19 43 34 86 44 129 11 43 16 86 16 126 0 95-13 186-37 269-23 82-57 155-100 218-20 31-44 59-68 83s-51 45-79 63c-27 17-56 30-85 39-30 9-60 13-91 13-32 0-63-4-92-13zM477 0c-14 14-30 32-47 52-23 23-47 52-72 83-52 61-108 136-161 217-54 82-102 172-137 264-37 93-60 188-60 281 0 112 16 218 44 315s68 184 118 258c25 37 53 70 82 100 30 29 62 55 95 76 33 20 68 36 105 47 37 12 74 17 114 17 38 0 76-5 112-17 37-11 72-27 106-47 33-21 65-47 94-76 30-30 58-63 83-100 49-74 90-161 118-258s43-203 43-315c0-93-22-189-59-281-35-93-85-182-138-265-53-82-110-156-161-218-26-31-50-59-72-83-17-20-33-35-46-50z">
          <text:p/>
        </draw:path>
        <draw:custom-shape draw:style-name="gr46" draw:text-style-name="P43" draw:layer="layout" svg:width="0.45cm" svg:height="0.15cm" svg:x="7.791cm" svg:y="6.35cm">
          <text:p/>
          <draw:enhanced-geometry svg:viewBox="0 0 21600 21600" draw:mirror-vertical="true" draw:type="rectangle" draw:enhanced-path="M 0 0 L 21600 0 21600 21600 0 21600 0 0 Z N"/>
        </draw:custom-shape>
        <draw:custom-shape draw:style-name="gr47" draw:text-style-name="P44" draw:layer="layout" svg:width="0.22cm" svg:height="0.22cm" draw:transform="rotate (-2.93215314335047) translate (7.142cm 5.6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44" draw:layer="layout" svg:width="0.22cm" svg:height="0.221cm" draw:transform="rotate (-2.93215314335047) translate (9.245cm 5.604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59" draw:text-style-name="P35" draw:layer="layout" svg:width="2.261cm" svg:height="1.52cm" svg:x="6.929cm" svg:y="4.849cm" svg:viewBox="0 0 2262 1521" svg:d="M2050 901c25-46 45-92 61-139 28-80 42-160 43-236 1-37-2-74-8-107s-16-66-29-97c-12-29-28-57-47-81s-42-45-67-62c-26-19-54-33-83-43-30-9-61-15-93-17-32-1-65 2-100 7-34 5-68 16-104 28-70 28-140 68-207 122s-130 121-184 199c-18 25-35 55-49 86 16 40 28 81 38 124 25 96 37 197 40 295 3 97 0 190-8 270-2 40-6 77-11 109-1 10-2 20-3 29 15-4 31-8 48-12 72-18 158-43 247-76 87-32 178-73 258-122 40-24 77-51 110-80 17-15 32-31 47-47h121c-1 3-3 5-4 8-54 76-127 142-210 196-82 56-174 100-265 138-90 37-180 65-257 86-39 11-75 20-106 27-26 6-47 9-66 14l-30-21-31 22c-19-5-41-8-66-14-32-7-68-16-107-27-77-21-166-49-257-86-91-38-183-82-265-138-83-54-156-120-209-196-2-3-4-6-6-9h122c14 17 31 33 48 48 33 29 70 56 110 80 80 49 171 90 258 122 89 33 174 58 247 76 17 4 33 8 48 12-1-10-2-20-3-31-5-32-9-69-12-109-7-80-10-173-7-270 3-98 15-199 39-295 10-42 22-83 38-123-14-31-30-60-48-85-55-78-118-145-185-199s-136-94-207-122c-36-12-70-23-104-28s-68-8-100-7c-32 2-63 8-93 17-29 10-56 24-83 43-25 17-47 38-67 62-18 24-35 52-47 81-13 31-23 64-29 97-5 33-9 70-8 107 1 76 15 156 44 236 15 46 36 93 60 138h-109c-20-41-37-82-52-124-32-96-49-190-51-279-1-45 3-88 11-130 7-40 18-80 33-116 17-36 36-69 60-99 23-31 51-57 82-78 33-23 66-40 103-52s75-19 113-22c39-1 80 2 122 8 40 8 82 19 124 35 83 32 166 80 245 144 78 63 152 141 216 233 8 10 15 21 22 33 7-12 14-23 22-34 64-92 138-170 217-233 78-64 161-112 244-144 42-16 84-27 125-35 41-6 82-9 121-8 39 3 77 10 113 22 38 12 71 29 103 52 32 21 60 47 82 78 24 30 44 63 60 99 15 36 27 76 34 116 7 42 11 85 10 130-2 89-18 183-51 279-14 42-32 84-52 125zM1141 1261c8-75 14-163 13-257 0-87-7-178-23-264-16 86-23 177-22 263-2 94 5 182 12 257 3 31 7 59 10 85 4-25 7-53 10-84z">
          <text:p/>
        </draw:path>
        <draw:path draw:style-name="gr69" draw:text-style-name="P21" draw:layer="layout" svg:width="2.241cm" svg:height="1.086cm" draw:transform="skewX (-0.952775238663704) rotate (2.15076923723261) translate (8.62861110965793cm 7.64537070904504cm)" svg:viewBox="0 0 2242 1087" svg:d="M2242 0c-1263 0-2242 1087-2242 1087">
          <text:p/>
        </draw:path>
      </draw:page>
      <draw:page draw:name="page13" draw:style-name="dp1" draw:master-page-name="Default">
        <draw:path draw:style-name="gr61" draw:text-style-name="P35" draw:layer="layout" svg:width="1.113cm" svg:height="1.977cm" svg:x="3.413cm" svg:y="9.449cm" svg:viewBox="0 0 1114 1978" svg:d="M431 65c109 0 207 25 300 61 2 1 4 2 6 3 6 8 13 17 19 27 52 70 108 157 161 251 54 94 102 199 137 305 37 108 60 218 60 325 0 130-16 252-44 364-28 113-68 213-118 299-25 43-53 81-82 116-30 33-62 63-95 88-33 23-68 41-105 54-37 14-74 20-114 20-38 0-76-6-112-20-37-13-72-31-106-54-33-25-65-55-94-88-30-35-58-73-83-116-49-86-90-186-118-299-28-112-43-234-43-364 0-107 22-219 59-325 35-108 85-211 138-307 53-94 110-180 161-252 24-32 46-62 66-88 2 0 4 0 7 0zM446 37c11-13 21-26 30-37h161c14 16 30 37 47 60 7 8 14 17 22 27-81-29-167-48-260-50zM648 1814c30-10 59-25 86-45s53-45 78-73c25-27 47-60 69-96 42-72 76-157 100-252 24-96 37-201 37-311 0-46-6-96-16-146-12-49-27-99-45-149-37-99-87-199-141-287-53-90-109-170-158-236-24-32-46-60-66-84-9-12-17-22-25-31-4-5-7-9-11-12-3 3-6 7-9 12l-27 31c-18 24-40 52-64 84-49 66-105 146-159 236-53 88-104 188-141 287-19 50-34 100-44 149-11 50-16 100-16 146 0 110 13 215 37 311 23 95 57 180 100 252 20 36 44 69 68 96 24 28 51 53 79 73 27 20 56 35 85 45 30 11 60 16 91 16 32 0 63-5 92-16z">
          <text:p/>
        </draw:path>
        <draw:path draw:style-name="gr34" draw:text-style-name="P35" draw:layer="layout" svg:width="1.113cm" svg:height="1.709cm" draw:transform="rotate (-0.610865238198016) translate (3.548853376193cm 9.20855250310752cm)" svg:viewBox="0 0 1114 1710" svg:d="M648 1569c30-9 59-22 86-39 27-18 53-39 78-63s47-52 69-83c42-63 76-136 100-218 24-83 37-174 37-269 0-40-6-84-16-127-12-43-27-85-45-128-37-86-87-172-141-248-53-78-109-147-158-204-24-28-46-52-66-73-9-10-17-19-25-27-4-4-7-7-11-10-3 3-6 6-9 10l-27 27c-18 21-40 45-64 73-49 57-105 126-159 204-53 76-104 162-141 248-19 43-34 86-44 129-11 43-16 86-16 126 0 95 13 186 37 269 23 82 57 155 100 218 20 31 44 59 68 83s51 45 79 63c27 17 56 30 85 39 30 9 60 13 91 13 32 0 63-4 92-13zM637 0c14 14 30 32 47 52 23 24 47 52 72 83 52 61 108 136 161 217 54 82 102 172 137 264 37 93 60 188 60 281 0 112-16 218-44 315s-68 184-118 258c-25 37-53 70-82 100-30 29-62 55-95 76-33 20-68 36-105 47-37 12-74 17-114 17-38 0-76-5-112-17-37-11-72-27-106-47-33-21-65-47-94-76-30-30-58-63-83-100-49-74-90-161-118-258s-43-203-43-315c0-93 22-189 59-281 35-93 85-182 138-265 53-82 110-156 161-218 26-31 50-59 72-83 17-20 33-35 46-50z">
          <text:p/>
        </draw:path>
        <draw:path draw:style-name="gr34" draw:text-style-name="P35" draw:layer="layout" svg:width="1.113cm" svg:height="1.709cm" draw:transform="rotate (0.610865238198015) translate (3.47761124646906cm 9.84851665320259cm)" svg:viewBox="0 0 1114 1710" svg:d="M466 1569c-30-9-59-22-86-39-27-18-53-39-78-63s-47-52-69-83c-42-63-76-137-100-219-24-83-37-173-37-268 0-40 6-84 16-127 12-43 27-85 45-128 37-86 87-172 141-248 53-78 109-147 158-204 24-28 46-52 66-73 9-10 17-19 25-27 4-4 7-7 11-10 3 3 6 6 9 10l27 27c18 21 40 45 64 73 49 57 105 126 159 204 53 76 104 162 141 248 19 43 34 86 44 129 11 43 16 86 16 126 0 95-13 186-37 269-23 82-57 155-100 218-20 31-44 59-68 83s-51 45-79 63c-27 17-56 30-85 39-30 9-60 13-91 13-32 0-63-4-92-13zM477 0c-14 14-30 32-47 52-23 23-47 52-72 83-52 61-108 136-161 217-54 82-102 172-137 264-37 93-60 188-60 281 0 112 16 218 44 315s68 184 118 258c25 37 53 70 82 100 30 29 62 55 95 76 33 20 68 36 105 47 37 12 74 17 114 17 38 0 76-5 112-17 37-11 72-27 106-47 33-21 65-47 94-76 30-30 58-63 83-100 49-74 90-161 118-258s43-203 43-315c0-93-22-189-59-281-35-93-85-182-138-265-53-82-110-156-161-218-26-31-50-59-72-83-17-20-33-35-46-50z">
          <text:p/>
        </draw:path>
        <draw:custom-shape draw:style-name="gr46" draw:text-style-name="P43" draw:layer="layout" svg:width="0.45cm" svg:height="0.15cm" svg:x="7.791cm" svg:y="6.35cm">
          <text:p/>
          <draw:enhanced-geometry svg:viewBox="0 0 21600 21600" draw:mirror-vertical="true" draw:type="rectangle" draw:enhanced-path="M 0 0 L 21600 0 21600 21600 0 21600 0 0 Z N"/>
        </draw:custom-shape>
        <draw:custom-shape draw:style-name="gr47" draw:text-style-name="P44" draw:layer="layout" svg:width="0.22cm" svg:height="0.22cm" draw:transform="rotate (-2.93215314335047) translate (7.142cm 5.6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44" draw:layer="layout" svg:width="0.22cm" svg:height="0.221cm" draw:transform="rotate (-2.93215314335047) translate (9.245cm 5.604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59" draw:text-style-name="P35" draw:layer="layout" svg:width="0.044cm" svg:height="0.604cm" svg:x="8.037cm" svg:y="5.589cm" svg:viewBox="0 0 45 605" svg:d="M33 521c7-75 14-163 12-258 1-86-6-177-22-263-16 86-23 176-23 262-1 95 5 183 13 258 3 31 6 59 10 85 3-25 7-53 10-84z">
          <text:p/>
        </draw:path>
        <draw:path draw:style-name="gr44" draw:text-style-name="P35" draw:layer="layout" svg:width="1.878cm" svg:height="0.469cm" svg:x="7.12cm" svg:y="5.9cm" svg:viewBox="0 0 1879 470" svg:d="M712 306l58 23c1 0 1 0 2 0l57 15h1l56 8c1 0 1 0 2 0l54 1h1 1l53-5h1l51-10c1 0 1-1 2-1l26-8c6-1 12-3 18-4 73-19 159-43 248-76 87-32 178-73 257-123 40-24 77-50 110-80 17-15 33-30 47-46h122c-1 2-3 5-5 7-53 76-126 142-209 196-82 57-174 101-265 138s-180 65-257 87c-39 10-75 19-107 26-25 6-47 10-66 15l-29-21-32 22c-18-5-40-9-65-15-32-7-68-16-107-26-77-22-166-50-257-87s-183-81-265-138c-83-54-156-120-209-196-2-3-4-5-6-8h122c14 16 30 32 48 47 32 30 69 56 110 80 79 50 170 91 257 123 61 22 119 40 174 56z">
          <text:p/>
        </draw:path>
        <draw:custom-shape draw:style-name="gr46" draw:text-style-name="P43" draw:layer="layout" svg:width="0.45cm" svg:height="0.15cm" svg:x="7.05cm" svg:y="5.85cm">
          <text:p/>
          <draw:enhanced-geometry svg:viewBox="0 0 21600 21600" draw:mirror-vertical="true" draw:type="rectangle" draw:enhanced-path="M 0 0 L 21600 0 21600 21600 0 21600 0 0 Z N"/>
        </draw:custom-shape>
      </draw:page>
      <draw:page draw:name="page14" draw:style-name="dp1" draw:master-page-name="Default">
        <draw:path draw:style-name="gr61" draw:text-style-name="P35" draw:layer="layout" svg:width="1.113cm" svg:height="1.977cm" svg:x="3.413cm" svg:y="9.449cm" svg:viewBox="0 0 1114 1978" svg:d="M431 65c109 0 207 25 300 61 2 1 4 2 6 3 6 8 13 17 19 27 52 70 108 157 161 251 54 94 102 199 137 305 37 108 60 218 60 325 0 130-16 252-44 364-28 113-68 213-118 299-25 43-53 81-82 116-30 33-62 63-95 88-33 23-68 41-105 54-37 14-74 20-114 20-38 0-76-6-112-20-37-13-72-31-106-54-33-25-65-55-94-88-30-35-58-73-83-116-49-86-90-186-118-299-28-112-43-234-43-364 0-107 22-219 59-325 35-108 85-211 138-307 53-94 110-180 161-252 24-32 46-62 66-88 2 0 4 0 7 0zM446 37c11-13 21-26 30-37h161c14 16 30 37 47 60 7 8 14 17 22 27-81-29-167-48-260-50zM648 1814c30-10 59-25 86-45s53-45 78-73c25-27 47-60 69-96 42-72 76-157 100-252 24-96 37-201 37-311 0-46-6-96-16-146-12-49-27-99-45-149-37-99-87-199-141-287-53-90-109-170-158-236-24-32-46-60-66-84-9-12-17-22-25-31-4-5-7-9-11-12-3 3-6 7-9 12l-27 31c-18 24-40 52-64 84-49 66-105 146-159 236-53 88-104 188-141 287-19 50-34 100-44 149-11 50-16 100-16 146 0 110 13 215 37 311 23 95 57 180 100 252 20 36 44 69 68 96 24 28 51 53 79 73 27 20 56 35 85 45 30 11 60 16 91 16 32 0 63-5 92-16z">
          <text:p/>
        </draw:path>
        <draw:path draw:style-name="gr34" draw:text-style-name="P35" draw:layer="layout" svg:width="1.113cm" svg:height="1.709cm" draw:transform="rotate (-0.610865238198016) translate (3.548853376193cm 9.20855250310752cm)" svg:viewBox="0 0 1114 1710" svg:d="M648 1569c30-9 59-22 86-39 27-18 53-39 78-63s47-52 69-83c42-63 76-136 100-218 24-83 37-174 37-269 0-40-6-84-16-127-12-43-27-85-45-128-37-86-87-172-141-248-53-78-109-147-158-204-24-28-46-52-66-73-9-10-17-19-25-27-4-4-7-7-11-10-3 3-6 6-9 10l-27 27c-18 21-40 45-64 73-49 57-105 126-159 204-53 76-104 162-141 248-19 43-34 86-44 129-11 43-16 86-16 126 0 95 13 186 37 269 23 82 57 155 100 218 20 31 44 59 68 83s51 45 79 63c27 17 56 30 85 39 30 9 60 13 91 13 32 0 63-4 92-13zM637 0c14 14 30 32 47 52 23 24 47 52 72 83 52 61 108 136 161 217 54 82 102 172 137 264 37 93 60 188 60 281 0 112-16 218-44 315s-68 184-118 258c-25 37-53 70-82 100-30 29-62 55-95 76-33 20-68 36-105 47-37 12-74 17-114 17-38 0-76-5-112-17-37-11-72-27-106-47-33-21-65-47-94-76-30-30-58-63-83-100-49-74-90-161-118-258s-43-203-43-315c0-93 22-189 59-281 35-93 85-182 138-265 53-82 110-156 161-218 26-31 50-59 72-83 17-20 33-35 46-50z">
          <text:p/>
        </draw:path>
        <draw:path draw:style-name="gr34" draw:text-style-name="P35" draw:layer="layout" svg:width="1.113cm" svg:height="1.709cm" draw:transform="rotate (0.610865238198015) translate (3.47761124646906cm 9.84851665320259cm)" svg:viewBox="0 0 1114 1710" svg:d="M466 1569c-30-9-59-22-86-39-27-18-53-39-78-63s-47-52-69-83c-42-63-76-137-100-219-24-83-37-173-37-268 0-40 6-84 16-127 12-43 27-85 45-128 37-86 87-172 141-248 53-78 109-147 158-204 24-28 46-52 66-73 9-10 17-19 25-27 4-4 7-7 11-10 3 3 6 6 9 10l27 27c18 21 40 45 64 73 49 57 105 126 159 204 53 76 104 162 141 248 19 43 34 86 44 129 11 43 16 86 16 126 0 95-13 186-37 269-23 82-57 155-100 218-20 31-44 59-68 83s-51 45-79 63c-27 17-56 30-85 39-30 9-60 13-91 13-32 0-63-4-92-13zM477 0c-14 14-30 32-47 52-23 23-47 52-72 83-52 61-108 136-161 217-54 82-102 172-137 264-37 93-60 188-60 281 0 112 16 218 44 315s68 184 118 258c25 37 53 70 82 100 30 29 62 55 95 76 33 20 68 36 105 47 37 12 74 17 114 17 38 0 76-5 112-17 37-11 72-27 106-47 33-21 65-47 94-76 30-30 58-63 83-100 49-74 90-161 118-258s43-203 43-315c0-93-22-189-59-281-35-93-85-182-138-265-53-82-110-156-161-218-26-31-50-59-72-83-17-20-33-35-46-50z">
          <text:p/>
        </draw:path>
        <draw:custom-shape draw:style-name="gr46" draw:text-style-name="P43" draw:layer="layout" svg:width="0.45cm" svg:height="0.15cm" svg:x="7.791cm" svg:y="6.35cm">
          <text:p/>
          <draw:enhanced-geometry svg:viewBox="0 0 21600 21600" draw:mirror-vertical="true" draw:type="rectangle" draw:enhanced-path="M 0 0 L 21600 0 21600 21600 0 21600 0 0 Z N"/>
        </draw:custom-shape>
        <draw:custom-shape draw:style-name="gr47" draw:text-style-name="P44" draw:layer="layout" svg:width="0.22cm" svg:height="0.22cm" draw:transform="rotate (-2.93215314335047) translate (7.142cm 5.6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44" draw:layer="layout" svg:width="0.22cm" svg:height="0.221cm" draw:transform="rotate (-2.93215314335047) translate (9.245cm 5.604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59" draw:text-style-name="P35" draw:layer="layout" svg:width="0.044cm" svg:height="0.604cm" svg:x="8.037cm" svg:y="5.589cm" svg:viewBox="0 0 45 605" svg:d="M33 521c7-75 14-163 12-258 1-86-6-177-22-263-16 86-23 176-23 262-1 95 5 183 13 258 3 31 6 59 10 85 3-25 7-53 10-84z">
          <text:p/>
        </draw:path>
        <draw:path draw:style-name="gr44" draw:text-style-name="P35" draw:layer="layout" svg:width="1.878cm" svg:height="0.469cm" svg:x="7.12cm" svg:y="5.9cm" svg:viewBox="0 0 1879 470" svg:d="M712 306l58 23c1 0 1 0 2 0l57 15h1l56 8c1 0 1 0 2 0l54 1h1 1l53-5h1l51-10c1 0 1-1 2-1l26-8c6-1 12-3 18-4 73-19 159-43 248-76 87-32 178-73 257-123 40-24 77-50 110-80 17-15 33-30 47-46h122c-1 2-3 5-5 7-53 76-126 142-209 196-82 57-174 101-265 138s-180 65-257 87c-39 10-75 19-107 26-25 6-47 10-66 15l-29-21-32 22c-18-5-40-9-65-15-32-7-68-16-107-26-77-22-166-50-257-87s-183-81-265-138c-83-54-156-120-209-196-2-3-4-5-6-8h122c14 16 30 32 48 47 32 30 69 56 110 80 79 50 170 91 257 123 61 22 119 40 174 56z">
          <text:p/>
        </draw:path>
        <draw:custom-shape draw:style-name="gr46" draw:text-style-name="P43" draw:layer="layout" svg:width="0.45cm" svg:height="0.15cm" svg:x="7.05cm" svg:y="5.85cm">
          <text:p/>
          <draw:enhanced-geometry svg:viewBox="0 0 21600 21600" draw:mirror-vertical="true" draw:type="rectangle" draw:enhanced-path="M 0 0 L 21600 0 21600 21600 0 21600 0 0 Z N"/>
        </draw:custom-shape>
        <draw:custom-shape draw:style-name="gr46" draw:text-style-name="P43" draw:layer="layout" svg:width="0.45cm" svg:height="0.15cm" svg:x="7.791cm" svg:y="6.35cm">
          <text:p/>
          <draw:enhanced-geometry svg:viewBox="0 0 21600 21600" draw:mirror-vertical="true" draw:type="rectangle" draw:enhanced-path="M 0 0 L 21600 0 21600 21600 0 21600 0 0 Z N"/>
        </draw:custom-shape>
      </draw:page>
      <draw:page draw:name="page15" draw:style-name="dp1" draw:master-page-name="Default">
        <draw:path draw:style-name="gr61" draw:text-style-name="P35" draw:layer="layout" svg:width="1.113cm" svg:height="1.977cm" svg:x="3.413cm" svg:y="9.449cm" svg:viewBox="0 0 1114 1978" svg:d="M431 65c109 0 207 25 300 61 2 1 4 2 6 3 6 8 13 17 19 27 52 70 108 157 161 251 54 94 102 199 137 305 37 108 60 218 60 325 0 130-16 252-44 364-28 113-68 213-118 299-25 43-53 81-82 116-30 33-62 63-95 88-33 23-68 41-105 54-37 14-74 20-114 20-38 0-76-6-112-20-37-13-72-31-106-54-33-25-65-55-94-88-30-35-58-73-83-116-49-86-90-186-118-299-28-112-43-234-43-364 0-107 22-219 59-325 35-108 85-211 138-307 53-94 110-180 161-252 24-32 46-62 66-88 2 0 4 0 7 0zM446 37c11-13 21-26 30-37h161c14 16 30 37 47 60 7 8 14 17 22 27-81-29-167-48-260-50zM648 1814c30-10 59-25 86-45s53-45 78-73c25-27 47-60 69-96 42-72 76-157 100-252 24-96 37-201 37-311 0-46-6-96-16-146-12-49-27-99-45-149-37-99-87-199-141-287-53-90-109-170-158-236-24-32-46-60-66-84-9-12-17-22-25-31-4-5-7-9-11-12-3 3-6 7-9 12l-27 31c-18 24-40 52-64 84-49 66-105 146-159 236-53 88-104 188-141 287-19 50-34 100-44 149-11 50-16 100-16 146 0 110 13 215 37 311 23 95 57 180 100 252 20 36 44 69 68 96 24 28 51 53 79 73 27 20 56 35 85 45 30 11 60 16 91 16 32 0 63-5 92-16z">
          <text:p/>
        </draw:path>
        <draw:path draw:style-name="gr34" draw:text-style-name="P35" draw:layer="layout" svg:width="1.113cm" svg:height="1.709cm" draw:transform="rotate (-0.610865238198016) translate (3.548853376193cm 9.20855250310752cm)" svg:viewBox="0 0 1114 1710" svg:d="M648 1569c30-9 59-22 86-39 27-18 53-39 78-63s47-52 69-83c42-63 76-136 100-218 24-83 37-174 37-269 0-40-6-84-16-127-12-43-27-85-45-128-37-86-87-172-141-248-53-78-109-147-158-204-24-28-46-52-66-73-9-10-17-19-25-27-4-4-7-7-11-10-3 3-6 6-9 10l-27 27c-18 21-40 45-64 73-49 57-105 126-159 204-53 76-104 162-141 248-19 43-34 86-44 129-11 43-16 86-16 126 0 95 13 186 37 269 23 82 57 155 100 218 20 31 44 59 68 83s51 45 79 63c27 17 56 30 85 39 30 9 60 13 91 13 32 0 63-4 92-13zM637 0c14 14 30 32 47 52 23 24 47 52 72 83 52 61 108 136 161 217 54 82 102 172 137 264 37 93 60 188 60 281 0 112-16 218-44 315s-68 184-118 258c-25 37-53 70-82 100-30 29-62 55-95 76-33 20-68 36-105 47-37 12-74 17-114 17-38 0-76-5-112-17-37-11-72-27-106-47-33-21-65-47-94-76-30-30-58-63-83-100-49-74-90-161-118-258s-43-203-43-315c0-93 22-189 59-281 35-93 85-182 138-265 53-82 110-156 161-218 26-31 50-59 72-83 17-20 33-35 46-50z">
          <text:p/>
        </draw:path>
        <draw:path draw:style-name="gr34" draw:text-style-name="P35" draw:layer="layout" svg:width="1.113cm" svg:height="1.709cm" draw:transform="rotate (0.610865238198015) translate (3.47761124646906cm 9.84851665320259cm)" svg:viewBox="0 0 1114 1710" svg:d="M466 1569c-30-9-59-22-86-39-27-18-53-39-78-63s-47-52-69-83c-42-63-76-137-100-219-24-83-37-173-37-268 0-40 6-84 16-127 12-43 27-85 45-128 37-86 87-172 141-248 53-78 109-147 158-204 24-28 46-52 66-73 9-10 17-19 25-27 4-4 7-7 11-10 3 3 6 6 9 10l27 27c18 21 40 45 64 73 49 57 105 126 159 204 53 76 104 162 141 248 19 43 34 86 44 129 11 43 16 86 16 126 0 95-13 186-37 269-23 82-57 155-100 218-20 31-44 59-68 83s-51 45-79 63c-27 17-56 30-85 39-30 9-60 13-91 13-32 0-63-4-92-13zM477 0c-14 14-30 32-47 52-23 23-47 52-72 83-52 61-108 136-161 217-54 82-102 172-137 264-37 93-60 188-60 281 0 112 16 218 44 315s68 184 118 258c25 37 53 70 82 100 30 29 62 55 95 76 33 20 68 36 105 47 37 12 74 17 114 17 38 0 76-5 112-17 37-11 72-27 106-47 33-21 65-47 94-76 30-30 58-63 83-100 49-74 90-161 118-258s43-203 43-315c0-93-22-189-59-281-35-93-85-182-138-265-53-82-110-156-161-218-26-31-50-59-72-83-17-20-33-35-46-50z">
          <text:p/>
        </draw:path>
        <draw:custom-shape draw:style-name="gr47" draw:text-style-name="P44" draw:layer="layout" svg:width="0.22cm" svg:height="0.22cm" draw:transform="rotate (-2.93215314335047) translate (7.142cm 5.6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44" draw:layer="layout" svg:width="0.22cm" svg:height="0.221cm" draw:transform="rotate (-2.93215314335047) translate (9.245cm 5.604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olygon draw:style-name="gr70" draw:text-style-name="P35" draw:layer="layout" svg:width="0.002cm" svg:height="0.013cm" svg:x="8.156cm" svg:y="6.354cm" svg:viewBox="0 0 3 14" draw:points="3,14 0,0">
          <text:p/>
        </draw:polygon>
        <draw:polygon draw:style-name="gr70" draw:text-style-name="P35" draw:layer="layout" svg:width="0.002cm" svg:height="0.013cm" svg:x="7.961cm" svg:y="6.355cm" svg:viewBox="0 0 3 14" draw:points="0,14 3,0">
          <text:p/>
        </draw:polygon>
        <draw:polygon draw:style-name="gr70" draw:text-style-name="P35" draw:layer="layout" svg:width="0.007cm" svg:height="0.011cm" svg:x="7.327cm" svg:y="6.104cm" svg:viewBox="0 0 8 12" draw:points="0,12 8,0">
          <text:p/>
        </draw:polygon>
        <draw:polygon draw:style-name="gr70" draw:text-style-name="P35" draw:layer="layout" svg:width="0.007cm" svg:height="0.011cm" svg:x="8.785cm" svg:y="6.103cm" svg:viewBox="0 0 8 12" draw:points="8,12 0,0">
          <text:p/>
        </draw:polygon>
        <draw:path draw:style-name="gr70" draw:text-style-name="P35" draw:layer="layout" svg:width="0.899cm" svg:height="0.241cm" svg:x="7.6cm" svg:y="6.128cm" svg:viewBox="0 0 900 242" svg:d="M900 122c-84 33-165 58-237 78-39 10-75 20-107 27-25 6-47 9-66 14l-29-21-31 22c-19-5-41-8-66-14-32-7-68-17-107-27-77-22-166-49-257-86v-115c19 8 38 15 57 22 61 23 119 41 174 56 0 0 0 1 1 1l58 22c1 0 1 1 2 1l57 14c0 1 1 1 1 1l56 7c1 1 1 1 2 1l54 1h1 1l53-5c0 0 1 0 1-1l52-10h1l26-8c6-2 12-3 18-5 73-18 159-43 248-76 12-4 24-9 37-14z">
          <text:p/>
        </draw:path>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ato Light" svg:font-family="'Lato Light'" style:font-pitch="variable"/>
    <style:font-face style:name="Lato Light1" svg:font-family="'Lato Light'"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2" draw:display-name="Gradient 12" draw:style="axial" draw:start-color="#ff972f" draw:end-color="#ff972f" draw:start-intensity="100%" draw:end-intensity="100%" draw:angle="30deg" draw:border="0%">
      <loext:gradient-stop svg:offset="0" loext:color-type="rgb" loext:color-value="#ff972f"/>
      <loext:gradient-stop svg:offset="1" loext:color-type="rgb" loext:color-value="#ff972f"/>
    </draw:gradient>
    <draw:gradient draw:name="Gradient_20_14" draw:display-name="Gradient 14" draw:style="axial" draw:start-color="#ff972f" draw:end-color="#ff972f" draw:start-intensity="100%" draw:end-intensity="100%" draw:angle="180deg" draw:border="0%">
      <loext:gradient-stop svg:offset="0" loext:color-type="rgb" loext:color-value="#ff972f"/>
      <loext:gradient-stop svg:offset="1" loext:color-type="rgb" loext:color-value="#ff972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123" draw:display-name="Transparency 123" draw:style="linear" draw:start="20%" draw:end="0%" draw:angle="0deg" draw:border="65%">
      <loext:opacity-stop svg:offset="0" svg:stop-opacity="0.2"/>
      <loext:opacity-stop svg:offset="1" svg:stop-opacity="0"/>
    </draw:opacity>
    <draw:opacity draw:name="Transparency_20_17" draw:display-name="Transparency 17" draw:style="linear" draw:start="20%" draw:end="0%" draw:angle="90deg" draw:border="65%">
      <loext:opacity-stop svg:offset="0" svg:stop-opacity="0.2"/>
      <loext:opacity-stop svg:offset="1" svg:stop-opacity="0"/>
    </draw:opacity>
    <draw:marker draw:name="Arrow" svg:viewBox="0 0 20 30" svg:d="M10 0l-10 30h20z"/>
    <draw:marker draw:name="Arrowheads_20_2" draw:display-name="Arrowheads 2" svg:viewBox="0 0 20 20" svg:d="M0 20l10-20 10 20z"/>
    <draw:marker draw:name="Arrowheads_20_5" draw:display-name="Arrowheads 5" svg:viewBox="0 0 20 20" svg:d="M0 20l10-20 10 20z"/>
    <draw:marker draw:name="Arrowheads_20_6" draw:display-name="Arrowheads 6" svg:viewBox="0 0 20 13" svg:d="M0 13l10-13 10 13z"/>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4cm" fo:page-height="12.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7T16:29:04.476621386</meta:creation-date>
    <dc:date>2025-09-19T12:04:52.357181021</dc:date>
    <meta:editing-duration>PT1H13M57S</meta:editing-duration>
    <meta:editing-cycles>16</meta:editing-cycles>
    <meta:generator>LibreOffice/24.8.7.2$Linux_X86_64 LibreOffice_project/480$Build-2</meta:generator>
    <meta:print-date>2025-07-11T15:57:28.664310936</meta:print-date>
    <meta:printed-by>PDF files</meta:printed-by>
    <meta:document-statistic meta:object-count="503"/>
  </office:meta>
</office:document-meta>
</file>